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rbel" svg:font-family="Corbe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Activity" style:data-style-name="N0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4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Project_32_Headers" style:data-style-name="N0">
      <style:table-cell-properties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" style:family="table-cell" style:parent-style-name="Project_32_Headers" style:data-style-name="N0">
      <style:table-cell-properties style:vertical-align="automatic" style:repeat-content="false"/>
      <style:paragraph-properties fo:text-align="start" fo:margin-left="0cm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" style:family="table-cell" style:parent-style-name="Label" style:data-style-name="N0">
      <style:table-cell-properties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ce8" style:family="table-cell" style:parent-style-name="Percent_32_Complete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</style:style>
    <style:style style:name="ce9" style:family="table-cell" style:parent-style-name="Period_32_Highlight_32_Control" style:data-style-name="N0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Period_32_Highlight_32_Control" style:data-style-name="N0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start" fo:margin-left="0cm"/>
      <style:text-properties fo:color="#735773" style:font-name="Calibri" style:font-name-asian="Calibri" style:font-name-complex="Calibri" fo:font-size="14pt" style:font-size-asian="14pt" style:font-size-complex="14pt" fo:font-weight="normal" style:font-weight-asian="normal" style:font-weight-complex="normal"/>
    </style:style>
    <style:style style:name="ce11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FFFFFF" style:vertical-align="automatic" fo:background-color="#735773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FFFFFF" style:vertical-align="automatic" fo:background-color="#E9AB51" style:repeat-content="false"/>
      <style:paragraph-properties fo:text-align="center"/>
    </style:style>
    <style:style style:name="ce16" style:family="table-cell" style:parent-style-name="Activity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8" style:family="table-cell" style:parent-style-name="Percent_32_Complete" style:data-style-name="N13">
      <style:table-cell-properties style:vertical-align="middle" style:repeat-content="false"/>
      <style:paragraph-properties fo:text-align="center"/>
      <style:text-properties fo:color="#735773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0" style:family="table-cell" style:parent-style-name="Label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1" style:family="table-cell" style:parent-style-name="Heading_32_1" style:data-style-name="N0">
      <style:table-cell-properties style:vertical-align="automatic" style:repeat-content="false"/>
      <style:paragraph-properties fo:text-align="start" fo:margin-left="0cm"/>
      <style:text-properties fo:color="#735773" fo:font-size="42pt" style:font-size-asian="42pt" style:font-size-complex="42pt" fo:font-weight="bold" style:font-weight-asian="bold" style:font-weight-complex="bold"/>
    </style:style>
    <style:style style:name="ce22" style:family="table-cell" style:parent-style-name="Heading_32_1" style:data-style-name="N0">
      <style:table-cell-properties style:vertical-align="automatic" style:repeat-content="false"/>
      <style:paragraph-properties fo:text-align="start" fo:margin-left="0cm"/>
      <style:text-properties fo:color="#735773" fo:font-size="42pt" style:font-size-asian="42pt" style:font-size-complex="42pt" fo:font-weight="bold" style:font-weight-asian="bold" style:font-weight-complex="bold"/>
    </style:style>
    <style:style style:name="ce23" style:family="table-cell" style:parent-style-name="Activity" style:data-style-name="N0">
      <style:table-cell-properties style:vertical-align="automatic" style:repeat-content="false"/>
      <style:paragraph-properties fo:text-align="start" fo:margin-left="0cm"/>
      <style:text-properties fo:color="#FF0000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/>
    </style:style>
    <style:style style:name="ce25" style:family="table-cell" style:parent-style-name="Percent_32_Complete" style:data-style-name="N13">
      <style:table-cell-properties style:vertical-align="middle" style:repeat-content="false"/>
      <style:paragraph-properties fo:text-align="center"/>
      <style:text-properties fo:color="#FF0000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27" style:family="table-cell" style:parent-style-name="Default" style:data-style-name="N0">
      <style:text-properties fo:color="#FF0000"/>
    </style:style>
    <style:style style:name="T1" style:family="text" style:parent-style-name="Default">
      <style:text-properties fo:color="#404040" style:text-line-through-style="none" style:font-name="Corbel" style:font-name-asian="Corbel" style:font-name-complex="Corbe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40404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11.19187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0.582083333333333cm"/>
    </style:style>
    <style:style style:name="co9" style:family="table-column">
      <style:table-column-properties fo:break-before="auto" style:column-width="0.767291666666667cm" style:use-optimal-column-width="true"/>
    </style:style>
    <style:style style:name="co10" style:family="table-column">
      <style:table-column-properties fo:break-before="auto" style:column-width="0.767291666666667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5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8.95pt" style:use-optimal-row-height="false" fo:break-before="auto"/>
    </style:style>
    <style:style style:name="ro9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8" style:family="table-cell" style:parent-style-name="Activity" style:data-style-name="N0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  <style:map style:condition="of:is-true-formula(TRUE)" style:apply-style-name="cf9" style:base-cell-address="project.B82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TRUE)" style:apply-style-name="cf9" style:base-cell-address="project.B82"/>
    </style:style>
    <style:style style:name="ce30" style:family="table-cell" style:parent-style-name="Percent_32_Complete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  <style:map style:condition="of:is-true-formula(TRUE)" style:apply-style-name="cf9" style:base-cell-address="project.B82"/>
    </style:style>
    <style:style style:name="ce31" style:family="table-cell">
      <style:map style:condition="of:is-true-formula(TRUE)" style:apply-style-name="cf9" style:base-cell-address="project.B82"/>
    </style:style>
    <style:style style:name="ce32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K$8]=$$period_selected)" style:apply-style-name="cf10" style:base-cell-address="project.K8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$$PercentComplete)" style:apply-style-name="cf1" style:base-cell-address="project.K9"/>
      <style:map style:condition="of:is-true-formula($$PercentCompleteBeyond)" style:apply-style-name="cf2" style:base-cell-address="project.K9"/>
      <style:map style:condition="of:is-true-formula($$Actual)" style:apply-style-name="cf3" style:base-cell-address="project.K9"/>
      <style:map style:condition="of:is-true-formula($$ActualBeyond)" style:apply-style-name="cf4" style:base-cell-address="project.K9"/>
      <style:map style:condition="of:is-true-formula($$Plan)" style:apply-style-name="cf5" style:base-cell-address="project.K9"/>
      <style:map style:condition="of:is-true-formula([.K$8]=$$period_selected)" style:apply-style-name="cf6" style:base-cell-address="project.K9"/>
      <style:map style:condition="of:is-true-formula(MOD(COLUMN();2))" style:apply-style-name="cf7" style:base-cell-address="project.K9"/>
      <style:map style:condition="of:is-true-formula(MOD(COLUMN();2)=0)" style:apply-style-name="cf8" style:base-cell-address="project.K9"/>
    </style:style>
    <style:style style:name="ce34" style:family="table-cell">
      <style:map style:condition="of:is-true-formula($$PercentComplete)" style:apply-style-name="cf1" style:base-cell-address="project.K9"/>
      <style:map style:condition="of:is-true-formula($$PercentCompleteBeyond)" style:apply-style-name="cf2" style:base-cell-address="project.K9"/>
      <style:map style:condition="of:is-true-formula($$Actual)" style:apply-style-name="cf3" style:base-cell-address="project.K9"/>
      <style:map style:condition="of:is-true-formula($$ActualBeyond)" style:apply-style-name="cf4" style:base-cell-address="project.K9"/>
      <style:map style:condition="of:is-true-formula($$Plan)" style:apply-style-name="cf5" style:base-cell-address="project.K9"/>
      <style:map style:condition="of:is-true-formula([.K$8]=$$period_selected)" style:apply-style-name="cf6" style:base-cell-address="project.K9"/>
      <style:map style:condition="of:is-true-formula(MOD(COLUMN();2))" style:apply-style-name="cf7" style:base-cell-address="project.K9"/>
      <style:map style:condition="of:is-true-formula(MOD(COLUMN();2)=0)" style:apply-style-name="cf8" style:base-cell-address="project.K9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  <style:map style:condition="of:is-true-formula($$PercentComplete)" style:apply-style-name="cf1" style:base-cell-address="project.K9"/>
      <style:map style:condition="of:is-true-formula($$PercentCompleteBeyond)" style:apply-style-name="cf2" style:base-cell-address="project.K9"/>
      <style:map style:condition="of:is-true-formula($$Actual)" style:apply-style-name="cf3" style:base-cell-address="project.K9"/>
      <style:map style:condition="of:is-true-formula($$ActualBeyond)" style:apply-style-name="cf4" style:base-cell-address="project.K9"/>
      <style:map style:condition="of:is-true-formula($$Plan)" style:apply-style-name="cf5" style:base-cell-address="project.K9"/>
      <style:map style:condition="of:is-true-formula([.K$8]=$$period_selected)" style:apply-style-name="cf6" style:base-cell-address="project.K9"/>
      <style:map style:condition="of:is-true-formula(MOD(COLUMN();2))" style:apply-style-name="cf7" style:base-cell-address="project.K9"/>
      <style:map style:condition="of:is-true-formula(MOD(COLUMN();2)=0)" style:apply-style-name="cf8" style:base-cell-address="project.K9"/>
    </style:style>
    <style:style style:name="ce36" style:family="table-cell" style:parent-style-name="Default" style:data-style-name="N0">
      <style:text-properties fo:color="#FF0000"/>
      <style:map style:condition="of:is-true-formula($$PercentComplete)" style:apply-style-name="cf1" style:base-cell-address="project.K9"/>
      <style:map style:condition="of:is-true-formula($$PercentCompleteBeyond)" style:apply-style-name="cf2" style:base-cell-address="project.K9"/>
      <style:map style:condition="of:is-true-formula($$Actual)" style:apply-style-name="cf3" style:base-cell-address="project.K9"/>
      <style:map style:condition="of:is-true-formula($$ActualBeyond)" style:apply-style-name="cf4" style:base-cell-address="project.K9"/>
      <style:map style:condition="of:is-true-formula($$Plan)" style:apply-style-name="cf5" style:base-cell-address="project.K9"/>
      <style:map style:condition="of:is-true-formula([.K$8]=$$period_selected)" style:apply-style-name="cf6" style:base-cell-address="project.K9"/>
      <style:map style:condition="of:is-true-formula(MOD(COLUMN();2))" style:apply-style-name="cf7" style:base-cell-address="project.K9"/>
      <style:map style:condition="of:is-true-formula(MOD(COLUMN();2)=0)" style:apply-style-name="cf8" style:base-cell-address="project.K9"/>
    </style:style>
    <style:style style:name="ce37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BS$8]=$$period_selected)" style:apply-style-name="cf10" style:base-cell-address="project.BS8"/>
    </style:style>
    <style:style style:name="ce38" style:family="table-cell">
      <style:map style:condition="of:is-true-formula($$PercentComplete)" style:apply-style-name="cf1" style:base-cell-address="project.BS9"/>
      <style:map style:condition="of:is-true-formula($$PercentCompleteBeyond)" style:apply-style-name="cf2" style:base-cell-address="project.BS9"/>
      <style:map style:condition="of:is-true-formula($$Actual)" style:apply-style-name="cf3" style:base-cell-address="project.BS9"/>
      <style:map style:condition="of:is-true-formula($$ActualBeyond)" style:apply-style-name="cf4" style:base-cell-address="project.BS9"/>
      <style:map style:condition="of:is-true-formula($$Plan)" style:apply-style-name="cf5" style:base-cell-address="project.BS9"/>
      <style:map style:condition="of:is-true-formula([.BS$8]=$$period_selected)" style:apply-style-name="cf6" style:base-cell-address="project.BS9"/>
      <style:map style:condition="of:is-true-formula(MOD(COLUMN();2))" style:apply-style-name="cf7" style:base-cell-address="project.BS9"/>
      <style:map style:condition="of:is-true-formula(MOD(COLUMN();2)=0)" style:apply-style-name="cf8" style:base-cell-address="project.BS9"/>
    </style:style>
    <style:style style:name="ce39" style:family="table-cell" style:parent-style-name="Default" style:data-style-name="N0">
      <style:text-properties fo:color="#FF0000"/>
      <style:map style:condition="of:is-true-formula($$PercentComplete)" style:apply-style-name="cf1" style:base-cell-address="project.BS9"/>
      <style:map style:condition="of:is-true-formula($$PercentCompleteBeyond)" style:apply-style-name="cf2" style:base-cell-address="project.BS9"/>
      <style:map style:condition="of:is-true-formula($$Actual)" style:apply-style-name="cf3" style:base-cell-address="project.BS9"/>
      <style:map style:condition="of:is-true-formula($$ActualBeyond)" style:apply-style-name="cf4" style:base-cell-address="project.BS9"/>
      <style:map style:condition="of:is-true-formula($$Plan)" style:apply-style-name="cf5" style:base-cell-address="project.BS9"/>
      <style:map style:condition="of:is-true-formula([.BS$8]=$$period_selected)" style:apply-style-name="cf6" style:base-cell-address="project.BS9"/>
      <style:map style:condition="of:is-true-formula(MOD(COLUMN();2))" style:apply-style-name="cf7" style:base-cell-address="project.BS9"/>
      <style:map style:condition="of:is-true-formula(MOD(COLUMN();2)=0)" style:apply-style-name="cf8" style:base-cell-address="project.BS9"/>
    </style:style>
    <style:style style:name="ce40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BU$8]=$$period_selected)" style:apply-style-name="cf10" style:base-cell-address="project.BU8"/>
    </style:style>
    <style:style style:name="ce41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CC$8]=$$period_selected)" style:apply-style-name="cf10" style:base-cell-address="project.CC8"/>
    </style:style>
    <style:style style:name="ce42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CE$8]=$$period_selected)" style:apply-style-name="cf10" style:base-cell-address="project.CE8"/>
    </style:style>
    <style:style style:name="ce43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CG$8]=$$period_selected)" style:apply-style-name="cf10" style:base-cell-address="project.CG8"/>
    </style:style>
    <style:style style:name="ce44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CO$8]=$$period_selected)" style:apply-style-name="cf10" style:base-cell-address="project.CO8"/>
    </style:style>
    <style:style style:name="ce45" style:family="table-cell">
      <style:map style:condition="of:is-true-formula($$PercentComplete)" style:apply-style-name="cf1" style:base-cell-address="project.BU9"/>
      <style:map style:condition="of:is-true-formula($$PercentCompleteBeyond)" style:apply-style-name="cf2" style:base-cell-address="project.BU9"/>
      <style:map style:condition="of:is-true-formula($$Actual)" style:apply-style-name="cf3" style:base-cell-address="project.BU9"/>
      <style:map style:condition="of:is-true-formula($$ActualBeyond)" style:apply-style-name="cf4" style:base-cell-address="project.BU9"/>
      <style:map style:condition="of:is-true-formula($$Plan)" style:apply-style-name="cf5" style:base-cell-address="project.BU9"/>
      <style:map style:condition="of:is-true-formula([.BU$8]=$$period_selected)" style:apply-style-name="cf6" style:base-cell-address="project.BU9"/>
      <style:map style:condition="of:is-true-formula(MOD(COLUMN();2))" style:apply-style-name="cf7" style:base-cell-address="project.BU9"/>
      <style:map style:condition="of:is-true-formula(MOD(COLUMN();2)=0)" style:apply-style-name="cf8" style:base-cell-address="project.BU9"/>
    </style:style>
    <style:style style:name="ce46" style:family="table-cell" style:parent-style-name="Default" style:data-style-name="N0">
      <style:text-properties fo:color="#FF0000"/>
      <style:map style:condition="of:is-true-formula($$PercentComplete)" style:apply-style-name="cf1" style:base-cell-address="project.BU9"/>
      <style:map style:condition="of:is-true-formula($$PercentCompleteBeyond)" style:apply-style-name="cf2" style:base-cell-address="project.BU9"/>
      <style:map style:condition="of:is-true-formula($$Actual)" style:apply-style-name="cf3" style:base-cell-address="project.BU9"/>
      <style:map style:condition="of:is-true-formula($$ActualBeyond)" style:apply-style-name="cf4" style:base-cell-address="project.BU9"/>
      <style:map style:condition="of:is-true-formula($$Plan)" style:apply-style-name="cf5" style:base-cell-address="project.BU9"/>
      <style:map style:condition="of:is-true-formula([.BU$8]=$$period_selected)" style:apply-style-name="cf6" style:base-cell-address="project.BU9"/>
      <style:map style:condition="of:is-true-formula(MOD(COLUMN();2))" style:apply-style-name="cf7" style:base-cell-address="project.BU9"/>
      <style:map style:condition="of:is-true-formula(MOD(COLUMN();2)=0)" style:apply-style-name="cf8" style:base-cell-address="project.BU9"/>
    </style:style>
    <style:style style:name="ce47" style:family="table-cell">
      <style:map style:condition="of:is-true-formula($$PercentComplete)" style:apply-style-name="cf1" style:base-cell-address="project.CC9"/>
      <style:map style:condition="of:is-true-formula($$PercentCompleteBeyond)" style:apply-style-name="cf2" style:base-cell-address="project.CC9"/>
      <style:map style:condition="of:is-true-formula($$Actual)" style:apply-style-name="cf3" style:base-cell-address="project.CC9"/>
      <style:map style:condition="of:is-true-formula($$ActualBeyond)" style:apply-style-name="cf4" style:base-cell-address="project.CC9"/>
      <style:map style:condition="of:is-true-formula($$Plan)" style:apply-style-name="cf5" style:base-cell-address="project.CC9"/>
      <style:map style:condition="of:is-true-formula([.CC$8]=$$period_selected)" style:apply-style-name="cf6" style:base-cell-address="project.CC9"/>
      <style:map style:condition="of:is-true-formula(MOD(COLUMN();2))" style:apply-style-name="cf7" style:base-cell-address="project.CC9"/>
      <style:map style:condition="of:is-true-formula(MOD(COLUMN();2)=0)" style:apply-style-name="cf8" style:base-cell-address="project.CC9"/>
    </style:style>
    <style:style style:name="ce48" style:family="table-cell" style:parent-style-name="Default" style:data-style-name="N0">
      <style:text-properties fo:color="#FF0000"/>
      <style:map style:condition="of:is-true-formula($$PercentComplete)" style:apply-style-name="cf1" style:base-cell-address="project.CC9"/>
      <style:map style:condition="of:is-true-formula($$PercentCompleteBeyond)" style:apply-style-name="cf2" style:base-cell-address="project.CC9"/>
      <style:map style:condition="of:is-true-formula($$Actual)" style:apply-style-name="cf3" style:base-cell-address="project.CC9"/>
      <style:map style:condition="of:is-true-formula($$ActualBeyond)" style:apply-style-name="cf4" style:base-cell-address="project.CC9"/>
      <style:map style:condition="of:is-true-formula($$Plan)" style:apply-style-name="cf5" style:base-cell-address="project.CC9"/>
      <style:map style:condition="of:is-true-formula([.CC$8]=$$period_selected)" style:apply-style-name="cf6" style:base-cell-address="project.CC9"/>
      <style:map style:condition="of:is-true-formula(MOD(COLUMN();2))" style:apply-style-name="cf7" style:base-cell-address="project.CC9"/>
      <style:map style:condition="of:is-true-formula(MOD(COLUMN();2)=0)" style:apply-style-name="cf8" style:base-cell-address="project.CC9"/>
    </style:style>
    <style:style style:name="ce49" style:family="table-cell">
      <style:map style:condition="of:is-true-formula($$PercentComplete)" style:apply-style-name="cf1" style:base-cell-address="project.CE9"/>
      <style:map style:condition="of:is-true-formula($$PercentCompleteBeyond)" style:apply-style-name="cf2" style:base-cell-address="project.CE9"/>
      <style:map style:condition="of:is-true-formula($$Actual)" style:apply-style-name="cf3" style:base-cell-address="project.CE9"/>
      <style:map style:condition="of:is-true-formula($$ActualBeyond)" style:apply-style-name="cf4" style:base-cell-address="project.CE9"/>
      <style:map style:condition="of:is-true-formula($$Plan)" style:apply-style-name="cf5" style:base-cell-address="project.CE9"/>
      <style:map style:condition="of:is-true-formula([.CE$8]=$$period_selected)" style:apply-style-name="cf6" style:base-cell-address="project.CE9"/>
      <style:map style:condition="of:is-true-formula(MOD(COLUMN();2))" style:apply-style-name="cf7" style:base-cell-address="project.CE9"/>
      <style:map style:condition="of:is-true-formula(MOD(COLUMN();2)=0)" style:apply-style-name="cf8" style:base-cell-address="project.CE9"/>
    </style:style>
    <style:style style:name="ce50" style:family="table-cell" style:parent-style-name="Default" style:data-style-name="N0">
      <style:text-properties fo:color="#FF0000"/>
      <style:map style:condition="of:is-true-formula($$PercentComplete)" style:apply-style-name="cf1" style:base-cell-address="project.CE9"/>
      <style:map style:condition="of:is-true-formula($$PercentCompleteBeyond)" style:apply-style-name="cf2" style:base-cell-address="project.CE9"/>
      <style:map style:condition="of:is-true-formula($$Actual)" style:apply-style-name="cf3" style:base-cell-address="project.CE9"/>
      <style:map style:condition="of:is-true-formula($$ActualBeyond)" style:apply-style-name="cf4" style:base-cell-address="project.CE9"/>
      <style:map style:condition="of:is-true-formula($$Plan)" style:apply-style-name="cf5" style:base-cell-address="project.CE9"/>
      <style:map style:condition="of:is-true-formula([.CE$8]=$$period_selected)" style:apply-style-name="cf6" style:base-cell-address="project.CE9"/>
      <style:map style:condition="of:is-true-formula(MOD(COLUMN();2))" style:apply-style-name="cf7" style:base-cell-address="project.CE9"/>
      <style:map style:condition="of:is-true-formula(MOD(COLUMN();2)=0)" style:apply-style-name="cf8" style:base-cell-address="project.CE9"/>
    </style:style>
    <style:style style:name="ce51" style:family="table-cell">
      <style:map style:condition="of:is-true-formula($$PercentComplete)" style:apply-style-name="cf1" style:base-cell-address="project.CG9"/>
      <style:map style:condition="of:is-true-formula($$PercentCompleteBeyond)" style:apply-style-name="cf2" style:base-cell-address="project.CG9"/>
      <style:map style:condition="of:is-true-formula($$Actual)" style:apply-style-name="cf3" style:base-cell-address="project.CG9"/>
      <style:map style:condition="of:is-true-formula($$ActualBeyond)" style:apply-style-name="cf4" style:base-cell-address="project.CG9"/>
      <style:map style:condition="of:is-true-formula($$Plan)" style:apply-style-name="cf5" style:base-cell-address="project.CG9"/>
      <style:map style:condition="of:is-true-formula([.CG$8]=$$period_selected)" style:apply-style-name="cf6" style:base-cell-address="project.CG9"/>
      <style:map style:condition="of:is-true-formula(MOD(COLUMN();2))" style:apply-style-name="cf7" style:base-cell-address="project.CG9"/>
      <style:map style:condition="of:is-true-formula(MOD(COLUMN();2)=0)" style:apply-style-name="cf8" style:base-cell-address="project.CG9"/>
    </style:style>
    <style:style style:name="ce52" style:family="table-cell" style:parent-style-name="Default" style:data-style-name="N0">
      <style:text-properties fo:color="#FF0000"/>
      <style:map style:condition="of:is-true-formula($$PercentComplete)" style:apply-style-name="cf1" style:base-cell-address="project.CG9"/>
      <style:map style:condition="of:is-true-formula($$PercentCompleteBeyond)" style:apply-style-name="cf2" style:base-cell-address="project.CG9"/>
      <style:map style:condition="of:is-true-formula($$Actual)" style:apply-style-name="cf3" style:base-cell-address="project.CG9"/>
      <style:map style:condition="of:is-true-formula($$ActualBeyond)" style:apply-style-name="cf4" style:base-cell-address="project.CG9"/>
      <style:map style:condition="of:is-true-formula($$Plan)" style:apply-style-name="cf5" style:base-cell-address="project.CG9"/>
      <style:map style:condition="of:is-true-formula([.CG$8]=$$period_selected)" style:apply-style-name="cf6" style:base-cell-address="project.CG9"/>
      <style:map style:condition="of:is-true-formula(MOD(COLUMN();2))" style:apply-style-name="cf7" style:base-cell-address="project.CG9"/>
      <style:map style:condition="of:is-true-formula(MOD(COLUMN();2)=0)" style:apply-style-name="cf8" style:base-cell-address="project.CG9"/>
    </style:style>
    <style:style style:name="ce53" style:family="table-cell">
      <style:map style:condition="of:is-true-formula($$PercentComplete)" style:apply-style-name="cf1" style:base-cell-address="project.CO9"/>
      <style:map style:condition="of:is-true-formula($$PercentCompleteBeyond)" style:apply-style-name="cf2" style:base-cell-address="project.CO9"/>
      <style:map style:condition="of:is-true-formula($$Actual)" style:apply-style-name="cf3" style:base-cell-address="project.CO9"/>
      <style:map style:condition="of:is-true-formula($$ActualBeyond)" style:apply-style-name="cf4" style:base-cell-address="project.CO9"/>
      <style:map style:condition="of:is-true-formula($$Plan)" style:apply-style-name="cf5" style:base-cell-address="project.CO9"/>
      <style:map style:condition="of:is-true-formula([.CO$8]=$$period_selected)" style:apply-style-name="cf6" style:base-cell-address="project.CO9"/>
      <style:map style:condition="of:is-true-formula(MOD(COLUMN();2))" style:apply-style-name="cf7" style:base-cell-address="project.CO9"/>
      <style:map style:condition="of:is-true-formula(MOD(COLUMN();2)=0)" style:apply-style-name="cf8" style:base-cell-address="project.CO9"/>
    </style:style>
    <style:style style:name="ce54" style:family="table-cell" style:parent-style-name="Default" style:data-style-name="N0">
      <style:text-properties fo:color="#FF0000"/>
      <style:map style:condition="of:is-true-formula($$PercentComplete)" style:apply-style-name="cf1" style:base-cell-address="project.CO9"/>
      <style:map style:condition="of:is-true-formula($$PercentCompleteBeyond)" style:apply-style-name="cf2" style:base-cell-address="project.CO9"/>
      <style:map style:condition="of:is-true-formula($$Actual)" style:apply-style-name="cf3" style:base-cell-address="project.CO9"/>
      <style:map style:condition="of:is-true-formula($$ActualBeyond)" style:apply-style-name="cf4" style:base-cell-address="project.CO9"/>
      <style:map style:condition="of:is-true-formula($$Plan)" style:apply-style-name="cf5" style:base-cell-address="project.CO9"/>
      <style:map style:condition="of:is-true-formula([.CO$8]=$$period_selected)" style:apply-style-name="cf6" style:base-cell-address="project.CO9"/>
      <style:map style:condition="of:is-true-formula(MOD(COLUMN();2))" style:apply-style-name="cf7" style:base-cell-address="project.CO9"/>
      <style:map style:condition="of:is-true-formula(MOD(COLUMN();2)=0)" style:apply-style-name="cf8" style:base-cell-address="project.CO9"/>
    </style:style>
    <style:style style:name="ce55" style:family="table-cell">
      <style:map style:condition="of:is-true-formula($$PercentComplete)" style:apply-style-name="cf1" style:base-cell-address="project.CQ9"/>
      <style:map style:condition="of:is-true-formula($$PercentCompleteBeyond)" style:apply-style-name="cf2" style:base-cell-address="project.CQ9"/>
      <style:map style:condition="of:is-true-formula($$Actual)" style:apply-style-name="cf3" style:base-cell-address="project.CQ9"/>
      <style:map style:condition="of:is-true-formula($$ActualBeyond)" style:apply-style-name="cf4" style:base-cell-address="project.CQ9"/>
      <style:map style:condition="of:is-true-formula($$Plan)" style:apply-style-name="cf5" style:base-cell-address="project.CQ9"/>
      <style:map style:condition="of:is-true-formula([.CQ$8]=$$period_selected)" style:apply-style-name="cf6" style:base-cell-address="project.CQ9"/>
      <style:map style:condition="of:is-true-formula(MOD(COLUMN();2))" style:apply-style-name="cf7" style:base-cell-address="project.CQ9"/>
      <style:map style:condition="of:is-true-formula(MOD(COLUMN();2)=0)" style:apply-style-name="cf8" style:base-cell-address="project.CQ9"/>
    </style:style>
    <style:style style:name="ce56" style:family="table-cell" style:parent-style-name="Default" style:data-style-name="N0">
      <style:text-properties fo:color="#FF0000"/>
      <style:map style:condition="of:is-true-formula($$PercentComplete)" style:apply-style-name="cf1" style:base-cell-address="project.CQ9"/>
      <style:map style:condition="of:is-true-formula($$PercentCompleteBeyond)" style:apply-style-name="cf2" style:base-cell-address="project.CQ9"/>
      <style:map style:condition="of:is-true-formula($$Actual)" style:apply-style-name="cf3" style:base-cell-address="project.CQ9"/>
      <style:map style:condition="of:is-true-formula($$ActualBeyond)" style:apply-style-name="cf4" style:base-cell-address="project.CQ9"/>
      <style:map style:condition="of:is-true-formula($$Plan)" style:apply-style-name="cf5" style:base-cell-address="project.CQ9"/>
      <style:map style:condition="of:is-true-formula([.CQ$8]=$$period_selected)" style:apply-style-name="cf6" style:base-cell-address="project.CQ9"/>
      <style:map style:condition="of:is-true-formula(MOD(COLUMN();2))" style:apply-style-name="cf7" style:base-cell-address="project.CQ9"/>
      <style:map style:condition="of:is-true-formula(MOD(COLUMN();2)=0)" style:apply-style-name="cf8" style:base-cell-address="project.CQ9"/>
    </style:style>
    <style:style style:name="ce57" style:family="table-cell">
      <style:map style:condition="of:is-true-formula($$PercentComplete)" style:apply-style-name="cf1" style:base-cell-address="project.DH9"/>
      <style:map style:condition="of:is-true-formula($$PercentCompleteBeyond)" style:apply-style-name="cf2" style:base-cell-address="project.DH9"/>
      <style:map style:condition="of:is-true-formula($$Actual)" style:apply-style-name="cf3" style:base-cell-address="project.DH9"/>
      <style:map style:condition="of:is-true-formula($$ActualBeyond)" style:apply-style-name="cf4" style:base-cell-address="project.DH9"/>
      <style:map style:condition="of:is-true-formula($$Plan)" style:apply-style-name="cf5" style:base-cell-address="project.DH9"/>
      <style:map style:condition="of:is-true-formula([.DH$8]=$$period_selected)" style:apply-style-name="cf6" style:base-cell-address="project.DH9"/>
      <style:map style:condition="of:is-true-formula(MOD(COLUMN();2))" style:apply-style-name="cf7" style:base-cell-address="project.DH9"/>
      <style:map style:condition="of:is-true-formula(MOD(COLUMN();2)=0)" style:apply-style-name="cf8" style:base-cell-address="project.DH9"/>
    </style:style>
    <style:style style:name="ce58" style:family="table-cell" style:parent-style-name="Default" style:data-style-name="N0">
      <style:text-properties fo:color="#FF0000"/>
      <style:map style:condition="of:is-true-formula($$PercentComplete)" style:apply-style-name="cf1" style:base-cell-address="project.DH9"/>
      <style:map style:condition="of:is-true-formula($$PercentCompleteBeyond)" style:apply-style-name="cf2" style:base-cell-address="project.DH9"/>
      <style:map style:condition="of:is-true-formula($$Actual)" style:apply-style-name="cf3" style:base-cell-address="project.DH9"/>
      <style:map style:condition="of:is-true-formula($$ActualBeyond)" style:apply-style-name="cf4" style:base-cell-address="project.DH9"/>
      <style:map style:condition="of:is-true-formula($$Plan)" style:apply-style-name="cf5" style:base-cell-address="project.DH9"/>
      <style:map style:condition="of:is-true-formula([.DH$8]=$$period_selected)" style:apply-style-name="cf6" style:base-cell-address="project.DH9"/>
      <style:map style:condition="of:is-true-formula(MOD(COLUMN();2))" style:apply-style-name="cf7" style:base-cell-address="project.DH9"/>
      <style:map style:condition="of:is-true-formula(MOD(COLUMN();2)=0)" style:apply-style-name="cf8" style:base-cell-address="project.DH9"/>
    </style:style>
    <style:style style:name="ce59" style:family="table-cell">
      <style:map style:condition="of:is-true-formula($$PercentComplete)" style:apply-style-name="cf1" style:base-cell-address="project.DJ9"/>
      <style:map style:condition="of:is-true-formula($$PercentCompleteBeyond)" style:apply-style-name="cf2" style:base-cell-address="project.DJ9"/>
      <style:map style:condition="of:is-true-formula($$Actual)" style:apply-style-name="cf3" style:base-cell-address="project.DJ9"/>
      <style:map style:condition="of:is-true-formula($$ActualBeyond)" style:apply-style-name="cf4" style:base-cell-address="project.DJ9"/>
      <style:map style:condition="of:is-true-formula($$Plan)" style:apply-style-name="cf5" style:base-cell-address="project.DJ9"/>
      <style:map style:condition="of:is-true-formula([.DJ$8]=$$period_selected)" style:apply-style-name="cf6" style:base-cell-address="project.DJ9"/>
      <style:map style:condition="of:is-true-formula(MOD(COLUMN();2))" style:apply-style-name="cf7" style:base-cell-address="project.DJ9"/>
      <style:map style:condition="of:is-true-formula(MOD(COLUMN();2)=0)" style:apply-style-name="cf8" style:base-cell-address="project.DJ9"/>
    </style:style>
    <style:style style:name="ce60" style:family="table-cell" style:parent-style-name="Default" style:data-style-name="N0">
      <style:text-properties fo:color="#FF0000"/>
      <style:map style:condition="of:is-true-formula($$PercentComplete)" style:apply-style-name="cf1" style:base-cell-address="project.DJ9"/>
      <style:map style:condition="of:is-true-formula($$PercentCompleteBeyond)" style:apply-style-name="cf2" style:base-cell-address="project.DJ9"/>
      <style:map style:condition="of:is-true-formula($$Actual)" style:apply-style-name="cf3" style:base-cell-address="project.DJ9"/>
      <style:map style:condition="of:is-true-formula($$ActualBeyond)" style:apply-style-name="cf4" style:base-cell-address="project.DJ9"/>
      <style:map style:condition="of:is-true-formula($$Plan)" style:apply-style-name="cf5" style:base-cell-address="project.DJ9"/>
      <style:map style:condition="of:is-true-formula([.DJ$8]=$$period_selected)" style:apply-style-name="cf6" style:base-cell-address="project.DJ9"/>
      <style:map style:condition="of:is-true-formula(MOD(COLUMN();2))" style:apply-style-name="cf7" style:base-cell-address="project.DJ9"/>
      <style:map style:condition="of:is-true-formula(MOD(COLUMN();2)=0)" style:apply-style-name="cf8" style:base-cell-address="project.DJ9"/>
    </style:style>
    <style:style style:name="ce61" style:family="table-cell">
      <style:map style:condition="of:is-true-formula($$PercentComplete)" style:apply-style-name="cf1" style:base-cell-address="project.DR9"/>
      <style:map style:condition="of:is-true-formula($$PercentCompleteBeyond)" style:apply-style-name="cf2" style:base-cell-address="project.DR9"/>
      <style:map style:condition="of:is-true-formula($$Actual)" style:apply-style-name="cf3" style:base-cell-address="project.DR9"/>
      <style:map style:condition="of:is-true-formula($$ActualBeyond)" style:apply-style-name="cf4" style:base-cell-address="project.DR9"/>
      <style:map style:condition="of:is-true-formula($$Plan)" style:apply-style-name="cf5" style:base-cell-address="project.DR9"/>
      <style:map style:condition="of:is-true-formula([.DR$8]=$$period_selected)" style:apply-style-name="cf6" style:base-cell-address="project.DR9"/>
      <style:map style:condition="of:is-true-formula(MOD(COLUMN();2))" style:apply-style-name="cf7" style:base-cell-address="project.DR9"/>
      <style:map style:condition="of:is-true-formula(MOD(COLUMN();2)=0)" style:apply-style-name="cf8" style:base-cell-address="project.DR9"/>
    </style:style>
    <style:style style:name="ce62" style:family="table-cell" style:parent-style-name="Default" style:data-style-name="N0">
      <style:text-properties fo:color="#FF0000"/>
      <style:map style:condition="of:is-true-formula($$PercentComplete)" style:apply-style-name="cf1" style:base-cell-address="project.DR9"/>
      <style:map style:condition="of:is-true-formula($$PercentCompleteBeyond)" style:apply-style-name="cf2" style:base-cell-address="project.DR9"/>
      <style:map style:condition="of:is-true-formula($$Actual)" style:apply-style-name="cf3" style:base-cell-address="project.DR9"/>
      <style:map style:condition="of:is-true-formula($$ActualBeyond)" style:apply-style-name="cf4" style:base-cell-address="project.DR9"/>
      <style:map style:condition="of:is-true-formula($$Plan)" style:apply-style-name="cf5" style:base-cell-address="project.DR9"/>
      <style:map style:condition="of:is-true-formula([.DR$8]=$$period_selected)" style:apply-style-name="cf6" style:base-cell-address="project.DR9"/>
      <style:map style:condition="of:is-true-formula(MOD(COLUMN();2))" style:apply-style-name="cf7" style:base-cell-address="project.DR9"/>
      <style:map style:condition="of:is-true-formula(MOD(COLUMN();2)=0)" style:apply-style-name="cf8" style:base-cell-address="project.DR9"/>
    </style:style>
    <style:style style:name="ce63" style:family="table-cell">
      <style:map style:condition="of:is-true-formula($$PercentComplete)" style:apply-style-name="cf1" style:base-cell-address="project.DT9"/>
      <style:map style:condition="of:is-true-formula($$PercentCompleteBeyond)" style:apply-style-name="cf2" style:base-cell-address="project.DT9"/>
      <style:map style:condition="of:is-true-formula($$Actual)" style:apply-style-name="cf3" style:base-cell-address="project.DT9"/>
      <style:map style:condition="of:is-true-formula($$ActualBeyond)" style:apply-style-name="cf4" style:base-cell-address="project.DT9"/>
      <style:map style:condition="of:is-true-formula($$Plan)" style:apply-style-name="cf5" style:base-cell-address="project.DT9"/>
      <style:map style:condition="of:is-true-formula([.DT$8]=$$period_selected)" style:apply-style-name="cf6" style:base-cell-address="project.DT9"/>
      <style:map style:condition="of:is-true-formula(MOD(COLUMN();2))" style:apply-style-name="cf7" style:base-cell-address="project.DT9"/>
      <style:map style:condition="of:is-true-formula(MOD(COLUMN();2)=0)" style:apply-style-name="cf8" style:base-cell-address="project.DT9"/>
    </style:style>
    <style:style style:name="ce64" style:family="table-cell" style:parent-style-name="Default" style:data-style-name="N0">
      <style:text-properties fo:color="#FF0000"/>
      <style:map style:condition="of:is-true-formula($$PercentComplete)" style:apply-style-name="cf1" style:base-cell-address="project.DT9"/>
      <style:map style:condition="of:is-true-formula($$PercentCompleteBeyond)" style:apply-style-name="cf2" style:base-cell-address="project.DT9"/>
      <style:map style:condition="of:is-true-formula($$Actual)" style:apply-style-name="cf3" style:base-cell-address="project.DT9"/>
      <style:map style:condition="of:is-true-formula($$ActualBeyond)" style:apply-style-name="cf4" style:base-cell-address="project.DT9"/>
      <style:map style:condition="of:is-true-formula($$Plan)" style:apply-style-name="cf5" style:base-cell-address="project.DT9"/>
      <style:map style:condition="of:is-true-formula([.DT$8]=$$period_selected)" style:apply-style-name="cf6" style:base-cell-address="project.DT9"/>
      <style:map style:condition="of:is-true-formula(MOD(COLUMN();2))" style:apply-style-name="cf7" style:base-cell-address="project.DT9"/>
      <style:map style:condition="of:is-true-formula(MOD(COLUMN();2)=0)" style:apply-style-name="cf8" style:base-cell-address="project.DT9"/>
    </style:style>
    <style:style style:name="ce65" style:family="table-cell">
      <style:map style:condition="of:is-true-formula($$PercentComplete)" style:apply-style-name="cf1" style:base-cell-address="project.DV9"/>
      <style:map style:condition="of:is-true-formula($$PercentCompleteBeyond)" style:apply-style-name="cf2" style:base-cell-address="project.DV9"/>
      <style:map style:condition="of:is-true-formula($$Actual)" style:apply-style-name="cf3" style:base-cell-address="project.DV9"/>
      <style:map style:condition="of:is-true-formula($$ActualBeyond)" style:apply-style-name="cf4" style:base-cell-address="project.DV9"/>
      <style:map style:condition="of:is-true-formula($$Plan)" style:apply-style-name="cf5" style:base-cell-address="project.DV9"/>
      <style:map style:condition="of:is-true-formula([.DV$8]=$$period_selected)" style:apply-style-name="cf6" style:base-cell-address="project.DV9"/>
      <style:map style:condition="of:is-true-formula(MOD(COLUMN();2))" style:apply-style-name="cf7" style:base-cell-address="project.DV9"/>
      <style:map style:condition="of:is-true-formula(MOD(COLUMN();2)=0)" style:apply-style-name="cf8" style:base-cell-address="project.DV9"/>
    </style:style>
    <style:style style:name="ce66" style:family="table-cell" style:parent-style-name="Default" style:data-style-name="N0">
      <style:text-properties fo:color="#FF0000"/>
      <style:map style:condition="of:is-true-formula($$PercentComplete)" style:apply-style-name="cf1" style:base-cell-address="project.DV9"/>
      <style:map style:condition="of:is-true-formula($$PercentCompleteBeyond)" style:apply-style-name="cf2" style:base-cell-address="project.DV9"/>
      <style:map style:condition="of:is-true-formula($$Actual)" style:apply-style-name="cf3" style:base-cell-address="project.DV9"/>
      <style:map style:condition="of:is-true-formula($$ActualBeyond)" style:apply-style-name="cf4" style:base-cell-address="project.DV9"/>
      <style:map style:condition="of:is-true-formula($$Plan)" style:apply-style-name="cf5" style:base-cell-address="project.DV9"/>
      <style:map style:condition="of:is-true-formula([.DV$8]=$$period_selected)" style:apply-style-name="cf6" style:base-cell-address="project.DV9"/>
      <style:map style:condition="of:is-true-formula(MOD(COLUMN();2))" style:apply-style-name="cf7" style:base-cell-address="project.DV9"/>
      <style:map style:condition="of:is-true-formula(MOD(COLUMN();2)=0)" style:apply-style-name="cf8" style:base-cell-address="project.DV9"/>
    </style:style>
    <style:style style:name="ce67" style:family="table-cell">
      <style:map style:condition="of:is-true-formula($$PercentComplete)" style:apply-style-name="cf1" style:base-cell-address="project.ED9"/>
      <style:map style:condition="of:is-true-formula($$PercentCompleteBeyond)" style:apply-style-name="cf2" style:base-cell-address="project.ED9"/>
      <style:map style:condition="of:is-true-formula($$Actual)" style:apply-style-name="cf3" style:base-cell-address="project.ED9"/>
      <style:map style:condition="of:is-true-formula($$ActualBeyond)" style:apply-style-name="cf4" style:base-cell-address="project.ED9"/>
      <style:map style:condition="of:is-true-formula($$Plan)" style:apply-style-name="cf5" style:base-cell-address="project.ED9"/>
      <style:map style:condition="of:is-true-formula([.ED$8]=$$period_selected)" style:apply-style-name="cf6" style:base-cell-address="project.ED9"/>
      <style:map style:condition="of:is-true-formula(MOD(COLUMN();2))" style:apply-style-name="cf7" style:base-cell-address="project.ED9"/>
      <style:map style:condition="of:is-true-formula(MOD(COLUMN();2)=0)" style:apply-style-name="cf8" style:base-cell-address="project.ED9"/>
    </style:style>
    <style:style style:name="ce68" style:family="table-cell" style:parent-style-name="Default" style:data-style-name="N0">
      <style:text-properties fo:color="#FF0000"/>
      <style:map style:condition="of:is-true-formula($$PercentComplete)" style:apply-style-name="cf1" style:base-cell-address="project.ED9"/>
      <style:map style:condition="of:is-true-formula($$PercentCompleteBeyond)" style:apply-style-name="cf2" style:base-cell-address="project.ED9"/>
      <style:map style:condition="of:is-true-formula($$Actual)" style:apply-style-name="cf3" style:base-cell-address="project.ED9"/>
      <style:map style:condition="of:is-true-formula($$ActualBeyond)" style:apply-style-name="cf4" style:base-cell-address="project.ED9"/>
      <style:map style:condition="of:is-true-formula($$Plan)" style:apply-style-name="cf5" style:base-cell-address="project.ED9"/>
      <style:map style:condition="of:is-true-formula([.ED$8]=$$period_selected)" style:apply-style-name="cf6" style:base-cell-address="project.ED9"/>
      <style:map style:condition="of:is-true-formula(MOD(COLUMN();2))" style:apply-style-name="cf7" style:base-cell-address="project.ED9"/>
      <style:map style:condition="of:is-true-formula(MOD(COLUMN();2)=0)" style:apply-style-name="cf8" style:base-cell-address="project.ED9"/>
    </style:style>
    <style:style style:name="ce69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CQ$8]=$$period_selected)" style:apply-style-name="cf10" style:base-cell-address="project.CQ8"/>
    </style:style>
    <style:style style:name="ce70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DH$8]=$$period_selected)" style:apply-style-name="cf10" style:base-cell-address="project.DH8"/>
    </style:style>
    <style:style style:name="ce71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DJ$8]=$$period_selected)" style:apply-style-name="cf10" style:base-cell-address="project.DJ8"/>
    </style:style>
    <style:style style:name="ce72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DR$8]=$$period_selected)" style:apply-style-name="cf10" style:base-cell-address="project.DR8"/>
    </style:style>
    <style:style style:name="ce73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DT$8]=$$period_selected)" style:apply-style-name="cf10" style:base-cell-address="project.DT8"/>
    </style:style>
    <style:style style:name="ce74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DV$8]=$$period_selected)" style:apply-style-name="cf10" style:base-cell-address="project.DV8"/>
    </style:style>
    <style:style style:name="ce75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ED$8]=$$period_selected)" style:apply-style-name="cf10" style:base-cell-address="project.ED8"/>
    </style:style>
    <style:style style:name="ce76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  <style:map style:condition="of:is-true-formula([.EF$8]=$$period_selected)" style:apply-style-name="cf10" style:base-cell-address="project.EF8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$$PercentComplete)" style:apply-style-name="cf1" style:base-cell-address="project.EF9"/>
      <style:map style:condition="of:is-true-formula($$PercentCompleteBeyond)" style:apply-style-name="cf2" style:base-cell-address="project.EF9"/>
      <style:map style:condition="of:is-true-formula($$Actual)" style:apply-style-name="cf3" style:base-cell-address="project.EF9"/>
      <style:map style:condition="of:is-true-formula($$ActualBeyond)" style:apply-style-name="cf4" style:base-cell-address="project.EF9"/>
      <style:map style:condition="of:is-true-formula($$Plan)" style:apply-style-name="cf5" style:base-cell-address="project.EF9"/>
      <style:map style:condition="of:is-true-formula([.EF$8]=$$period_selected)" style:apply-style-name="cf6" style:base-cell-address="project.EF9"/>
      <style:map style:condition="of:is-true-formula(MOD(COLUMN();2))" style:apply-style-name="cf7" style:base-cell-address="project.EF9"/>
      <style:map style:condition="of:is-true-formula(MOD(COLUMN();2)=0)" style:apply-style-name="cf8" style:base-cell-address="project.EF9"/>
    </style:style>
    <style:style style:name="ce78" style:family="table-cell">
      <style:map style:condition="of:is-true-formula($$PercentComplete)" style:apply-style-name="cf1" style:base-cell-address="project.EF9"/>
      <style:map style:condition="of:is-true-formula($$PercentCompleteBeyond)" style:apply-style-name="cf2" style:base-cell-address="project.EF9"/>
      <style:map style:condition="of:is-true-formula($$Actual)" style:apply-style-name="cf3" style:base-cell-address="project.EF9"/>
      <style:map style:condition="of:is-true-formula($$ActualBeyond)" style:apply-style-name="cf4" style:base-cell-address="project.EF9"/>
      <style:map style:condition="of:is-true-formula($$Plan)" style:apply-style-name="cf5" style:base-cell-address="project.EF9"/>
      <style:map style:condition="of:is-true-formula([.EF$8]=$$period_selected)" style:apply-style-name="cf6" style:base-cell-address="project.EF9"/>
      <style:map style:condition="of:is-true-formula(MOD(COLUMN();2))" style:apply-style-name="cf7" style:base-cell-address="project.EF9"/>
      <style:map style:condition="of:is-true-formula(MOD(COLUMN();2)=0)" style:apply-style-name="cf8" style:base-cell-address="project.EF9"/>
    </style:style>
    <style:style style:name="ce7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  <style:map style:condition="of:is-true-formula($$PercentComplete)" style:apply-style-name="cf1" style:base-cell-address="project.EF9"/>
      <style:map style:condition="of:is-true-formula($$PercentCompleteBeyond)" style:apply-style-name="cf2" style:base-cell-address="project.EF9"/>
      <style:map style:condition="of:is-true-formula($$Actual)" style:apply-style-name="cf3" style:base-cell-address="project.EF9"/>
      <style:map style:condition="of:is-true-formula($$ActualBeyond)" style:apply-style-name="cf4" style:base-cell-address="project.EF9"/>
      <style:map style:condition="of:is-true-formula($$Plan)" style:apply-style-name="cf5" style:base-cell-address="project.EF9"/>
      <style:map style:condition="of:is-true-formula([.EF$8]=$$period_selected)" style:apply-style-name="cf6" style:base-cell-address="project.EF9"/>
      <style:map style:condition="of:is-true-formula(MOD(COLUMN();2))" style:apply-style-name="cf7" style:base-cell-address="project.EF9"/>
      <style:map style:condition="of:is-true-formula(MOD(COLUMN();2)=0)" style:apply-style-name="cf8" style:base-cell-address="project.EF9"/>
    </style:style>
    <style:style style:name="ce80" style:family="table-cell" style:parent-style-name="Default" style:data-style-name="N0">
      <style:text-properties fo:color="#FF0000"/>
      <style:map style:condition="of:is-true-formula($$PercentComplete)" style:apply-style-name="cf1" style:base-cell-address="project.EF9"/>
      <style:map style:condition="of:is-true-formula($$PercentCompleteBeyond)" style:apply-style-name="cf2" style:base-cell-address="project.EF9"/>
      <style:map style:condition="of:is-true-formula($$Actual)" style:apply-style-name="cf3" style:base-cell-address="project.EF9"/>
      <style:map style:condition="of:is-true-formula($$ActualBeyond)" style:apply-style-name="cf4" style:base-cell-address="project.EF9"/>
      <style:map style:condition="of:is-true-formula($$Plan)" style:apply-style-name="cf5" style:base-cell-address="project.EF9"/>
      <style:map style:condition="of:is-true-formula([.EF$8]=$$period_selected)" style:apply-style-name="cf6" style:base-cell-address="project.EF9"/>
      <style:map style:condition="of:is-true-formula(MOD(COLUMN();2))" style:apply-style-name="cf7" style:base-cell-address="project.EF9"/>
      <style:map style:condition="of:is-true-formula(MOD(COLUMN();2)=0)" style:apply-style-name="cf8" style:base-cell-address="project.EF9"/>
    </style:style>
    <style:style style:name="ce81" style:family="table-cell">
      <style:map style:condition="of:is-true-formula($$PercentComplete)" style:apply-style-name="cf1" style:base-cell-address="project.GL9"/>
      <style:map style:condition="of:is-true-formula($$PercentCompleteBeyond)" style:apply-style-name="cf2" style:base-cell-address="project.GL9"/>
      <style:map style:condition="of:is-true-formula($$Actual)" style:apply-style-name="cf3" style:base-cell-address="project.GL9"/>
      <style:map style:condition="of:is-true-formula($$ActualBeyond)" style:apply-style-name="cf4" style:base-cell-address="project.GL9"/>
      <style:map style:condition="of:is-true-formula($$Plan)" style:apply-style-name="cf5" style:base-cell-address="project.GL9"/>
      <style:map style:condition="of:is-true-formula([.GL$8]=$$period_selected)" style:apply-style-name="cf6" style:base-cell-address="project.GL9"/>
      <style:map style:condition="of:is-true-formula(MOD(COLUMN();2))" style:apply-style-name="cf7" style:base-cell-address="project.GL9"/>
      <style:map style:condition="of:is-true-formula(MOD(COLUMN();2)=0)" style:apply-style-name="cf8" style:base-cell-address="project.GL9"/>
    </style:style>
    <style:style style:name="ce82" style:family="table-cell" style:parent-style-name="Default" style:data-style-name="N0">
      <style:text-properties fo:color="#FF0000"/>
      <style:map style:condition="of:is-true-formula($$PercentComplete)" style:apply-style-name="cf1" style:base-cell-address="project.GL9"/>
      <style:map style:condition="of:is-true-formula($$PercentCompleteBeyond)" style:apply-style-name="cf2" style:base-cell-address="project.GL9"/>
      <style:map style:condition="of:is-true-formula($$Actual)" style:apply-style-name="cf3" style:base-cell-address="project.GL9"/>
      <style:map style:condition="of:is-true-formula($$ActualBeyond)" style:apply-style-name="cf4" style:base-cell-address="project.GL9"/>
      <style:map style:condition="of:is-true-formula($$Plan)" style:apply-style-name="cf5" style:base-cell-address="project.GL9"/>
      <style:map style:condition="of:is-true-formula([.GL$8]=$$period_selected)" style:apply-style-name="cf6" style:base-cell-address="project.GL9"/>
      <style:map style:condition="of:is-true-formula(MOD(COLUMN();2))" style:apply-style-name="cf7" style:base-cell-address="project.GL9"/>
      <style:map style:condition="of:is-true-formula(MOD(COLUMN();2)=0)" style:apply-style-name="cf8" style:base-cell-address="project.GL9"/>
    </style:style>
    <style:style style:name="ce83" style:family="table-cell">
      <style:map style:condition="of:is-true-formula($$PercentComplete)" style:apply-style-name="cf1" style:base-cell-address="project.GN9"/>
      <style:map style:condition="of:is-true-formula($$PercentCompleteBeyond)" style:apply-style-name="cf2" style:base-cell-address="project.GN9"/>
      <style:map style:condition="of:is-true-formula($$Actual)" style:apply-style-name="cf3" style:base-cell-address="project.GN9"/>
      <style:map style:condition="of:is-true-formula($$ActualBeyond)" style:apply-style-name="cf4" style:base-cell-address="project.GN9"/>
      <style:map style:condition="of:is-true-formula($$Plan)" style:apply-style-name="cf5" style:base-cell-address="project.GN9"/>
      <style:map style:condition="of:is-true-formula([.GN$8]=$$period_selected)" style:apply-style-name="cf6" style:base-cell-address="project.GN9"/>
      <style:map style:condition="of:is-true-formula(MOD(COLUMN();2))" style:apply-style-name="cf7" style:base-cell-address="project.GN9"/>
      <style:map style:condition="of:is-true-formula(MOD(COLUMN();2)=0)" style:apply-style-name="cf8" style:base-cell-address="project.GN9"/>
    </style:style>
    <style:style style:name="ce84" style:family="table-cell" style:parent-style-name="Default" style:data-style-name="N0">
      <style:text-properties fo:color="#FF0000"/>
      <style:map style:condition="of:is-true-formula($$PercentComplete)" style:apply-style-name="cf1" style:base-cell-address="project.GN9"/>
      <style:map style:condition="of:is-true-formula($$PercentCompleteBeyond)" style:apply-style-name="cf2" style:base-cell-address="project.GN9"/>
      <style:map style:condition="of:is-true-formula($$Actual)" style:apply-style-name="cf3" style:base-cell-address="project.GN9"/>
      <style:map style:condition="of:is-true-formula($$ActualBeyond)" style:apply-style-name="cf4" style:base-cell-address="project.GN9"/>
      <style:map style:condition="of:is-true-formula($$Plan)" style:apply-style-name="cf5" style:base-cell-address="project.GN9"/>
      <style:map style:condition="of:is-true-formula([.GN$8]=$$period_selected)" style:apply-style-name="cf6" style:base-cell-address="project.GN9"/>
      <style:map style:condition="of:is-true-formula(MOD(COLUMN();2))" style:apply-style-name="cf7" style:base-cell-address="project.GN9"/>
      <style:map style:condition="of:is-true-formula(MOD(COLUMN();2)=0)" style:apply-style-name="cf8" style:base-cell-address="project.GN9"/>
    </style:style>
    <style:style style:name="ce85" style:family="table-cell">
      <style:map style:condition="of:is-true-formula($$PercentComplete)" style:apply-style-name="cf1" style:base-cell-address="project.GV9"/>
      <style:map style:condition="of:is-true-formula($$PercentCompleteBeyond)" style:apply-style-name="cf2" style:base-cell-address="project.GV9"/>
      <style:map style:condition="of:is-true-formula($$Actual)" style:apply-style-name="cf3" style:base-cell-address="project.GV9"/>
      <style:map style:condition="of:is-true-formula($$ActualBeyond)" style:apply-style-name="cf4" style:base-cell-address="project.GV9"/>
      <style:map style:condition="of:is-true-formula($$Plan)" style:apply-style-name="cf5" style:base-cell-address="project.GV9"/>
      <style:map style:condition="of:is-true-formula([.GV$8]=$$period_selected)" style:apply-style-name="cf6" style:base-cell-address="project.GV9"/>
      <style:map style:condition="of:is-true-formula(MOD(COLUMN();2))" style:apply-style-name="cf7" style:base-cell-address="project.GV9"/>
      <style:map style:condition="of:is-true-formula(MOD(COLUMN();2)=0)" style:apply-style-name="cf8" style:base-cell-address="project.GV9"/>
    </style:style>
    <style:style style:name="ce86" style:family="table-cell" style:parent-style-name="Default" style:data-style-name="N0">
      <style:text-properties fo:color="#FF0000"/>
      <style:map style:condition="of:is-true-formula($$PercentComplete)" style:apply-style-name="cf1" style:base-cell-address="project.GV9"/>
      <style:map style:condition="of:is-true-formula($$PercentCompleteBeyond)" style:apply-style-name="cf2" style:base-cell-address="project.GV9"/>
      <style:map style:condition="of:is-true-formula($$Actual)" style:apply-style-name="cf3" style:base-cell-address="project.GV9"/>
      <style:map style:condition="of:is-true-formula($$ActualBeyond)" style:apply-style-name="cf4" style:base-cell-address="project.GV9"/>
      <style:map style:condition="of:is-true-formula($$Plan)" style:apply-style-name="cf5" style:base-cell-address="project.GV9"/>
      <style:map style:condition="of:is-true-formula([.GV$8]=$$period_selected)" style:apply-style-name="cf6" style:base-cell-address="project.GV9"/>
      <style:map style:condition="of:is-true-formula(MOD(COLUMN();2))" style:apply-style-name="cf7" style:base-cell-address="project.GV9"/>
      <style:map style:condition="of:is-true-formula(MOD(COLUMN();2)=0)" style:apply-style-name="cf8" style:base-cell-address="project.GV9"/>
    </style:style>
    <style:style style:name="ce87" style:family="table-cell">
      <style:map style:condition="of:is-true-formula($$PercentComplete)" style:apply-style-name="cf1" style:base-cell-address="project.GX9"/>
      <style:map style:condition="of:is-true-formula($$PercentCompleteBeyond)" style:apply-style-name="cf2" style:base-cell-address="project.GX9"/>
      <style:map style:condition="of:is-true-formula($$Actual)" style:apply-style-name="cf3" style:base-cell-address="project.GX9"/>
      <style:map style:condition="of:is-true-formula($$ActualBeyond)" style:apply-style-name="cf4" style:base-cell-address="project.GX9"/>
      <style:map style:condition="of:is-true-formula($$Plan)" style:apply-style-name="cf5" style:base-cell-address="project.GX9"/>
      <style:map style:condition="of:is-true-formula([.GX$8]=$$period_selected)" style:apply-style-name="cf6" style:base-cell-address="project.GX9"/>
      <style:map style:condition="of:is-true-formula(MOD(COLUMN();2))" style:apply-style-name="cf7" style:base-cell-address="project.GX9"/>
      <style:map style:condition="of:is-true-formula(MOD(COLUMN();2)=0)" style:apply-style-name="cf8" style:base-cell-address="project.GX9"/>
    </style:style>
    <style:style style:name="ce88" style:family="table-cell" style:parent-style-name="Default" style:data-style-name="N0">
      <style:text-properties fo:color="#FF0000"/>
      <style:map style:condition="of:is-true-formula($$PercentComplete)" style:apply-style-name="cf1" style:base-cell-address="project.GX9"/>
      <style:map style:condition="of:is-true-formula($$PercentCompleteBeyond)" style:apply-style-name="cf2" style:base-cell-address="project.GX9"/>
      <style:map style:condition="of:is-true-formula($$Actual)" style:apply-style-name="cf3" style:base-cell-address="project.GX9"/>
      <style:map style:condition="of:is-true-formula($$ActualBeyond)" style:apply-style-name="cf4" style:base-cell-address="project.GX9"/>
      <style:map style:condition="of:is-true-formula($$Plan)" style:apply-style-name="cf5" style:base-cell-address="project.GX9"/>
      <style:map style:condition="of:is-true-formula([.GX$8]=$$period_selected)" style:apply-style-name="cf6" style:base-cell-address="project.GX9"/>
      <style:map style:condition="of:is-true-formula(MOD(COLUMN();2))" style:apply-style-name="cf7" style:base-cell-address="project.GX9"/>
      <style:map style:condition="of:is-true-formula(MOD(COLUMN();2)=0)" style:apply-style-name="cf8" style:base-cell-address="project.GX9"/>
    </style:style>
    <style:style style:name="ce89" style:family="table-cell">
      <style:map style:condition="of:is-true-formula($$PercentComplete)" style:apply-style-name="cf1" style:base-cell-address="project.GZ9"/>
      <style:map style:condition="of:is-true-formula($$PercentCompleteBeyond)" style:apply-style-name="cf2" style:base-cell-address="project.GZ9"/>
      <style:map style:condition="of:is-true-formula($$Actual)" style:apply-style-name="cf3" style:base-cell-address="project.GZ9"/>
      <style:map style:condition="of:is-true-formula($$ActualBeyond)" style:apply-style-name="cf4" style:base-cell-address="project.GZ9"/>
      <style:map style:condition="of:is-true-formula($$Plan)" style:apply-style-name="cf5" style:base-cell-address="project.GZ9"/>
      <style:map style:condition="of:is-true-formula([.GZ$8]=$$period_selected)" style:apply-style-name="cf6" style:base-cell-address="project.GZ9"/>
      <style:map style:condition="of:is-true-formula(MOD(COLUMN();2))" style:apply-style-name="cf7" style:base-cell-address="project.GZ9"/>
      <style:map style:condition="of:is-true-formula(MOD(COLUMN();2)=0)" style:apply-style-name="cf8" style:base-cell-address="project.GZ9"/>
    </style:style>
    <style:style style:name="ce90" style:family="table-cell" style:parent-style-name="Default" style:data-style-name="N0">
      <style:text-properties fo:color="#FF0000"/>
      <style:map style:condition="of:is-true-formula($$PercentComplete)" style:apply-style-name="cf1" style:base-cell-address="project.GZ9"/>
      <style:map style:condition="of:is-true-formula($$PercentCompleteBeyond)" style:apply-style-name="cf2" style:base-cell-address="project.GZ9"/>
      <style:map style:condition="of:is-true-formula($$Actual)" style:apply-style-name="cf3" style:base-cell-address="project.GZ9"/>
      <style:map style:condition="of:is-true-formula($$ActualBeyond)" style:apply-style-name="cf4" style:base-cell-address="project.GZ9"/>
      <style:map style:condition="of:is-true-formula($$Plan)" style:apply-style-name="cf5" style:base-cell-address="project.GZ9"/>
      <style:map style:condition="of:is-true-formula([.GZ$8]=$$period_selected)" style:apply-style-name="cf6" style:base-cell-address="project.GZ9"/>
      <style:map style:condition="of:is-true-formula(MOD(COLUMN();2))" style:apply-style-name="cf7" style:base-cell-address="project.GZ9"/>
      <style:map style:condition="of:is-true-formula(MOD(COLUMN();2)=0)" style:apply-style-name="cf8" style:base-cell-address="project.GZ9"/>
    </style:style>
    <style:style style:name="ce91" style:family="table-cell">
      <style:map style:condition="of:is-true-formula($$PercentComplete)" style:apply-style-name="cf1" style:base-cell-address="project.HH9"/>
      <style:map style:condition="of:is-true-formula($$PercentCompleteBeyond)" style:apply-style-name="cf2" style:base-cell-address="project.HH9"/>
      <style:map style:condition="of:is-true-formula($$Actual)" style:apply-style-name="cf3" style:base-cell-address="project.HH9"/>
      <style:map style:condition="of:is-true-formula($$ActualBeyond)" style:apply-style-name="cf4" style:base-cell-address="project.HH9"/>
      <style:map style:condition="of:is-true-formula($$Plan)" style:apply-style-name="cf5" style:base-cell-address="project.HH9"/>
      <style:map style:condition="of:is-true-formula([.HH$8]=$$period_selected)" style:apply-style-name="cf6" style:base-cell-address="project.HH9"/>
      <style:map style:condition="of:is-true-formula(MOD(COLUMN();2))" style:apply-style-name="cf7" style:base-cell-address="project.HH9"/>
      <style:map style:condition="of:is-true-formula(MOD(COLUMN();2)=0)" style:apply-style-name="cf8" style:base-cell-address="project.HH9"/>
    </style:style>
    <style:style style:name="ce92" style:family="table-cell" style:parent-style-name="Default" style:data-style-name="N0">
      <style:text-properties fo:color="#FF0000"/>
      <style:map style:condition="of:is-true-formula($$PercentComplete)" style:apply-style-name="cf1" style:base-cell-address="project.HH9"/>
      <style:map style:condition="of:is-true-formula($$PercentCompleteBeyond)" style:apply-style-name="cf2" style:base-cell-address="project.HH9"/>
      <style:map style:condition="of:is-true-formula($$Actual)" style:apply-style-name="cf3" style:base-cell-address="project.HH9"/>
      <style:map style:condition="of:is-true-formula($$ActualBeyond)" style:apply-style-name="cf4" style:base-cell-address="project.HH9"/>
      <style:map style:condition="of:is-true-formula($$Plan)" style:apply-style-name="cf5" style:base-cell-address="project.HH9"/>
      <style:map style:condition="of:is-true-formula([.HH$8]=$$period_selected)" style:apply-style-name="cf6" style:base-cell-address="project.HH9"/>
      <style:map style:condition="of:is-true-formula(MOD(COLUMN();2))" style:apply-style-name="cf7" style:base-cell-address="project.HH9"/>
      <style:map style:condition="of:is-true-formula(MOD(COLUMN();2)=0)" style:apply-style-name="cf8" style:base-cell-address="project.HH9"/>
    </style:style>
    <style:style style:name="ce93" style:family="table-cell">
      <style:map style:condition="of:is-true-formula($$PercentComplete)" style:apply-style-name="cf1" style:base-cell-address="project.HJ9"/>
      <style:map style:condition="of:is-true-formula($$PercentCompleteBeyond)" style:apply-style-name="cf2" style:base-cell-address="project.HJ9"/>
      <style:map style:condition="of:is-true-formula($$Actual)" style:apply-style-name="cf3" style:base-cell-address="project.HJ9"/>
      <style:map style:condition="of:is-true-formula($$ActualBeyond)" style:apply-style-name="cf4" style:base-cell-address="project.HJ9"/>
      <style:map style:condition="of:is-true-formula($$Plan)" style:apply-style-name="cf5" style:base-cell-address="project.HJ9"/>
      <style:map style:condition="of:is-true-formula([.HJ$8]=$$period_selected)" style:apply-style-name="cf6" style:base-cell-address="project.HJ9"/>
      <style:map style:condition="of:is-true-formula(MOD(COLUMN();2))" style:apply-style-name="cf7" style:base-cell-address="project.HJ9"/>
      <style:map style:condition="of:is-true-formula(MOD(COLUMN();2)=0)" style:apply-style-name="cf8" style:base-cell-address="project.HJ9"/>
    </style:style>
    <style:style style:name="ce94" style:family="table-cell" style:parent-style-name="Default" style:data-style-name="N0">
      <style:text-properties fo:color="#FF0000"/>
      <style:map style:condition="of:is-true-formula($$PercentComplete)" style:apply-style-name="cf1" style:base-cell-address="project.HJ9"/>
      <style:map style:condition="of:is-true-formula($$PercentCompleteBeyond)" style:apply-style-name="cf2" style:base-cell-address="project.HJ9"/>
      <style:map style:condition="of:is-true-formula($$Actual)" style:apply-style-name="cf3" style:base-cell-address="project.HJ9"/>
      <style:map style:condition="of:is-true-formula($$ActualBeyond)" style:apply-style-name="cf4" style:base-cell-address="project.HJ9"/>
      <style:map style:condition="of:is-true-formula($$Plan)" style:apply-style-name="cf5" style:base-cell-address="project.HJ9"/>
      <style:map style:condition="of:is-true-formula([.HJ$8]=$$period_selected)" style:apply-style-name="cf6" style:base-cell-address="project.HJ9"/>
      <style:map style:condition="of:is-true-formula(MOD(COLUMN();2))" style:apply-style-name="cf7" style:base-cell-address="project.HJ9"/>
      <style:map style:condition="of:is-true-formula(MOD(COLUMN();2)=0)" style:apply-style-name="cf8" style:base-cell-address="project.HJ9"/>
    </style:style>
    <style:style style:name="ce95" style:family="table-cell">
      <style:map style:condition="of:is-true-formula($$PercentComplete)" style:apply-style-name="cf1" style:base-cell-address="project.IA9"/>
      <style:map style:condition="of:is-true-formula($$PercentCompleteBeyond)" style:apply-style-name="cf2" style:base-cell-address="project.IA9"/>
      <style:map style:condition="of:is-true-formula($$Actual)" style:apply-style-name="cf3" style:base-cell-address="project.IA9"/>
      <style:map style:condition="of:is-true-formula($$ActualBeyond)" style:apply-style-name="cf4" style:base-cell-address="project.IA9"/>
      <style:map style:condition="of:is-true-formula($$Plan)" style:apply-style-name="cf5" style:base-cell-address="project.IA9"/>
      <style:map style:condition="of:is-true-formula([.IA$8]=$$period_selected)" style:apply-style-name="cf6" style:base-cell-address="project.IA9"/>
      <style:map style:condition="of:is-true-formula(MOD(COLUMN();2))" style:apply-style-name="cf7" style:base-cell-address="project.IA9"/>
      <style:map style:condition="of:is-true-formula(MOD(COLUMN();2)=0)" style:apply-style-name="cf8" style:base-cell-address="project.IA9"/>
    </style:style>
    <style:style style:name="ce96" style:family="table-cell" style:parent-style-name="Default" style:data-style-name="N0">
      <style:text-properties fo:color="#FF0000"/>
      <style:map style:condition="of:is-true-formula($$PercentComplete)" style:apply-style-name="cf1" style:base-cell-address="project.IA9"/>
      <style:map style:condition="of:is-true-formula($$PercentCompleteBeyond)" style:apply-style-name="cf2" style:base-cell-address="project.IA9"/>
      <style:map style:condition="of:is-true-formula($$Actual)" style:apply-style-name="cf3" style:base-cell-address="project.IA9"/>
      <style:map style:condition="of:is-true-formula($$ActualBeyond)" style:apply-style-name="cf4" style:base-cell-address="project.IA9"/>
      <style:map style:condition="of:is-true-formula($$Plan)" style:apply-style-name="cf5" style:base-cell-address="project.IA9"/>
      <style:map style:condition="of:is-true-formula([.IA$8]=$$period_selected)" style:apply-style-name="cf6" style:base-cell-address="project.IA9"/>
      <style:map style:condition="of:is-true-formula(MOD(COLUMN();2))" style:apply-style-name="cf7" style:base-cell-address="project.IA9"/>
      <style:map style:condition="of:is-true-formula(MOD(COLUMN();2)=0)" style:apply-style-name="cf8" style:base-cell-address="project.IA9"/>
    </style:style>
    <style:style style:name="ce97" style:family="table-cell">
      <style:map style:condition="of:is-true-formula($$PercentComplete)" style:apply-style-name="cf1" style:base-cell-address="project.IC9"/>
      <style:map style:condition="of:is-true-formula($$PercentCompleteBeyond)" style:apply-style-name="cf2" style:base-cell-address="project.IC9"/>
      <style:map style:condition="of:is-true-formula($$Actual)" style:apply-style-name="cf3" style:base-cell-address="project.IC9"/>
      <style:map style:condition="of:is-true-formula($$ActualBeyond)" style:apply-style-name="cf4" style:base-cell-address="project.IC9"/>
      <style:map style:condition="of:is-true-formula($$Plan)" style:apply-style-name="cf5" style:base-cell-address="project.IC9"/>
      <style:map style:condition="of:is-true-formula([.IC$8]=$$period_selected)" style:apply-style-name="cf6" style:base-cell-address="project.IC9"/>
      <style:map style:condition="of:is-true-formula(MOD(COLUMN();2))" style:apply-style-name="cf7" style:base-cell-address="project.IC9"/>
      <style:map style:condition="of:is-true-formula(MOD(COLUMN();2)=0)" style:apply-style-name="cf8" style:base-cell-address="project.IC9"/>
    </style:style>
    <style:style style:name="ce98" style:family="table-cell" style:parent-style-name="Default" style:data-style-name="N0">
      <style:text-properties fo:color="#FF0000"/>
      <style:map style:condition="of:is-true-formula($$PercentComplete)" style:apply-style-name="cf1" style:base-cell-address="project.IC9"/>
      <style:map style:condition="of:is-true-formula($$PercentCompleteBeyond)" style:apply-style-name="cf2" style:base-cell-address="project.IC9"/>
      <style:map style:condition="of:is-true-formula($$Actual)" style:apply-style-name="cf3" style:base-cell-address="project.IC9"/>
      <style:map style:condition="of:is-true-formula($$ActualBeyond)" style:apply-style-name="cf4" style:base-cell-address="project.IC9"/>
      <style:map style:condition="of:is-true-formula($$Plan)" style:apply-style-name="cf5" style:base-cell-address="project.IC9"/>
      <style:map style:condition="of:is-true-formula([.IC$8]=$$period_selected)" style:apply-style-name="cf6" style:base-cell-address="project.IC9"/>
      <style:map style:condition="of:is-true-formula(MOD(COLUMN();2))" style:apply-style-name="cf7" style:base-cell-address="project.IC9"/>
      <style:map style:condition="of:is-true-formula(MOD(COLUMN();2)=0)" style:apply-style-name="cf8" style:base-cell-address="project.IC9"/>
    </style:style>
    <style:style style:name="ce99" style:family="table-cell">
      <style:map style:condition="of:is-true-formula($$PercentComplete)" style:apply-style-name="cf1" style:base-cell-address="project.IK9"/>
      <style:map style:condition="of:is-true-formula($$PercentCompleteBeyond)" style:apply-style-name="cf2" style:base-cell-address="project.IK9"/>
      <style:map style:condition="of:is-true-formula($$Actual)" style:apply-style-name="cf3" style:base-cell-address="project.IK9"/>
      <style:map style:condition="of:is-true-formula($$ActualBeyond)" style:apply-style-name="cf4" style:base-cell-address="project.IK9"/>
      <style:map style:condition="of:is-true-formula($$Plan)" style:apply-style-name="cf5" style:base-cell-address="project.IK9"/>
      <style:map style:condition="of:is-true-formula([.IK$8]=$$period_selected)" style:apply-style-name="cf6" style:base-cell-address="project.IK9"/>
      <style:map style:condition="of:is-true-formula(MOD(COLUMN();2))" style:apply-style-name="cf7" style:base-cell-address="project.IK9"/>
      <style:map style:condition="of:is-true-formula(MOD(COLUMN();2)=0)" style:apply-style-name="cf8" style:base-cell-address="project.IK9"/>
    </style:style>
    <style:style style:name="ce100" style:family="table-cell" style:parent-style-name="Default" style:data-style-name="N0">
      <style:text-properties fo:color="#FF0000"/>
      <style:map style:condition="of:is-true-formula($$PercentComplete)" style:apply-style-name="cf1" style:base-cell-address="project.IK9"/>
      <style:map style:condition="of:is-true-formula($$PercentCompleteBeyond)" style:apply-style-name="cf2" style:base-cell-address="project.IK9"/>
      <style:map style:condition="of:is-true-formula($$Actual)" style:apply-style-name="cf3" style:base-cell-address="project.IK9"/>
      <style:map style:condition="of:is-true-formula($$ActualBeyond)" style:apply-style-name="cf4" style:base-cell-address="project.IK9"/>
      <style:map style:condition="of:is-true-formula($$Plan)" style:apply-style-name="cf5" style:base-cell-address="project.IK9"/>
      <style:map style:condition="of:is-true-formula([.IK$8]=$$period_selected)" style:apply-style-name="cf6" style:base-cell-address="project.IK9"/>
      <style:map style:condition="of:is-true-formula(MOD(COLUMN();2))" style:apply-style-name="cf7" style:base-cell-address="project.IK9"/>
      <style:map style:condition="of:is-true-formula(MOD(COLUMN();2)=0)" style:apply-style-name="cf8" style:base-cell-address="project.IK9"/>
    </style:style>
    <style:style style:name="ce101" style:family="table-cell">
      <style:map style:condition="of:is-true-formula($$PercentComplete)" style:apply-style-name="cf1" style:base-cell-address="project.IM9"/>
      <style:map style:condition="of:is-true-formula($$PercentCompleteBeyond)" style:apply-style-name="cf2" style:base-cell-address="project.IM9"/>
      <style:map style:condition="of:is-true-formula($$Actual)" style:apply-style-name="cf3" style:base-cell-address="project.IM9"/>
      <style:map style:condition="of:is-true-formula($$ActualBeyond)" style:apply-style-name="cf4" style:base-cell-address="project.IM9"/>
      <style:map style:condition="of:is-true-formula($$Plan)" style:apply-style-name="cf5" style:base-cell-address="project.IM9"/>
      <style:map style:condition="of:is-true-formula([.IM$8]=$$period_selected)" style:apply-style-name="cf6" style:base-cell-address="project.IM9"/>
      <style:map style:condition="of:is-true-formula(MOD(COLUMN();2))" style:apply-style-name="cf7" style:base-cell-address="project.IM9"/>
      <style:map style:condition="of:is-true-formula(MOD(COLUMN();2)=0)" style:apply-style-name="cf8" style:base-cell-address="project.IM9"/>
    </style:style>
    <style:style style:name="ce102" style:family="table-cell" style:parent-style-name="Default" style:data-style-name="N0">
      <style:text-properties fo:color="#FF0000"/>
      <style:map style:condition="of:is-true-formula($$PercentComplete)" style:apply-style-name="cf1" style:base-cell-address="project.IM9"/>
      <style:map style:condition="of:is-true-formula($$PercentCompleteBeyond)" style:apply-style-name="cf2" style:base-cell-address="project.IM9"/>
      <style:map style:condition="of:is-true-formula($$Actual)" style:apply-style-name="cf3" style:base-cell-address="project.IM9"/>
      <style:map style:condition="of:is-true-formula($$ActualBeyond)" style:apply-style-name="cf4" style:base-cell-address="project.IM9"/>
      <style:map style:condition="of:is-true-formula($$Plan)" style:apply-style-name="cf5" style:base-cell-address="project.IM9"/>
      <style:map style:condition="of:is-true-formula([.IM$8]=$$period_selected)" style:apply-style-name="cf6" style:base-cell-address="project.IM9"/>
      <style:map style:condition="of:is-true-formula(MOD(COLUMN();2))" style:apply-style-name="cf7" style:base-cell-address="project.IM9"/>
      <style:map style:condition="of:is-true-formula(MOD(COLUMN();2)=0)" style:apply-style-name="cf8" style:base-cell-address="project.IM9"/>
    </style:style>
    <style:style style:name="ce103" style:family="table-cell">
      <style:map style:condition="of:is-true-formula($$PercentComplete)" style:apply-style-name="cf1" style:base-cell-address="project.IO9"/>
      <style:map style:condition="of:is-true-formula($$PercentCompleteBeyond)" style:apply-style-name="cf2" style:base-cell-address="project.IO9"/>
      <style:map style:condition="of:is-true-formula($$Actual)" style:apply-style-name="cf3" style:base-cell-address="project.IO9"/>
      <style:map style:condition="of:is-true-formula($$ActualBeyond)" style:apply-style-name="cf4" style:base-cell-address="project.IO9"/>
      <style:map style:condition="of:is-true-formula($$Plan)" style:apply-style-name="cf5" style:base-cell-address="project.IO9"/>
      <style:map style:condition="of:is-true-formula([.IO$8]=$$period_selected)" style:apply-style-name="cf6" style:base-cell-address="project.IO9"/>
      <style:map style:condition="of:is-true-formula(MOD(COLUMN();2))" style:apply-style-name="cf7" style:base-cell-address="project.IO9"/>
      <style:map style:condition="of:is-true-formula(MOD(COLUMN();2)=0)" style:apply-style-name="cf8" style:base-cell-address="project.IO9"/>
    </style:style>
    <style:style style:name="ce104" style:family="table-cell" style:parent-style-name="Default" style:data-style-name="N0">
      <style:text-properties fo:color="#FF0000"/>
      <style:map style:condition="of:is-true-formula($$PercentComplete)" style:apply-style-name="cf1" style:base-cell-address="project.IO9"/>
      <style:map style:condition="of:is-true-formula($$PercentCompleteBeyond)" style:apply-style-name="cf2" style:base-cell-address="project.IO9"/>
      <style:map style:condition="of:is-true-formula($$Actual)" style:apply-style-name="cf3" style:base-cell-address="project.IO9"/>
      <style:map style:condition="of:is-true-formula($$ActualBeyond)" style:apply-style-name="cf4" style:base-cell-address="project.IO9"/>
      <style:map style:condition="of:is-true-formula($$Plan)" style:apply-style-name="cf5" style:base-cell-address="project.IO9"/>
      <style:map style:condition="of:is-true-formula([.IO$8]=$$period_selected)" style:apply-style-name="cf6" style:base-cell-address="project.IO9"/>
      <style:map style:condition="of:is-true-formula(MOD(COLUMN();2))" style:apply-style-name="cf7" style:base-cell-address="project.IO9"/>
      <style:map style:condition="of:is-true-formula(MOD(COLUMN();2)=0)" style:apply-style-name="cf8" style:base-cell-address="project.IO9"/>
    </style:style>
    <style:style style:name="ce105" style:family="table-cell">
      <style:map style:condition="of:is-true-formula($$PercentComplete)" style:apply-style-name="cf1" style:base-cell-address="project.IW9"/>
      <style:map style:condition="of:is-true-formula($$PercentCompleteBeyond)" style:apply-style-name="cf2" style:base-cell-address="project.IW9"/>
      <style:map style:condition="of:is-true-formula($$Actual)" style:apply-style-name="cf3" style:base-cell-address="project.IW9"/>
      <style:map style:condition="of:is-true-formula($$ActualBeyond)" style:apply-style-name="cf4" style:base-cell-address="project.IW9"/>
      <style:map style:condition="of:is-true-formula($$Plan)" style:apply-style-name="cf5" style:base-cell-address="project.IW9"/>
      <style:map style:condition="of:is-true-formula([.IW$8]=$$period_selected)" style:apply-style-name="cf6" style:base-cell-address="project.IW9"/>
      <style:map style:condition="of:is-true-formula(MOD(COLUMN();2))" style:apply-style-name="cf7" style:base-cell-address="project.IW9"/>
      <style:map style:condition="of:is-true-formula(MOD(COLUMN();2)=0)" style:apply-style-name="cf8" style:base-cell-address="project.IW9"/>
    </style:style>
    <style:style style:name="ce106" style:family="table-cell" style:parent-style-name="Default" style:data-style-name="N0">
      <style:text-properties fo:color="#FF0000"/>
      <style:map style:condition="of:is-true-formula($$PercentComplete)" style:apply-style-name="cf1" style:base-cell-address="project.IW9"/>
      <style:map style:condition="of:is-true-formula($$PercentCompleteBeyond)" style:apply-style-name="cf2" style:base-cell-address="project.IW9"/>
      <style:map style:condition="of:is-true-formula($$Actual)" style:apply-style-name="cf3" style:base-cell-address="project.IW9"/>
      <style:map style:condition="of:is-true-formula($$ActualBeyond)" style:apply-style-name="cf4" style:base-cell-address="project.IW9"/>
      <style:map style:condition="of:is-true-formula($$Plan)" style:apply-style-name="cf5" style:base-cell-address="project.IW9"/>
      <style:map style:condition="of:is-true-formula([.IW$8]=$$period_selected)" style:apply-style-name="cf6" style:base-cell-address="project.IW9"/>
      <style:map style:condition="of:is-true-formula(MOD(COLUMN();2))" style:apply-style-name="cf7" style:base-cell-address="project.IW9"/>
      <style:map style:condition="of:is-true-formula(MOD(COLUMN();2)=0)" style:apply-style-name="cf8" style:base-cell-address="project.IW9"/>
    </style:style>
    <style:style style:name="ce10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$$PercentComplete)" style:apply-style-name="cf1" style:base-cell-address="project.IY9"/>
      <style:map style:condition="of:is-true-formula($$PercentCompleteBeyond)" style:apply-style-name="cf2" style:base-cell-address="project.IY9"/>
      <style:map style:condition="of:is-true-formula($$Actual)" style:apply-style-name="cf3" style:base-cell-address="project.IY9"/>
      <style:map style:condition="of:is-true-formula($$ActualBeyond)" style:apply-style-name="cf4" style:base-cell-address="project.IY9"/>
      <style:map style:condition="of:is-true-formula($$Plan)" style:apply-style-name="cf5" style:base-cell-address="project.IY9"/>
      <style:map style:condition="of:is-true-formula([.IY$8]=$$period_selected)" style:apply-style-name="cf6" style:base-cell-address="project.IY9"/>
      <style:map style:condition="of:is-true-formula(MOD(COLUMN();2))" style:apply-style-name="cf7" style:base-cell-address="project.IY9"/>
      <style:map style:condition="of:is-true-formula(MOD(COLUMN();2)=0)" style:apply-style-name="cf8" style:base-cell-address="project.IY9"/>
    </style:style>
    <style:style style:name="ce108" style:family="table-cell">
      <style:map style:condition="of:is-true-formula($$PercentComplete)" style:apply-style-name="cf1" style:base-cell-address="project.IY9"/>
      <style:map style:condition="of:is-true-formula($$PercentCompleteBeyond)" style:apply-style-name="cf2" style:base-cell-address="project.IY9"/>
      <style:map style:condition="of:is-true-formula($$Actual)" style:apply-style-name="cf3" style:base-cell-address="project.IY9"/>
      <style:map style:condition="of:is-true-formula($$ActualBeyond)" style:apply-style-name="cf4" style:base-cell-address="project.IY9"/>
      <style:map style:condition="of:is-true-formula($$Plan)" style:apply-style-name="cf5" style:base-cell-address="project.IY9"/>
      <style:map style:condition="of:is-true-formula([.IY$8]=$$period_selected)" style:apply-style-name="cf6" style:base-cell-address="project.IY9"/>
      <style:map style:condition="of:is-true-formula(MOD(COLUMN();2))" style:apply-style-name="cf7" style:base-cell-address="project.IY9"/>
      <style:map style:condition="of:is-true-formula(MOD(COLUMN();2)=0)" style:apply-style-name="cf8" style:base-cell-address="project.IY9"/>
    </style:style>
    <style:style style:name="ce10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  <style:map style:condition="of:is-true-formula($$PercentComplete)" style:apply-style-name="cf1" style:base-cell-address="project.IY9"/>
      <style:map style:condition="of:is-true-formula($$PercentCompleteBeyond)" style:apply-style-name="cf2" style:base-cell-address="project.IY9"/>
      <style:map style:condition="of:is-true-formula($$Actual)" style:apply-style-name="cf3" style:base-cell-address="project.IY9"/>
      <style:map style:condition="of:is-true-formula($$ActualBeyond)" style:apply-style-name="cf4" style:base-cell-address="project.IY9"/>
      <style:map style:condition="of:is-true-formula($$Plan)" style:apply-style-name="cf5" style:base-cell-address="project.IY9"/>
      <style:map style:condition="of:is-true-formula([.IY$8]=$$period_selected)" style:apply-style-name="cf6" style:base-cell-address="project.IY9"/>
      <style:map style:condition="of:is-true-formula(MOD(COLUMN();2))" style:apply-style-name="cf7" style:base-cell-address="project.IY9"/>
      <style:map style:condition="of:is-true-formula(MOD(COLUMN();2)=0)" style:apply-style-name="cf8" style:base-cell-address="project.IY9"/>
    </style:style>
    <style:style style:name="ce110" style:family="table-cell" style:parent-style-name="Default" style:data-style-name="N0">
      <style:text-properties fo:color="#FF0000"/>
      <style:map style:condition="of:is-true-formula($$PercentComplete)" style:apply-style-name="cf1" style:base-cell-address="project.IY9"/>
      <style:map style:condition="of:is-true-formula($$PercentCompleteBeyond)" style:apply-style-name="cf2" style:base-cell-address="project.IY9"/>
      <style:map style:condition="of:is-true-formula($$Actual)" style:apply-style-name="cf3" style:base-cell-address="project.IY9"/>
      <style:map style:condition="of:is-true-formula($$ActualBeyond)" style:apply-style-name="cf4" style:base-cell-address="project.IY9"/>
      <style:map style:condition="of:is-true-formula($$Plan)" style:apply-style-name="cf5" style:base-cell-address="project.IY9"/>
      <style:map style:condition="of:is-true-formula([.IY$8]=$$period_selected)" style:apply-style-name="cf6" style:base-cell-address="project.IY9"/>
      <style:map style:condition="of:is-true-formula(MOD(COLUMN();2))" style:apply-style-name="cf7" style:base-cell-address="project.IY9"/>
      <style:map style:condition="of:is-true-formula(MOD(COLUMN();2)=0)" style:apply-style-name="cf8" style:base-cell-address="project.IY9"/>
    </style:style>
    <style:style style:name="ce111" style:family="table-cell">
      <style:map style:condition="of:is-true-formula($$PercentComplete)" style:apply-style-name="cf1" style:base-cell-address="project.LE9"/>
      <style:map style:condition="of:is-true-formula($$PercentCompleteBeyond)" style:apply-style-name="cf2" style:base-cell-address="project.LE9"/>
      <style:map style:condition="of:is-true-formula($$Actual)" style:apply-style-name="cf3" style:base-cell-address="project.LE9"/>
      <style:map style:condition="of:is-true-formula($$ActualBeyond)" style:apply-style-name="cf4" style:base-cell-address="project.LE9"/>
      <style:map style:condition="of:is-true-formula($$Plan)" style:apply-style-name="cf5" style:base-cell-address="project.LE9"/>
      <style:map style:condition="of:is-true-formula([.LE$8]=$$period_selected)" style:apply-style-name="cf6" style:base-cell-address="project.LE9"/>
      <style:map style:condition="of:is-true-formula(MOD(COLUMN();2))" style:apply-style-name="cf7" style:base-cell-address="project.LE9"/>
      <style:map style:condition="of:is-true-formula(MOD(COLUMN();2)=0)" style:apply-style-name="cf8" style:base-cell-address="project.LE9"/>
    </style:style>
    <style:style style:name="ce112" style:family="table-cell" style:parent-style-name="Default" style:data-style-name="N0">
      <style:text-properties fo:color="#FF0000"/>
      <style:map style:condition="of:is-true-formula($$PercentComplete)" style:apply-style-name="cf1" style:base-cell-address="project.LE9"/>
      <style:map style:condition="of:is-true-formula($$PercentCompleteBeyond)" style:apply-style-name="cf2" style:base-cell-address="project.LE9"/>
      <style:map style:condition="of:is-true-formula($$Actual)" style:apply-style-name="cf3" style:base-cell-address="project.LE9"/>
      <style:map style:condition="of:is-true-formula($$ActualBeyond)" style:apply-style-name="cf4" style:base-cell-address="project.LE9"/>
      <style:map style:condition="of:is-true-formula($$Plan)" style:apply-style-name="cf5" style:base-cell-address="project.LE9"/>
      <style:map style:condition="of:is-true-formula([.LE$8]=$$period_selected)" style:apply-style-name="cf6" style:base-cell-address="project.LE9"/>
      <style:map style:condition="of:is-true-formula(MOD(COLUMN();2))" style:apply-style-name="cf7" style:base-cell-address="project.LE9"/>
      <style:map style:condition="of:is-true-formula(MOD(COLUMN();2)=0)" style:apply-style-name="cf8" style:base-cell-address="project.LE9"/>
    </style:style>
    <style:style style:name="ce113" style:family="table-cell">
      <style:map style:condition="of:is-true-formula($$PercentComplete)" style:apply-style-name="cf1" style:base-cell-address="project.LG9"/>
      <style:map style:condition="of:is-true-formula($$PercentCompleteBeyond)" style:apply-style-name="cf2" style:base-cell-address="project.LG9"/>
      <style:map style:condition="of:is-true-formula($$Actual)" style:apply-style-name="cf3" style:base-cell-address="project.LG9"/>
      <style:map style:condition="of:is-true-formula($$ActualBeyond)" style:apply-style-name="cf4" style:base-cell-address="project.LG9"/>
      <style:map style:condition="of:is-true-formula($$Plan)" style:apply-style-name="cf5" style:base-cell-address="project.LG9"/>
      <style:map style:condition="of:is-true-formula([.LG$8]=$$period_selected)" style:apply-style-name="cf6" style:base-cell-address="project.LG9"/>
      <style:map style:condition="of:is-true-formula(MOD(COLUMN();2))" style:apply-style-name="cf7" style:base-cell-address="project.LG9"/>
      <style:map style:condition="of:is-true-formula(MOD(COLUMN();2)=0)" style:apply-style-name="cf8" style:base-cell-address="project.LG9"/>
    </style:style>
    <style:style style:name="ce114" style:family="table-cell" style:parent-style-name="Default" style:data-style-name="N0">
      <style:text-properties fo:color="#FF0000"/>
      <style:map style:condition="of:is-true-formula($$PercentComplete)" style:apply-style-name="cf1" style:base-cell-address="project.LG9"/>
      <style:map style:condition="of:is-true-formula($$PercentCompleteBeyond)" style:apply-style-name="cf2" style:base-cell-address="project.LG9"/>
      <style:map style:condition="of:is-true-formula($$Actual)" style:apply-style-name="cf3" style:base-cell-address="project.LG9"/>
      <style:map style:condition="of:is-true-formula($$ActualBeyond)" style:apply-style-name="cf4" style:base-cell-address="project.LG9"/>
      <style:map style:condition="of:is-true-formula($$Plan)" style:apply-style-name="cf5" style:base-cell-address="project.LG9"/>
      <style:map style:condition="of:is-true-formula([.LG$8]=$$period_selected)" style:apply-style-name="cf6" style:base-cell-address="project.LG9"/>
      <style:map style:condition="of:is-true-formula(MOD(COLUMN();2))" style:apply-style-name="cf7" style:base-cell-address="project.LG9"/>
      <style:map style:condition="of:is-true-formula(MOD(COLUMN();2)=0)" style:apply-style-name="cf8" style:base-cell-address="project.LG9"/>
    </style:style>
    <style:style style:name="ce115" style:family="table-cell">
      <style:map style:condition="of:is-true-formula($$PercentComplete)" style:apply-style-name="cf1" style:base-cell-address="project.LO9"/>
      <style:map style:condition="of:is-true-formula($$PercentCompleteBeyond)" style:apply-style-name="cf2" style:base-cell-address="project.LO9"/>
      <style:map style:condition="of:is-true-formula($$Actual)" style:apply-style-name="cf3" style:base-cell-address="project.LO9"/>
      <style:map style:condition="of:is-true-formula($$ActualBeyond)" style:apply-style-name="cf4" style:base-cell-address="project.LO9"/>
      <style:map style:condition="of:is-true-formula($$Plan)" style:apply-style-name="cf5" style:base-cell-address="project.LO9"/>
      <style:map style:condition="of:is-true-formula([.LO$8]=$$period_selected)" style:apply-style-name="cf6" style:base-cell-address="project.LO9"/>
      <style:map style:condition="of:is-true-formula(MOD(COLUMN();2))" style:apply-style-name="cf7" style:base-cell-address="project.LO9"/>
      <style:map style:condition="of:is-true-formula(MOD(COLUMN();2)=0)" style:apply-style-name="cf8" style:base-cell-address="project.LO9"/>
    </style:style>
    <style:style style:name="ce116" style:family="table-cell" style:parent-style-name="Default" style:data-style-name="N0">
      <style:text-properties fo:color="#FF0000"/>
      <style:map style:condition="of:is-true-formula($$PercentComplete)" style:apply-style-name="cf1" style:base-cell-address="project.LO9"/>
      <style:map style:condition="of:is-true-formula($$PercentCompleteBeyond)" style:apply-style-name="cf2" style:base-cell-address="project.LO9"/>
      <style:map style:condition="of:is-true-formula($$Actual)" style:apply-style-name="cf3" style:base-cell-address="project.LO9"/>
      <style:map style:condition="of:is-true-formula($$ActualBeyond)" style:apply-style-name="cf4" style:base-cell-address="project.LO9"/>
      <style:map style:condition="of:is-true-formula($$Plan)" style:apply-style-name="cf5" style:base-cell-address="project.LO9"/>
      <style:map style:condition="of:is-true-formula([.LO$8]=$$period_selected)" style:apply-style-name="cf6" style:base-cell-address="project.LO9"/>
      <style:map style:condition="of:is-true-formula(MOD(COLUMN();2))" style:apply-style-name="cf7" style:base-cell-address="project.LO9"/>
      <style:map style:condition="of:is-true-formula(MOD(COLUMN();2)=0)" style:apply-style-name="cf8" style:base-cell-address="project.LO9"/>
    </style:style>
    <style:style style:name="ce117" style:family="table-cell">
      <style:map style:condition="of:is-true-formula($$PercentComplete)" style:apply-style-name="cf1" style:base-cell-address="project.LQ9"/>
      <style:map style:condition="of:is-true-formula($$PercentCompleteBeyond)" style:apply-style-name="cf2" style:base-cell-address="project.LQ9"/>
      <style:map style:condition="of:is-true-formula($$Actual)" style:apply-style-name="cf3" style:base-cell-address="project.LQ9"/>
      <style:map style:condition="of:is-true-formula($$ActualBeyond)" style:apply-style-name="cf4" style:base-cell-address="project.LQ9"/>
      <style:map style:condition="of:is-true-formula($$Plan)" style:apply-style-name="cf5" style:base-cell-address="project.LQ9"/>
      <style:map style:condition="of:is-true-formula([.LQ$8]=$$period_selected)" style:apply-style-name="cf6" style:base-cell-address="project.LQ9"/>
      <style:map style:condition="of:is-true-formula(MOD(COLUMN();2))" style:apply-style-name="cf7" style:base-cell-address="project.LQ9"/>
      <style:map style:condition="of:is-true-formula(MOD(COLUMN();2)=0)" style:apply-style-name="cf8" style:base-cell-address="project.LQ9"/>
    </style:style>
    <style:style style:name="ce118" style:family="table-cell" style:parent-style-name="Default" style:data-style-name="N0">
      <style:text-properties fo:color="#FF0000"/>
      <style:map style:condition="of:is-true-formula($$PercentComplete)" style:apply-style-name="cf1" style:base-cell-address="project.LQ9"/>
      <style:map style:condition="of:is-true-formula($$PercentCompleteBeyond)" style:apply-style-name="cf2" style:base-cell-address="project.LQ9"/>
      <style:map style:condition="of:is-true-formula($$Actual)" style:apply-style-name="cf3" style:base-cell-address="project.LQ9"/>
      <style:map style:condition="of:is-true-formula($$ActualBeyond)" style:apply-style-name="cf4" style:base-cell-address="project.LQ9"/>
      <style:map style:condition="of:is-true-formula($$Plan)" style:apply-style-name="cf5" style:base-cell-address="project.LQ9"/>
      <style:map style:condition="of:is-true-formula([.LQ$8]=$$period_selected)" style:apply-style-name="cf6" style:base-cell-address="project.LQ9"/>
      <style:map style:condition="of:is-true-formula(MOD(COLUMN();2))" style:apply-style-name="cf7" style:base-cell-address="project.LQ9"/>
      <style:map style:condition="of:is-true-formula(MOD(COLUMN();2)=0)" style:apply-style-name="cf8" style:base-cell-address="project.LQ9"/>
    </style:style>
    <style:style style:name="ce119" style:family="table-cell">
      <style:map style:condition="of:is-true-formula($$PercentComplete)" style:apply-style-name="cf1" style:base-cell-address="project.LS9"/>
      <style:map style:condition="of:is-true-formula($$PercentCompleteBeyond)" style:apply-style-name="cf2" style:base-cell-address="project.LS9"/>
      <style:map style:condition="of:is-true-formula($$Actual)" style:apply-style-name="cf3" style:base-cell-address="project.LS9"/>
      <style:map style:condition="of:is-true-formula($$ActualBeyond)" style:apply-style-name="cf4" style:base-cell-address="project.LS9"/>
      <style:map style:condition="of:is-true-formula($$Plan)" style:apply-style-name="cf5" style:base-cell-address="project.LS9"/>
      <style:map style:condition="of:is-true-formula([.LS$8]=$$period_selected)" style:apply-style-name="cf6" style:base-cell-address="project.LS9"/>
      <style:map style:condition="of:is-true-formula(MOD(COLUMN();2))" style:apply-style-name="cf7" style:base-cell-address="project.LS9"/>
      <style:map style:condition="of:is-true-formula(MOD(COLUMN();2)=0)" style:apply-style-name="cf8" style:base-cell-address="project.LS9"/>
    </style:style>
    <style:style style:name="ce120" style:family="table-cell" style:parent-style-name="Default" style:data-style-name="N0">
      <style:text-properties fo:color="#FF0000"/>
      <style:map style:condition="of:is-true-formula($$PercentComplete)" style:apply-style-name="cf1" style:base-cell-address="project.LS9"/>
      <style:map style:condition="of:is-true-formula($$PercentCompleteBeyond)" style:apply-style-name="cf2" style:base-cell-address="project.LS9"/>
      <style:map style:condition="of:is-true-formula($$Actual)" style:apply-style-name="cf3" style:base-cell-address="project.LS9"/>
      <style:map style:condition="of:is-true-formula($$ActualBeyond)" style:apply-style-name="cf4" style:base-cell-address="project.LS9"/>
      <style:map style:condition="of:is-true-formula($$Plan)" style:apply-style-name="cf5" style:base-cell-address="project.LS9"/>
      <style:map style:condition="of:is-true-formula([.LS$8]=$$period_selected)" style:apply-style-name="cf6" style:base-cell-address="project.LS9"/>
      <style:map style:condition="of:is-true-formula(MOD(COLUMN();2))" style:apply-style-name="cf7" style:base-cell-address="project.LS9"/>
      <style:map style:condition="of:is-true-formula(MOD(COLUMN();2)=0)" style:apply-style-name="cf8" style:base-cell-address="project.LS9"/>
    </style:style>
    <style:style style:name="ce121" style:family="table-cell">
      <style:map style:condition="of:is-true-formula($$PercentComplete)" style:apply-style-name="cf1" style:base-cell-address="project.MA9"/>
      <style:map style:condition="of:is-true-formula($$PercentCompleteBeyond)" style:apply-style-name="cf2" style:base-cell-address="project.MA9"/>
      <style:map style:condition="of:is-true-formula($$Actual)" style:apply-style-name="cf3" style:base-cell-address="project.MA9"/>
      <style:map style:condition="of:is-true-formula($$ActualBeyond)" style:apply-style-name="cf4" style:base-cell-address="project.MA9"/>
      <style:map style:condition="of:is-true-formula($$Plan)" style:apply-style-name="cf5" style:base-cell-address="project.MA9"/>
      <style:map style:condition="of:is-true-formula([.MA$8]=$$period_selected)" style:apply-style-name="cf6" style:base-cell-address="project.MA9"/>
      <style:map style:condition="of:is-true-formula(MOD(COLUMN();2))" style:apply-style-name="cf7" style:base-cell-address="project.MA9"/>
      <style:map style:condition="of:is-true-formula(MOD(COLUMN();2)=0)" style:apply-style-name="cf8" style:base-cell-address="project.MA9"/>
    </style:style>
    <style:style style:name="ce122" style:family="table-cell" style:parent-style-name="Default" style:data-style-name="N0">
      <style:text-properties fo:color="#FF0000"/>
      <style:map style:condition="of:is-true-formula($$PercentComplete)" style:apply-style-name="cf1" style:base-cell-address="project.MA9"/>
      <style:map style:condition="of:is-true-formula($$PercentCompleteBeyond)" style:apply-style-name="cf2" style:base-cell-address="project.MA9"/>
      <style:map style:condition="of:is-true-formula($$Actual)" style:apply-style-name="cf3" style:base-cell-address="project.MA9"/>
      <style:map style:condition="of:is-true-formula($$ActualBeyond)" style:apply-style-name="cf4" style:base-cell-address="project.MA9"/>
      <style:map style:condition="of:is-true-formula($$Plan)" style:apply-style-name="cf5" style:base-cell-address="project.MA9"/>
      <style:map style:condition="of:is-true-formula([.MA$8]=$$period_selected)" style:apply-style-name="cf6" style:base-cell-address="project.MA9"/>
      <style:map style:condition="of:is-true-formula(MOD(COLUMN();2))" style:apply-style-name="cf7" style:base-cell-address="project.MA9"/>
      <style:map style:condition="of:is-true-formula(MOD(COLUMN();2)=0)" style:apply-style-name="cf8" style:base-cell-address="project.MA9"/>
    </style:style>
    <style:style style:name="ce123" style:family="table-cell">
      <style:map style:condition="of:is-true-formula($$PercentComplete)" style:apply-style-name="cf1" style:base-cell-address="project.MC9"/>
      <style:map style:condition="of:is-true-formula($$PercentCompleteBeyond)" style:apply-style-name="cf2" style:base-cell-address="project.MC9"/>
      <style:map style:condition="of:is-true-formula($$Actual)" style:apply-style-name="cf3" style:base-cell-address="project.MC9"/>
      <style:map style:condition="of:is-true-formula($$ActualBeyond)" style:apply-style-name="cf4" style:base-cell-address="project.MC9"/>
      <style:map style:condition="of:is-true-formula($$Plan)" style:apply-style-name="cf5" style:base-cell-address="project.MC9"/>
      <style:map style:condition="of:is-true-formula([.MC$8]=$$period_selected)" style:apply-style-name="cf6" style:base-cell-address="project.MC9"/>
      <style:map style:condition="of:is-true-formula(MOD(COLUMN();2))" style:apply-style-name="cf7" style:base-cell-address="project.MC9"/>
      <style:map style:condition="of:is-true-formula(MOD(COLUMN();2)=0)" style:apply-style-name="cf8" style:base-cell-address="project.MC9"/>
    </style:style>
    <style:style style:name="ce124" style:family="table-cell" style:parent-style-name="Default" style:data-style-name="N0">
      <style:text-properties fo:color="#FF0000"/>
      <style:map style:condition="of:is-true-formula($$PercentComplete)" style:apply-style-name="cf1" style:base-cell-address="project.MC9"/>
      <style:map style:condition="of:is-true-formula($$PercentCompleteBeyond)" style:apply-style-name="cf2" style:base-cell-address="project.MC9"/>
      <style:map style:condition="of:is-true-formula($$Actual)" style:apply-style-name="cf3" style:base-cell-address="project.MC9"/>
      <style:map style:condition="of:is-true-formula($$ActualBeyond)" style:apply-style-name="cf4" style:base-cell-address="project.MC9"/>
      <style:map style:condition="of:is-true-formula($$Plan)" style:apply-style-name="cf5" style:base-cell-address="project.MC9"/>
      <style:map style:condition="of:is-true-formula([.MC$8]=$$period_selected)" style:apply-style-name="cf6" style:base-cell-address="project.MC9"/>
      <style:map style:condition="of:is-true-formula(MOD(COLUMN();2))" style:apply-style-name="cf7" style:base-cell-address="project.MC9"/>
      <style:map style:condition="of:is-true-formula(MOD(COLUMN();2)=0)" style:apply-style-name="cf8" style:base-cell-address="project.MC9"/>
    </style:style>
    <style:style style:name="ce125" style:family="table-cell">
      <style:map style:condition="of:is-true-formula($$PercentComplete)" style:apply-style-name="cf1" style:base-cell-address="project.MT9"/>
      <style:map style:condition="of:is-true-formula($$PercentCompleteBeyond)" style:apply-style-name="cf2" style:base-cell-address="project.MT9"/>
      <style:map style:condition="of:is-true-formula($$Actual)" style:apply-style-name="cf3" style:base-cell-address="project.MT9"/>
      <style:map style:condition="of:is-true-formula($$ActualBeyond)" style:apply-style-name="cf4" style:base-cell-address="project.MT9"/>
      <style:map style:condition="of:is-true-formula($$Plan)" style:apply-style-name="cf5" style:base-cell-address="project.MT9"/>
      <style:map style:condition="of:is-true-formula([.MT$8]=$$period_selected)" style:apply-style-name="cf6" style:base-cell-address="project.MT9"/>
      <style:map style:condition="of:is-true-formula(MOD(COLUMN();2))" style:apply-style-name="cf7" style:base-cell-address="project.MT9"/>
      <style:map style:condition="of:is-true-formula(MOD(COLUMN();2)=0)" style:apply-style-name="cf8" style:base-cell-address="project.MT9"/>
    </style:style>
    <style:style style:name="ce126" style:family="table-cell" style:parent-style-name="Default" style:data-style-name="N0">
      <style:text-properties fo:color="#FF0000"/>
      <style:map style:condition="of:is-true-formula($$PercentComplete)" style:apply-style-name="cf1" style:base-cell-address="project.MT9"/>
      <style:map style:condition="of:is-true-formula($$PercentCompleteBeyond)" style:apply-style-name="cf2" style:base-cell-address="project.MT9"/>
      <style:map style:condition="of:is-true-formula($$Actual)" style:apply-style-name="cf3" style:base-cell-address="project.MT9"/>
      <style:map style:condition="of:is-true-formula($$ActualBeyond)" style:apply-style-name="cf4" style:base-cell-address="project.MT9"/>
      <style:map style:condition="of:is-true-formula($$Plan)" style:apply-style-name="cf5" style:base-cell-address="project.MT9"/>
      <style:map style:condition="of:is-true-formula([.MT$8]=$$period_selected)" style:apply-style-name="cf6" style:base-cell-address="project.MT9"/>
      <style:map style:condition="of:is-true-formula(MOD(COLUMN();2))" style:apply-style-name="cf7" style:base-cell-address="project.MT9"/>
      <style:map style:condition="of:is-true-formula(MOD(COLUMN();2)=0)" style:apply-style-name="cf8" style:base-cell-address="project.MT9"/>
    </style:style>
    <style:style style:name="ce127" style:family="table-cell">
      <style:map style:condition="of:is-true-formula($$PercentComplete)" style:apply-style-name="cf1" style:base-cell-address="project.MV9"/>
      <style:map style:condition="of:is-true-formula($$PercentCompleteBeyond)" style:apply-style-name="cf2" style:base-cell-address="project.MV9"/>
      <style:map style:condition="of:is-true-formula($$Actual)" style:apply-style-name="cf3" style:base-cell-address="project.MV9"/>
      <style:map style:condition="of:is-true-formula($$ActualBeyond)" style:apply-style-name="cf4" style:base-cell-address="project.MV9"/>
      <style:map style:condition="of:is-true-formula($$Plan)" style:apply-style-name="cf5" style:base-cell-address="project.MV9"/>
      <style:map style:condition="of:is-true-formula([.MV$8]=$$period_selected)" style:apply-style-name="cf6" style:base-cell-address="project.MV9"/>
      <style:map style:condition="of:is-true-formula(MOD(COLUMN();2))" style:apply-style-name="cf7" style:base-cell-address="project.MV9"/>
      <style:map style:condition="of:is-true-formula(MOD(COLUMN();2)=0)" style:apply-style-name="cf8" style:base-cell-address="project.MV9"/>
    </style:style>
    <style:style style:name="ce128" style:family="table-cell" style:parent-style-name="Default" style:data-style-name="N0">
      <style:text-properties fo:color="#FF0000"/>
      <style:map style:condition="of:is-true-formula($$PercentComplete)" style:apply-style-name="cf1" style:base-cell-address="project.MV9"/>
      <style:map style:condition="of:is-true-formula($$PercentCompleteBeyond)" style:apply-style-name="cf2" style:base-cell-address="project.MV9"/>
      <style:map style:condition="of:is-true-formula($$Actual)" style:apply-style-name="cf3" style:base-cell-address="project.MV9"/>
      <style:map style:condition="of:is-true-formula($$ActualBeyond)" style:apply-style-name="cf4" style:base-cell-address="project.MV9"/>
      <style:map style:condition="of:is-true-formula($$Plan)" style:apply-style-name="cf5" style:base-cell-address="project.MV9"/>
      <style:map style:condition="of:is-true-formula([.MV$8]=$$period_selected)" style:apply-style-name="cf6" style:base-cell-address="project.MV9"/>
      <style:map style:condition="of:is-true-formula(MOD(COLUMN();2))" style:apply-style-name="cf7" style:base-cell-address="project.MV9"/>
      <style:map style:condition="of:is-true-formula(MOD(COLUMN();2)=0)" style:apply-style-name="cf8" style:base-cell-address="project.MV9"/>
    </style:style>
    <style:style style:name="ce129" style:family="table-cell">
      <style:map style:condition="of:is-true-formula($$PercentComplete)" style:apply-style-name="cf1" style:base-cell-address="project.ND9"/>
      <style:map style:condition="of:is-true-formula($$PercentCompleteBeyond)" style:apply-style-name="cf2" style:base-cell-address="project.ND9"/>
      <style:map style:condition="of:is-true-formula($$Actual)" style:apply-style-name="cf3" style:base-cell-address="project.ND9"/>
      <style:map style:condition="of:is-true-formula($$ActualBeyond)" style:apply-style-name="cf4" style:base-cell-address="project.ND9"/>
      <style:map style:condition="of:is-true-formula($$Plan)" style:apply-style-name="cf5" style:base-cell-address="project.ND9"/>
      <style:map style:condition="of:is-true-formula([.ND$8]=$$period_selected)" style:apply-style-name="cf6" style:base-cell-address="project.ND9"/>
      <style:map style:condition="of:is-true-formula(MOD(COLUMN();2))" style:apply-style-name="cf7" style:base-cell-address="project.ND9"/>
      <style:map style:condition="of:is-true-formula(MOD(COLUMN();2)=0)" style:apply-style-name="cf8" style:base-cell-address="project.ND9"/>
    </style:style>
    <style:style style:name="ce130" style:family="table-cell" style:parent-style-name="Default" style:data-style-name="N0">
      <style:text-properties fo:color="#FF0000"/>
      <style:map style:condition="of:is-true-formula($$PercentComplete)" style:apply-style-name="cf1" style:base-cell-address="project.ND9"/>
      <style:map style:condition="of:is-true-formula($$PercentCompleteBeyond)" style:apply-style-name="cf2" style:base-cell-address="project.ND9"/>
      <style:map style:condition="of:is-true-formula($$Actual)" style:apply-style-name="cf3" style:base-cell-address="project.ND9"/>
      <style:map style:condition="of:is-true-formula($$ActualBeyond)" style:apply-style-name="cf4" style:base-cell-address="project.ND9"/>
      <style:map style:condition="of:is-true-formula($$Plan)" style:apply-style-name="cf5" style:base-cell-address="project.ND9"/>
      <style:map style:condition="of:is-true-formula([.ND$8]=$$period_selected)" style:apply-style-name="cf6" style:base-cell-address="project.ND9"/>
      <style:map style:condition="of:is-true-formula(MOD(COLUMN();2))" style:apply-style-name="cf7" style:base-cell-address="project.ND9"/>
      <style:map style:condition="of:is-true-formula(MOD(COLUMN();2)=0)" style:apply-style-name="cf8" style:base-cell-address="project.ND9"/>
    </style:style>
    <style:style style:name="ce131" style:family="table-cell">
      <style:map style:condition="of:is-true-formula($$PercentComplete)" style:apply-style-name="cf1" style:base-cell-address="project.NF9"/>
      <style:map style:condition="of:is-true-formula($$PercentCompleteBeyond)" style:apply-style-name="cf2" style:base-cell-address="project.NF9"/>
      <style:map style:condition="of:is-true-formula($$Actual)" style:apply-style-name="cf3" style:base-cell-address="project.NF9"/>
      <style:map style:condition="of:is-true-formula($$ActualBeyond)" style:apply-style-name="cf4" style:base-cell-address="project.NF9"/>
      <style:map style:condition="of:is-true-formula($$Plan)" style:apply-style-name="cf5" style:base-cell-address="project.NF9"/>
      <style:map style:condition="of:is-true-formula([.NF$8]=$$period_selected)" style:apply-style-name="cf6" style:base-cell-address="project.NF9"/>
      <style:map style:condition="of:is-true-formula(MOD(COLUMN();2))" style:apply-style-name="cf7" style:base-cell-address="project.NF9"/>
      <style:map style:condition="of:is-true-formula(MOD(COLUMN();2)=0)" style:apply-style-name="cf8" style:base-cell-address="project.NF9"/>
    </style:style>
    <style:style style:name="ce132" style:family="table-cell" style:parent-style-name="Default" style:data-style-name="N0">
      <style:text-properties fo:color="#FF0000"/>
      <style:map style:condition="of:is-true-formula($$PercentComplete)" style:apply-style-name="cf1" style:base-cell-address="project.NF9"/>
      <style:map style:condition="of:is-true-formula($$PercentCompleteBeyond)" style:apply-style-name="cf2" style:base-cell-address="project.NF9"/>
      <style:map style:condition="of:is-true-formula($$Actual)" style:apply-style-name="cf3" style:base-cell-address="project.NF9"/>
      <style:map style:condition="of:is-true-formula($$ActualBeyond)" style:apply-style-name="cf4" style:base-cell-address="project.NF9"/>
      <style:map style:condition="of:is-true-formula($$Plan)" style:apply-style-name="cf5" style:base-cell-address="project.NF9"/>
      <style:map style:condition="of:is-true-formula([.NF$8]=$$period_selected)" style:apply-style-name="cf6" style:base-cell-address="project.NF9"/>
      <style:map style:condition="of:is-true-formula(MOD(COLUMN();2))" style:apply-style-name="cf7" style:base-cell-address="project.NF9"/>
      <style:map style:condition="of:is-true-formula(MOD(COLUMN();2)=0)" style:apply-style-name="cf8" style:base-cell-address="project.NF9"/>
    </style:style>
    <style:style style:name="ce133" style:family="table-cell">
      <style:map style:condition="of:is-true-formula($$PercentComplete)" style:apply-style-name="cf1" style:base-cell-address="project.NH9"/>
      <style:map style:condition="of:is-true-formula($$PercentCompleteBeyond)" style:apply-style-name="cf2" style:base-cell-address="project.NH9"/>
      <style:map style:condition="of:is-true-formula($$Actual)" style:apply-style-name="cf3" style:base-cell-address="project.NH9"/>
      <style:map style:condition="of:is-true-formula($$ActualBeyond)" style:apply-style-name="cf4" style:base-cell-address="project.NH9"/>
      <style:map style:condition="of:is-true-formula($$Plan)" style:apply-style-name="cf5" style:base-cell-address="project.NH9"/>
      <style:map style:condition="of:is-true-formula([.NH$8]=$$period_selected)" style:apply-style-name="cf6" style:base-cell-address="project.NH9"/>
      <style:map style:condition="of:is-true-formula(MOD(COLUMN();2))" style:apply-style-name="cf7" style:base-cell-address="project.NH9"/>
      <style:map style:condition="of:is-true-formula(MOD(COLUMN();2)=0)" style:apply-style-name="cf8" style:base-cell-address="project.NH9"/>
    </style:style>
    <style:style style:name="ce134" style:family="table-cell" style:parent-style-name="Default" style:data-style-name="N0">
      <style:text-properties fo:color="#FF0000"/>
      <style:map style:condition="of:is-true-formula($$PercentComplete)" style:apply-style-name="cf1" style:base-cell-address="project.NH9"/>
      <style:map style:condition="of:is-true-formula($$PercentCompleteBeyond)" style:apply-style-name="cf2" style:base-cell-address="project.NH9"/>
      <style:map style:condition="of:is-true-formula($$Actual)" style:apply-style-name="cf3" style:base-cell-address="project.NH9"/>
      <style:map style:condition="of:is-true-formula($$ActualBeyond)" style:apply-style-name="cf4" style:base-cell-address="project.NH9"/>
      <style:map style:condition="of:is-true-formula($$Plan)" style:apply-style-name="cf5" style:base-cell-address="project.NH9"/>
      <style:map style:condition="of:is-true-formula([.NH$8]=$$period_selected)" style:apply-style-name="cf6" style:base-cell-address="project.NH9"/>
      <style:map style:condition="of:is-true-formula(MOD(COLUMN();2))" style:apply-style-name="cf7" style:base-cell-address="project.NH9"/>
      <style:map style:condition="of:is-true-formula(MOD(COLUMN();2)=0)" style:apply-style-name="cf8" style:base-cell-address="project.NH9"/>
    </style:style>
    <style:style style:name="ce135" style:family="table-cell">
      <style:map style:condition="of:is-true-formula($$PercentComplete)" style:apply-style-name="cf1" style:base-cell-address="project.NP9"/>
      <style:map style:condition="of:is-true-formula($$PercentCompleteBeyond)" style:apply-style-name="cf2" style:base-cell-address="project.NP9"/>
      <style:map style:condition="of:is-true-formula($$Actual)" style:apply-style-name="cf3" style:base-cell-address="project.NP9"/>
      <style:map style:condition="of:is-true-formula($$ActualBeyond)" style:apply-style-name="cf4" style:base-cell-address="project.NP9"/>
      <style:map style:condition="of:is-true-formula($$Plan)" style:apply-style-name="cf5" style:base-cell-address="project.NP9"/>
      <style:map style:condition="of:is-true-formula([.NP$8]=$$period_selected)" style:apply-style-name="cf6" style:base-cell-address="project.NP9"/>
      <style:map style:condition="of:is-true-formula(MOD(COLUMN();2))" style:apply-style-name="cf7" style:base-cell-address="project.NP9"/>
      <style:map style:condition="of:is-true-formula(MOD(COLUMN();2)=0)" style:apply-style-name="cf8" style:base-cell-address="project.NP9"/>
    </style:style>
    <style:style style:name="ce136" style:family="table-cell" style:parent-style-name="Default" style:data-style-name="N0">
      <style:text-properties fo:color="#FF0000"/>
      <style:map style:condition="of:is-true-formula($$PercentComplete)" style:apply-style-name="cf1" style:base-cell-address="project.NP9"/>
      <style:map style:condition="of:is-true-formula($$PercentCompleteBeyond)" style:apply-style-name="cf2" style:base-cell-address="project.NP9"/>
      <style:map style:condition="of:is-true-formula($$Actual)" style:apply-style-name="cf3" style:base-cell-address="project.NP9"/>
      <style:map style:condition="of:is-true-formula($$ActualBeyond)" style:apply-style-name="cf4" style:base-cell-address="project.NP9"/>
      <style:map style:condition="of:is-true-formula($$Plan)" style:apply-style-name="cf5" style:base-cell-address="project.NP9"/>
      <style:map style:condition="of:is-true-formula([.NP$8]=$$period_selected)" style:apply-style-name="cf6" style:base-cell-address="project.NP9"/>
      <style:map style:condition="of:is-true-formula(MOD(COLUMN();2))" style:apply-style-name="cf7" style:base-cell-address="project.NP9"/>
      <style:map style:condition="of:is-true-formula(MOD(COLUMN();2)=0)" style:apply-style-name="cf8" style:base-cell-address="project.NP9"/>
    </style:style>
    <style:style style:name="ce137" style:family="table-cell">
      <style:map style:condition="of:is-true-formula($$PercentComplete)" style:apply-style-name="cf1" style:base-cell-address="project.NR9"/>
      <style:map style:condition="of:is-true-formula($$PercentCompleteBeyond)" style:apply-style-name="cf2" style:base-cell-address="project.NR9"/>
      <style:map style:condition="of:is-true-formula($$Actual)" style:apply-style-name="cf3" style:base-cell-address="project.NR9"/>
      <style:map style:condition="of:is-true-formula($$ActualBeyond)" style:apply-style-name="cf4" style:base-cell-address="project.NR9"/>
      <style:map style:condition="of:is-true-formula($$Plan)" style:apply-style-name="cf5" style:base-cell-address="project.NR9"/>
      <style:map style:condition="of:is-true-formula([.NR$8]=$$period_selected)" style:apply-style-name="cf6" style:base-cell-address="project.NR9"/>
      <style:map style:condition="of:is-true-formula(MOD(COLUMN();2))" style:apply-style-name="cf7" style:base-cell-address="project.NR9"/>
      <style:map style:condition="of:is-true-formula(MOD(COLUMN();2)=0)" style:apply-style-name="cf8" style:base-cell-address="project.NR9"/>
    </style:style>
    <style:style style:name="ce138" style:family="table-cell" style:parent-style-name="Default" style:data-style-name="N0">
      <style:text-properties fo:color="#FF0000"/>
      <style:map style:condition="of:is-true-formula($$PercentComplete)" style:apply-style-name="cf1" style:base-cell-address="project.NR9"/>
      <style:map style:condition="of:is-true-formula($$PercentCompleteBeyond)" style:apply-style-name="cf2" style:base-cell-address="project.NR9"/>
      <style:map style:condition="of:is-true-formula($$Actual)" style:apply-style-name="cf3" style:base-cell-address="project.NR9"/>
      <style:map style:condition="of:is-true-formula($$ActualBeyond)" style:apply-style-name="cf4" style:base-cell-address="project.NR9"/>
      <style:map style:condition="of:is-true-formula($$Plan)" style:apply-style-name="cf5" style:base-cell-address="project.NR9"/>
      <style:map style:condition="of:is-true-formula([.NR$8]=$$period_selected)" style:apply-style-name="cf6" style:base-cell-address="project.NR9"/>
      <style:map style:condition="of:is-true-formula(MOD(COLUMN();2))" style:apply-style-name="cf7" style:base-cell-address="project.NR9"/>
      <style:map style:condition="of:is-true-formula(MOD(COLUMN();2)=0)" style:apply-style-name="cf8" style:base-cell-address="project.NR9"/>
    </style:style>
    <style:style style:name="ce139" style:family="table-cell">
      <style:map style:condition="of:is-true-formula($$PercentComplete)" style:apply-style-name="cf1" style:base-cell-address="project.NY9"/>
      <style:map style:condition="of:is-true-formula($$PercentCompleteBeyond)" style:apply-style-name="cf2" style:base-cell-address="project.NY9"/>
      <style:map style:condition="of:is-true-formula($$Actual)" style:apply-style-name="cf3" style:base-cell-address="project.NY9"/>
      <style:map style:condition="of:is-true-formula($$ActualBeyond)" style:apply-style-name="cf4" style:base-cell-address="project.NY9"/>
      <style:map style:condition="of:is-true-formula($$Plan)" style:apply-style-name="cf5" style:base-cell-address="project.NY9"/>
      <style:map style:condition="of:is-true-formula([.NY$8]=$$period_selected)" style:apply-style-name="cf6" style:base-cell-address="project.NY9"/>
      <style:map style:condition="of:is-true-formula(MOD(COLUMN();2))" style:apply-style-name="cf7" style:base-cell-address="project.NY9"/>
      <style:map style:condition="of:is-true-formula(MOD(COLUMN();2)=0)" style:apply-style-name="cf8" style:base-cell-address="project.NY9"/>
    </style:style>
    <style:style style:name="ce140" style:family="table-cell" style:parent-style-name="Default" style:data-style-name="N0">
      <style:text-properties fo:color="#FF0000"/>
      <style:map style:condition="of:is-true-formula($$PercentComplete)" style:apply-style-name="cf1" style:base-cell-address="project.NY9"/>
      <style:map style:condition="of:is-true-formula($$PercentCompleteBeyond)" style:apply-style-name="cf2" style:base-cell-address="project.NY9"/>
      <style:map style:condition="of:is-true-formula($$Actual)" style:apply-style-name="cf3" style:base-cell-address="project.NY9"/>
      <style:map style:condition="of:is-true-formula($$ActualBeyond)" style:apply-style-name="cf4" style:base-cell-address="project.NY9"/>
      <style:map style:condition="of:is-true-formula($$Plan)" style:apply-style-name="cf5" style:base-cell-address="project.NY9"/>
      <style:map style:condition="of:is-true-formula([.NY$8]=$$period_selected)" style:apply-style-name="cf6" style:base-cell-address="project.NY9"/>
      <style:map style:condition="of:is-true-formula(MOD(COLUMN();2))" style:apply-style-name="cf7" style:base-cell-address="project.NY9"/>
      <style:map style:condition="of:is-true-formula(MOD(COLUMN();2)=0)" style:apply-style-name="cf8" style:base-cell-address="project.NY9"/>
    </style:style>
    <style:style style:name="ce141" style:family="table-cell">
      <style:map style:condition="of:is-true-formula($$PercentComplete)" style:apply-style-name="cf1" style:base-cell-address="project.OA9"/>
      <style:map style:condition="of:is-true-formula($$PercentCompleteBeyond)" style:apply-style-name="cf2" style:base-cell-address="project.OA9"/>
      <style:map style:condition="of:is-true-formula($$Actual)" style:apply-style-name="cf3" style:base-cell-address="project.OA9"/>
      <style:map style:condition="of:is-true-formula($$ActualBeyond)" style:apply-style-name="cf4" style:base-cell-address="project.OA9"/>
      <style:map style:condition="of:is-true-formula($$Plan)" style:apply-style-name="cf5" style:base-cell-address="project.OA9"/>
      <style:map style:condition="of:is-true-formula([.OA$8]=$$period_selected)" style:apply-style-name="cf6" style:base-cell-address="project.OA9"/>
      <style:map style:condition="of:is-true-formula(MOD(COLUMN();2))" style:apply-style-name="cf7" style:base-cell-address="project.OA9"/>
      <style:map style:condition="of:is-true-formula(MOD(COLUMN();2)=0)" style:apply-style-name="cf8" style:base-cell-address="project.OA9"/>
    </style:style>
    <style:style style:name="ce142" style:family="table-cell" style:parent-style-name="Default" style:data-style-name="N0">
      <style:text-properties fo:color="#FF0000"/>
      <style:map style:condition="of:is-true-formula($$PercentComplete)" style:apply-style-name="cf1" style:base-cell-address="project.OA9"/>
      <style:map style:condition="of:is-true-formula($$PercentCompleteBeyond)" style:apply-style-name="cf2" style:base-cell-address="project.OA9"/>
      <style:map style:condition="of:is-true-formula($$Actual)" style:apply-style-name="cf3" style:base-cell-address="project.OA9"/>
      <style:map style:condition="of:is-true-formula($$ActualBeyond)" style:apply-style-name="cf4" style:base-cell-address="project.OA9"/>
      <style:map style:condition="of:is-true-formula($$Plan)" style:apply-style-name="cf5" style:base-cell-address="project.OA9"/>
      <style:map style:condition="of:is-true-formula([.OA$8]=$$period_selected)" style:apply-style-name="cf6" style:base-cell-address="project.OA9"/>
      <style:map style:condition="of:is-true-formula(MOD(COLUMN();2))" style:apply-style-name="cf7" style:base-cell-address="project.OA9"/>
      <style:map style:condition="of:is-true-formula(MOD(COLUMN();2)=0)" style:apply-style-name="cf8" style:base-cell-address="project.OA9"/>
    </style:style>
    <style:style style:name="ce143" style:family="table-cell">
      <style:map style:condition="of:is-true-formula($$PercentComplete)" style:apply-style-name="cf1" style:base-cell-address="project.OC9"/>
      <style:map style:condition="of:is-true-formula($$PercentCompleteBeyond)" style:apply-style-name="cf2" style:base-cell-address="project.OC9"/>
      <style:map style:condition="of:is-true-formula($$Actual)" style:apply-style-name="cf3" style:base-cell-address="project.OC9"/>
      <style:map style:condition="of:is-true-formula($$ActualBeyond)" style:apply-style-name="cf4" style:base-cell-address="project.OC9"/>
      <style:map style:condition="of:is-true-formula($$Plan)" style:apply-style-name="cf5" style:base-cell-address="project.OC9"/>
      <style:map style:condition="of:is-true-formula([.OC$8]=$$period_selected)" style:apply-style-name="cf6" style:base-cell-address="project.OC9"/>
      <style:map style:condition="of:is-true-formula(MOD(COLUMN();2))" style:apply-style-name="cf7" style:base-cell-address="project.OC9"/>
      <style:map style:condition="of:is-true-formula(MOD(COLUMN();2)=0)" style:apply-style-name="cf8" style:base-cell-address="project.OC9"/>
    </style:style>
    <style:style style:name="ce144" style:family="table-cell" style:parent-style-name="Default" style:data-style-name="N0">
      <style:text-properties fo:color="#FF0000"/>
      <style:map style:condition="of:is-true-formula($$PercentComplete)" style:apply-style-name="cf1" style:base-cell-address="project.OC9"/>
      <style:map style:condition="of:is-true-formula($$PercentCompleteBeyond)" style:apply-style-name="cf2" style:base-cell-address="project.OC9"/>
      <style:map style:condition="of:is-true-formula($$Actual)" style:apply-style-name="cf3" style:base-cell-address="project.OC9"/>
      <style:map style:condition="of:is-true-formula($$ActualBeyond)" style:apply-style-name="cf4" style:base-cell-address="project.OC9"/>
      <style:map style:condition="of:is-true-formula($$Plan)" style:apply-style-name="cf5" style:base-cell-address="project.OC9"/>
      <style:map style:condition="of:is-true-formula([.OC$8]=$$period_selected)" style:apply-style-name="cf6" style:base-cell-address="project.OC9"/>
      <style:map style:condition="of:is-true-formula(MOD(COLUMN();2))" style:apply-style-name="cf7" style:base-cell-address="project.OC9"/>
      <style:map style:condition="of:is-true-formula(MOD(COLUMN();2)=0)" style:apply-style-name="cf8" style:base-cell-address="project.OC9"/>
    </style:style>
    <style:style style:name="ce145" style:family="table-cell">
      <style:map style:condition="of:is-true-formula($$PercentComplete)" style:apply-style-name="cf1" style:base-cell-address="project.OK9"/>
      <style:map style:condition="of:is-true-formula($$PercentCompleteBeyond)" style:apply-style-name="cf2" style:base-cell-address="project.OK9"/>
      <style:map style:condition="of:is-true-formula($$Actual)" style:apply-style-name="cf3" style:base-cell-address="project.OK9"/>
      <style:map style:condition="of:is-true-formula($$ActualBeyond)" style:apply-style-name="cf4" style:base-cell-address="project.OK9"/>
      <style:map style:condition="of:is-true-formula($$Plan)" style:apply-style-name="cf5" style:base-cell-address="project.OK9"/>
      <style:map style:condition="of:is-true-formula([.OK$8]=$$period_selected)" style:apply-style-name="cf6" style:base-cell-address="project.OK9"/>
      <style:map style:condition="of:is-true-formula(MOD(COLUMN();2))" style:apply-style-name="cf7" style:base-cell-address="project.OK9"/>
      <style:map style:condition="of:is-true-formula(MOD(COLUMN();2)=0)" style:apply-style-name="cf8" style:base-cell-address="project.OK9"/>
    </style:style>
    <style:style style:name="ce146" style:family="table-cell" style:parent-style-name="Default" style:data-style-name="N0">
      <style:text-properties fo:color="#FF0000"/>
      <style:map style:condition="of:is-true-formula($$PercentComplete)" style:apply-style-name="cf1" style:base-cell-address="project.OK9"/>
      <style:map style:condition="of:is-true-formula($$PercentCompleteBeyond)" style:apply-style-name="cf2" style:base-cell-address="project.OK9"/>
      <style:map style:condition="of:is-true-formula($$Actual)" style:apply-style-name="cf3" style:base-cell-address="project.OK9"/>
      <style:map style:condition="of:is-true-formula($$ActualBeyond)" style:apply-style-name="cf4" style:base-cell-address="project.OK9"/>
      <style:map style:condition="of:is-true-formula($$Plan)" style:apply-style-name="cf5" style:base-cell-address="project.OK9"/>
      <style:map style:condition="of:is-true-formula([.OK$8]=$$period_selected)" style:apply-style-name="cf6" style:base-cell-address="project.OK9"/>
      <style:map style:condition="of:is-true-formula(MOD(COLUMN();2))" style:apply-style-name="cf7" style:base-cell-address="project.OK9"/>
      <style:map style:condition="of:is-true-formula(MOD(COLUMN();2)=0)" style:apply-style-name="cf8" style:base-cell-address="project.OK9"/>
    </style:style>
    <style:style style:name="ce147" style:family="table-cell">
      <style:map style:condition="of:is-true-formula($$PercentComplete)" style:apply-style-name="cf1" style:base-cell-address="project.OM9"/>
      <style:map style:condition="of:is-true-formula($$PercentCompleteBeyond)" style:apply-style-name="cf2" style:base-cell-address="project.OM9"/>
      <style:map style:condition="of:is-true-formula($$Actual)" style:apply-style-name="cf3" style:base-cell-address="project.OM9"/>
      <style:map style:condition="of:is-true-formula($$ActualBeyond)" style:apply-style-name="cf4" style:base-cell-address="project.OM9"/>
      <style:map style:condition="of:is-true-formula($$Plan)" style:apply-style-name="cf5" style:base-cell-address="project.OM9"/>
      <style:map style:condition="of:is-true-formula([.OM$8]=$$period_selected)" style:apply-style-name="cf6" style:base-cell-address="project.OM9"/>
      <style:map style:condition="of:is-true-formula(MOD(COLUMN();2))" style:apply-style-name="cf7" style:base-cell-address="project.OM9"/>
      <style:map style:condition="of:is-true-formula(MOD(COLUMN();2)=0)" style:apply-style-name="cf8" style:base-cell-address="project.OM9"/>
    </style:style>
    <style:style style:name="ce148" style:family="table-cell" style:parent-style-name="Default" style:data-style-name="N0">
      <style:text-properties fo:color="#FF0000"/>
      <style:map style:condition="of:is-true-formula($$PercentComplete)" style:apply-style-name="cf1" style:base-cell-address="project.OM9"/>
      <style:map style:condition="of:is-true-formula($$PercentCompleteBeyond)" style:apply-style-name="cf2" style:base-cell-address="project.OM9"/>
      <style:map style:condition="of:is-true-formula($$Actual)" style:apply-style-name="cf3" style:base-cell-address="project.OM9"/>
      <style:map style:condition="of:is-true-formula($$ActualBeyond)" style:apply-style-name="cf4" style:base-cell-address="project.OM9"/>
      <style:map style:condition="of:is-true-formula($$Plan)" style:apply-style-name="cf5" style:base-cell-address="project.OM9"/>
      <style:map style:condition="of:is-true-formula([.OM$8]=$$period_selected)" style:apply-style-name="cf6" style:base-cell-address="project.OM9"/>
      <style:map style:condition="of:is-true-formula(MOD(COLUMN();2))" style:apply-style-name="cf7" style:base-cell-address="project.OM9"/>
      <style:map style:condition="of:is-true-formula(MOD(COLUMN();2)=0)" style:apply-style-name="cf8" style:base-cell-address="project.OM9"/>
    </style:style>
    <style:style style:name="ce149" style:family="table-cell">
      <style:map style:condition="of:is-true-formula($$PercentComplete)" style:apply-style-name="cf1" style:base-cell-address="project.PD9"/>
      <style:map style:condition="of:is-true-formula($$PercentCompleteBeyond)" style:apply-style-name="cf2" style:base-cell-address="project.PD9"/>
      <style:map style:condition="of:is-true-formula($$Actual)" style:apply-style-name="cf3" style:base-cell-address="project.PD9"/>
      <style:map style:condition="of:is-true-formula($$ActualBeyond)" style:apply-style-name="cf4" style:base-cell-address="project.PD9"/>
      <style:map style:condition="of:is-true-formula($$Plan)" style:apply-style-name="cf5" style:base-cell-address="project.PD9"/>
      <style:map style:condition="of:is-true-formula([.PD$8]=$$period_selected)" style:apply-style-name="cf6" style:base-cell-address="project.PD9"/>
      <style:map style:condition="of:is-true-formula(MOD(COLUMN();2))" style:apply-style-name="cf7" style:base-cell-address="project.PD9"/>
      <style:map style:condition="of:is-true-formula(MOD(COLUMN();2)=0)" style:apply-style-name="cf8" style:base-cell-address="project.PD9"/>
    </style:style>
    <style:style style:name="ce150" style:family="table-cell" style:parent-style-name="Default" style:data-style-name="N0">
      <style:text-properties fo:color="#FF0000"/>
      <style:map style:condition="of:is-true-formula($$PercentComplete)" style:apply-style-name="cf1" style:base-cell-address="project.PD9"/>
      <style:map style:condition="of:is-true-formula($$PercentCompleteBeyond)" style:apply-style-name="cf2" style:base-cell-address="project.PD9"/>
      <style:map style:condition="of:is-true-formula($$Actual)" style:apply-style-name="cf3" style:base-cell-address="project.PD9"/>
      <style:map style:condition="of:is-true-formula($$ActualBeyond)" style:apply-style-name="cf4" style:base-cell-address="project.PD9"/>
      <style:map style:condition="of:is-true-formula($$Plan)" style:apply-style-name="cf5" style:base-cell-address="project.PD9"/>
      <style:map style:condition="of:is-true-formula([.PD$8]=$$period_selected)" style:apply-style-name="cf6" style:base-cell-address="project.PD9"/>
      <style:map style:condition="of:is-true-formula(MOD(COLUMN();2))" style:apply-style-name="cf7" style:base-cell-address="project.PD9"/>
      <style:map style:condition="of:is-true-formula(MOD(COLUMN();2)=0)" style:apply-style-name="cf8" style:base-cell-address="project.PD9"/>
    </style:style>
    <style:style style:name="ce151" style:family="table-cell">
      <style:map style:condition="of:is-true-formula($$PercentComplete)" style:apply-style-name="cf1" style:base-cell-address="project.PF9"/>
      <style:map style:condition="of:is-true-formula($$PercentCompleteBeyond)" style:apply-style-name="cf2" style:base-cell-address="project.PF9"/>
      <style:map style:condition="of:is-true-formula($$Actual)" style:apply-style-name="cf3" style:base-cell-address="project.PF9"/>
      <style:map style:condition="of:is-true-formula($$ActualBeyond)" style:apply-style-name="cf4" style:base-cell-address="project.PF9"/>
      <style:map style:condition="of:is-true-formula($$Plan)" style:apply-style-name="cf5" style:base-cell-address="project.PF9"/>
      <style:map style:condition="of:is-true-formula([.PF$8]=$$period_selected)" style:apply-style-name="cf6" style:base-cell-address="project.PF9"/>
      <style:map style:condition="of:is-true-formula(MOD(COLUMN();2))" style:apply-style-name="cf7" style:base-cell-address="project.PF9"/>
      <style:map style:condition="of:is-true-formula(MOD(COLUMN();2)=0)" style:apply-style-name="cf8" style:base-cell-address="project.PF9"/>
    </style:style>
    <style:style style:name="ce152" style:family="table-cell" style:parent-style-name="Default" style:data-style-name="N0">
      <style:text-properties fo:color="#FF0000"/>
      <style:map style:condition="of:is-true-formula($$PercentComplete)" style:apply-style-name="cf1" style:base-cell-address="project.PF9"/>
      <style:map style:condition="of:is-true-formula($$PercentCompleteBeyond)" style:apply-style-name="cf2" style:base-cell-address="project.PF9"/>
      <style:map style:condition="of:is-true-formula($$Actual)" style:apply-style-name="cf3" style:base-cell-address="project.PF9"/>
      <style:map style:condition="of:is-true-formula($$ActualBeyond)" style:apply-style-name="cf4" style:base-cell-address="project.PF9"/>
      <style:map style:condition="of:is-true-formula($$Plan)" style:apply-style-name="cf5" style:base-cell-address="project.PF9"/>
      <style:map style:condition="of:is-true-formula([.PF$8]=$$period_selected)" style:apply-style-name="cf6" style:base-cell-address="project.PF9"/>
      <style:map style:condition="of:is-true-formula(MOD(COLUMN();2))" style:apply-style-name="cf7" style:base-cell-address="project.PF9"/>
      <style:map style:condition="of:is-true-formula(MOD(COLUMN();2)=0)" style:apply-style-name="cf8" style:base-cell-address="project.PF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ject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3" table:default-cell-style-name="ce2"/>
        <table:table-column table:style-name="co4" table:default-cell-style-name="ce2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2"/>
        <table:table-column table:style-name="co8" table:number-columns-repeated="20" table:default-cell-style-name="ce2"/>
        <table:table-column table:style-name="co8" table:number-columns-repeated="79" table:default-cell-style-name="ce1"/>
        <table:table-column table:style-name="co9" table:number-columns-repeated="36" table:default-cell-style-name="ce1"/>
        <table:table-column table:style-name="co10" table:number-columns-repeated="282" table:default-cell-style-name="ce1"/>
        <table:table-column table:style-name="co8" table:number-columns-repeated="1595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6" table:number-rows-spanned="3" table:style-name="ce22">
            <text:p>Project Planner</text:p>
          </table:table-cell>
          <table:covered-table-cell table:number-columns-repeated="5"/>
          <table:table-cell table:number-columns-repeated="2" table:style-name="ce21"/>
          <table:table-cell table:number-columns-repeated="21" table:style-name="ce2"/>
          <table:table-cell table:number-columns-repeated="16354" table:style-name="ce1"/>
        </table:table-row>
        <table:table-row table:style-name="ro3">
          <table:table-cell/>
          <table:covered-table-cell/>
          <table:covered-table-cell table:number-columns-repeated="5"/>
          <table:table-cell table:number-columns-repeated="2" table:style-name="ce21"/>
          <table:table-cell table:style-name="ce2"/>
          <table:table-cell office:value-type="string" table:style-name="ce9">
            <text:p><text:s/>Period Highlight:</text:p>
          </table:table-cell>
          <table:table-cell table:number-columns-repeated="4" table:style-name="ce9"/>
          <table:table-cell office:value-type="float" office:value="1" table:style-name="ce10">
            <text:p>1</text:p>
          </table:table-cell>
          <table:table-cell table:style-name="ce9"/>
          <table:table-cell table:style-name="ce2"/>
          <table:table-cell table:style-name="ce11"/>
          <table:table-cell office:value-type="string" table:style-name="ce20">
            <text:p>Plan</text:p>
          </table:table-cell>
          <table:table-cell table:style-name="ce2"/>
          <table:table-cell table:style-name="ce12"/>
          <table:table-cell office:value-type="string" table:style-name="ce20">
            <text:p>Actual</text:p>
          </table:table-cell>
          <table:table-cell table:number-columns-repeated="2" table:style-name="ce2"/>
          <table:table-cell table:style-name="ce13"/>
          <table:table-cell office:value-type="string" table:style-name="ce7">
            <text:p><text:span text:style-name="T2">%</text:span><text:s/><text:span text:style-name="T2">Complete</text:span></text:p>
          </table:table-cell>
          <table:table-cell table:number-columns-repeated="3" table:style-name="ce2"/>
          <table:table-cell table:style-name="ce14"/>
          <table:table-cell office:value-type="string" table:style-name="ce7">
            <text:p><text:span text:style-name="T2">Actual (beyond plan</text:span>)</text:p>
          </table:table-cell>
          <table:table-cell table:number-columns-repeated="2" table:style-name="ce1"/>
          <table:table-cell table:number-columns-repeated="4" table:style-name="ce2"/>
          <table:table-cell table:style-name="ce15"/>
          <table:table-cell office:value-type="string" table:style-name="ce7">
            <text:p><text:span text:style-name="T2">%</text:span><text:s/><text:span text:style-name="T2">Complete (beyond plan)</text:span></text:p>
          </table:table-cell>
          <table:table-cell table:number-columns-repeated="16344" table:style-name="ce1"/>
        </table:table-row>
        <table:table-row table:style-name="ro4">
          <table:table-cell/>
          <table:covered-table-cell/>
          <table:covered-table-cell table:number-columns-repeated="5"/>
          <table:table-cell table:number-columns-repeated="2" table:style-name="ce21"/>
          <table:table-cell table:number-columns-repeated="21" table:style-name="ce2"/>
          <table:table-cell table:number-columns-repeated="17" table:style-name="ce1"/>
          <table:table-cell table:number-columns-repeated="5" table:style-name="ce2"/>
          <table:table-cell table:number-columns-repeated="16332" table:style-name="ce1"/>
        </table:table-row>
        <table:table-row table:style-name="ro1">
          <table:table-cell/>
          <table:table-cell table:style-name="ce3"/>
          <table:table-cell table:number-columns-repeated="4" table:style-name="ce2"/>
          <table:table-cell table:number-columns-repeated="3" table:style-name="ce8"/>
          <table:table-cell table:number-columns-repeated="21" table:style-name="ce2"/>
          <table:table-cell table:number-columns-repeated="17" table:style-name="ce1"/>
          <table:table-cell table:number-columns-repeated="3" table:style-name="ce2"/>
          <table:table-cell table:number-columns-repeated="16334" table:style-name="ce1"/>
        </table:table-row>
        <table:table-row table:style-name="ro5">
          <table:table-cell/>
          <table:table-cell table:style-name="ce5"/>
          <table:table-cell office:value-type="string" table:style-name="ce5">
            <text:p>PLAN</text:p>
          </table:table-cell>
          <table:table-cell office:value-type="string" table:style-name="ce5">
            <text:p>PLAN</text:p>
          </table:table-cell>
          <table:table-cell office:value-type="string" table:style-name="ce5">
            <text:p>ACTUAL</text:p>
          </table:table-cell>
          <table:table-cell office:value-type="string" table:style-name="ce5">
            <text:p>ACTUAL</text:p>
          </table:table-cell>
          <table:table-cell office:value-type="string" table:style-name="ce5">
            <text:p>PERCENT</text:p>
          </table:table-cell>
          <table:table-cell office:value-type="string" table:style-name="ce5">
            <text:p>Start date</text:p>
          </table:table-cell>
          <table:table-cell office:value-type="string" table:style-name="ce5">
            <text:p>end date</text:p>
          </table:table-cell>
          <table:table-cell table:number-columns-repeated="3" table:style-name="ce5"/>
          <table:table-cell table:number-columns-repeated="18" table:style-name="ce2"/>
          <table:table-cell table:number-columns-repeated="17" table:style-name="ce1"/>
          <table:table-cell table:number-columns-repeated="3" table:style-name="ce2"/>
          <table:table-cell table:number-columns-repeated="16334" table:style-name="ce1"/>
        </table:table-row>
        <table:table-row table:style-name="ro6">
          <table:table-cell/>
          <table:table-cell office:value-type="string" table:style-name="ce6">
            <text:p>ACTIVITY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DURATION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DURATION</text:p>
          </table:table-cell>
          <table:table-cell office:value-type="string" table:style-name="ce5">
            <text:p>COMPLETE</text:p>
          </table:table-cell>
          <table:table-cell table:number-columns-repeated="3" table:style-name="ce5"/>
          <table:table-cell office:value-type="string" table:style-name="ce5">
            <text:p>PERIODS</text:p>
          </table:table-cell>
          <table:table-cell table:style-name="ce5"/>
          <table:table-cell table:number-columns-repeated="18" table:style-name="ce2"/>
          <table:table-cell table:number-columns-repeated="16354" table:style-name="ce1"/>
        </table:table-row>
        <table:table-row table:style-name="ro7">
          <table:table-cell/>
          <table:table-cell table:number-columns-repeated="9" table:style-name="ce4"/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6" table:style-name="ce32">
            <text:p>6</text:p>
          </table:table-cell>
          <table:table-cell office:value-type="float" office:value="7" table:style-name="ce32">
            <text:p>7</text:p>
          </table:table-cell>
          <table:table-cell office:value-type="float" office:value="8" table:style-name="ce32">
            <text:p>8</text:p>
          </table:table-cell>
          <table:table-cell office:value-type="float" office:value="9" table:style-name="ce32">
            <text:p>9</text:p>
          </table:table-cell>
          <table:table-cell office:value-type="float" office:value="10" table:style-name="ce32">
            <text:p>10</text:p>
          </table:table-cell>
          <table:table-cell office:value-type="float" office:value="11" table:style-name="ce32">
            <text:p>11</text:p>
          </table:table-cell>
          <table:table-cell office:value-type="float" office:value="12" table:style-name="ce32">
            <text:p>12</text:p>
          </table:table-cell>
          <table:table-cell office:value-type="float" office:value="13" table:style-name="ce32">
            <text:p>13</text:p>
          </table:table-cell>
          <table:table-cell office:value-type="float" office:value="14" table:style-name="ce32">
            <text:p>14</text:p>
          </table:table-cell>
          <table:table-cell office:value-type="float" office:value="15" table:style-name="ce32">
            <text:p>15</text:p>
          </table:table-cell>
          <table:table-cell office:value-type="float" office:value="16" table:style-name="ce32">
            <text:p>16</text:p>
          </table:table-cell>
          <table:table-cell office:value-type="float" office:value="17" table:style-name="ce32">
            <text:p>17</text:p>
          </table:table-cell>
          <table:table-cell office:value-type="float" office:value="18" table:style-name="ce32">
            <text:p>18</text:p>
          </table:table-cell>
          <table:table-cell office:value-type="float" office:value="19" table:style-name="ce32">
            <text:p>19</text:p>
          </table:table-cell>
          <table:table-cell office:value-type="float" office:value="20" table:style-name="ce32">
            <text:p>20</text:p>
          </table:table-cell>
          <table:table-cell office:value-type="float" office:value="21" table:style-name="ce32">
            <text:p>21</text:p>
          </table:table-cell>
          <table:table-cell office:value-type="float" office:value="22" table:style-name="ce32">
            <text:p>22</text:p>
          </table:table-cell>
          <table:table-cell office:value-type="float" office:value="23" table:style-name="ce32">
            <text:p>23</text:p>
          </table:table-cell>
          <table:table-cell office:value-type="float" office:value="24" table:style-name="ce32">
            <text:p>24</text:p>
          </table:table-cell>
          <table:table-cell office:value-type="float" office:value="25" table:style-name="ce32">
            <text:p>25</text:p>
          </table:table-cell>
          <table:table-cell office:value-type="float" office:value="26" table:style-name="ce32">
            <text:p>26</text:p>
          </table:table-cell>
          <table:table-cell office:value-type="float" office:value="27" table:style-name="ce32">
            <text:p>27</text:p>
          </table:table-cell>
          <table:table-cell office:value-type="float" office:value="28" table:style-name="ce32">
            <text:p>28</text:p>
          </table:table-cell>
          <table:table-cell office:value-type="float" office:value="29" table:style-name="ce32">
            <text:p>29</text:p>
          </table:table-cell>
          <table:table-cell office:value-type="float" office:value="30" table:style-name="ce32">
            <text:p>30</text:p>
          </table:table-cell>
          <table:table-cell office:value-type="float" office:value="31" table:style-name="ce32">
            <text:p>31</text:p>
          </table:table-cell>
          <table:table-cell office:value-type="float" office:value="32" table:style-name="ce32">
            <text:p>32</text:p>
          </table:table-cell>
          <table:table-cell office:value-type="float" office:value="33" table:style-name="ce32">
            <text:p>33</text:p>
          </table:table-cell>
          <table:table-cell office:value-type="float" office:value="34" table:style-name="ce32">
            <text:p>34</text:p>
          </table:table-cell>
          <table:table-cell office:value-type="float" office:value="35" table:style-name="ce32">
            <text:p>35</text:p>
          </table:table-cell>
          <table:table-cell office:value-type="float" office:value="36" table:style-name="ce32">
            <text:p>36</text:p>
          </table:table-cell>
          <table:table-cell office:value-type="float" office:value="37" table:style-name="ce32">
            <text:p>37</text:p>
          </table:table-cell>
          <table:table-cell office:value-type="float" office:value="38" table:style-name="ce32">
            <text:p>38</text:p>
          </table:table-cell>
          <table:table-cell office:value-type="float" office:value="39" table:style-name="ce32">
            <text:p>39</text:p>
          </table:table-cell>
          <table:table-cell office:value-type="float" office:value="40" table:style-name="ce32">
            <text:p>40</text:p>
          </table:table-cell>
          <table:table-cell office:value-type="float" office:value="41" table:style-name="ce32">
            <text:p>41</text:p>
          </table:table-cell>
          <table:table-cell office:value-type="float" office:value="42" table:style-name="ce32">
            <text:p>42</text:p>
          </table:table-cell>
          <table:table-cell office:value-type="float" office:value="43" table:style-name="ce32">
            <text:p>43</text:p>
          </table:table-cell>
          <table:table-cell office:value-type="float" office:value="44" table:style-name="ce32">
            <text:p>44</text:p>
          </table:table-cell>
          <table:table-cell office:value-type="float" office:value="45" table:style-name="ce32">
            <text:p>45</text:p>
          </table:table-cell>
          <table:table-cell office:value-type="float" office:value="46" table:style-name="ce32">
            <text:p>46</text:p>
          </table:table-cell>
          <table:table-cell office:value-type="float" office:value="47" table:style-name="ce32">
            <text:p>47</text:p>
          </table:table-cell>
          <table:table-cell office:value-type="float" office:value="48" table:style-name="ce32">
            <text:p>48</text:p>
          </table:table-cell>
          <table:table-cell office:value-type="float" office:value="49" table:style-name="ce32">
            <text:p>49</text:p>
          </table:table-cell>
          <table:table-cell office:value-type="float" office:value="50" table:style-name="ce32">
            <text:p>50</text:p>
          </table:table-cell>
          <table:table-cell office:value-type="float" office:value="51" table:style-name="ce32">
            <text:p>51</text:p>
          </table:table-cell>
          <table:table-cell office:value-type="float" office:value="52" table:style-name="ce32">
            <text:p>52</text:p>
          </table:table-cell>
          <table:table-cell office:value-type="float" office:value="53" table:style-name="ce32">
            <text:p>53</text:p>
          </table:table-cell>
          <table:table-cell office:value-type="float" office:value="54" table:style-name="ce32">
            <text:p>54</text:p>
          </table:table-cell>
          <table:table-cell office:value-type="float" office:value="55" table:style-name="ce32">
            <text:p>55</text:p>
          </table:table-cell>
          <table:table-cell office:value-type="float" office:value="56" table:style-name="ce32">
            <text:p>56</text:p>
          </table:table-cell>
          <table:table-cell office:value-type="float" office:value="57" table:style-name="ce32">
            <text:p>57</text:p>
          </table:table-cell>
          <table:table-cell office:value-type="float" office:value="58" table:style-name="ce32">
            <text:p>58</text:p>
          </table:table-cell>
          <table:table-cell office:value-type="float" office:value="59" table:style-name="ce32">
            <text:p>59</text:p>
          </table:table-cell>
          <table:table-cell office:value-type="float" office:value="60" table:style-name="ce32">
            <text:p>60</text:p>
          </table:table-cell>
          <table:table-cell office:value-type="float" office:value="61" table:style-name="ce37">
            <text:p>61</text:p>
          </table:table-cell>
          <table:table-cell office:value-type="float" office:value="62" table:style-name="ce37">
            <text:p>62</text:p>
          </table:table-cell>
          <table:table-cell office:value-type="float" office:value="63" table:style-name="ce40">
            <text:p>63</text:p>
          </table:table-cell>
          <table:table-cell office:value-type="float" office:value="64" table:style-name="ce40">
            <text:p>64</text:p>
          </table:table-cell>
          <table:table-cell office:value-type="float" office:value="65" table:style-name="ce40">
            <text:p>65</text:p>
          </table:table-cell>
          <table:table-cell office:value-type="float" office:value="66" table:style-name="ce40">
            <text:p>66</text:p>
          </table:table-cell>
          <table:table-cell office:value-type="float" office:value="67" table:style-name="ce40">
            <text:p>67</text:p>
          </table:table-cell>
          <table:table-cell office:value-type="float" office:value="68" table:style-name="ce40">
            <text:p>68</text:p>
          </table:table-cell>
          <table:table-cell office:value-type="float" office:value="69" table:style-name="ce40">
            <text:p>69</text:p>
          </table:table-cell>
          <table:table-cell office:value-type="float" office:value="70" table:style-name="ce40">
            <text:p>70</text:p>
          </table:table-cell>
          <table:table-cell office:value-type="float" office:value="71" table:style-name="ce41">
            <text:p>71</text:p>
          </table:table-cell>
          <table:table-cell office:value-type="float" office:value="72" table:style-name="ce41">
            <text:p>72</text:p>
          </table:table-cell>
          <table:table-cell office:value-type="float" office:value="73" table:style-name="ce42">
            <text:p>73</text:p>
          </table:table-cell>
          <table:table-cell office:value-type="float" office:value="74" table:style-name="ce42">
            <text:p>74</text:p>
          </table:table-cell>
          <table:table-cell office:value-type="float" office:value="75" table:style-name="ce43">
            <text:p>75</text:p>
          </table:table-cell>
          <table:table-cell office:value-type="float" office:value="76" table:style-name="ce43">
            <text:p>76</text:p>
          </table:table-cell>
          <table:table-cell office:value-type="float" office:value="77" table:style-name="ce43">
            <text:p>77</text:p>
          </table:table-cell>
          <table:table-cell office:value-type="float" office:value="78" table:style-name="ce43">
            <text:p>78</text:p>
          </table:table-cell>
          <table:table-cell office:value-type="float" office:value="79" table:style-name="ce43">
            <text:p>79</text:p>
          </table:table-cell>
          <table:table-cell office:value-type="float" office:value="80" table:style-name="ce43">
            <text:p>80</text:p>
          </table:table-cell>
          <table:table-cell office:value-type="float" office:value="81" table:style-name="ce43">
            <text:p>81</text:p>
          </table:table-cell>
          <table:table-cell office:value-type="float" office:value="82" table:style-name="ce43">
            <text:p>82</text:p>
          </table:table-cell>
          <table:table-cell office:value-type="float" office:value="83" table:style-name="ce44">
            <text:p>83</text:p>
          </table:table-cell>
          <table:table-cell office:value-type="float" office:value="84" table:style-name="ce44">
            <text:p>84</text:p>
          </table:table-cell>
          <table:table-cell office:value-type="float" office:value="85" table:style-name="ce69">
            <text:p>85</text:p>
          </table:table-cell>
          <table:table-cell office:value-type="float" office:value="86" table:style-name="ce69">
            <text:p>86</text:p>
          </table:table-cell>
          <table:table-cell office:value-type="float" office:value="87" table:style-name="ce69">
            <text:p>87</text:p>
          </table:table-cell>
          <table:table-cell office:value-type="float" office:value="88" table:style-name="ce69">
            <text:p>88</text:p>
          </table:table-cell>
          <table:table-cell office:value-type="float" office:value="89" table:style-name="ce69">
            <text:p>89</text:p>
          </table:table-cell>
          <table:table-cell office:value-type="float" office:value="90" table:style-name="ce69">
            <text:p>90</text:p>
          </table:table-cell>
          <table:table-cell office:value-type="float" office:value="91" table:style-name="ce69">
            <text:p>91</text:p>
          </table:table-cell>
          <table:table-cell office:value-type="float" office:value="92" table:style-name="ce69">
            <text:p>92</text:p>
          </table:table-cell>
          <table:table-cell office:value-type="float" office:value="93" table:style-name="ce69">
            <text:p>93</text:p>
          </table:table-cell>
          <table:table-cell office:value-type="float" office:value="94" table:style-name="ce69">
            <text:p>94</text:p>
          </table:table-cell>
          <table:table-cell office:value-type="float" office:value="95" table:style-name="ce69">
            <text:p>95</text:p>
          </table:table-cell>
          <table:table-cell office:value-type="float" office:value="96" table:style-name="ce69">
            <text:p>96</text:p>
          </table:table-cell>
          <table:table-cell office:value-type="float" office:value="97" table:style-name="ce69">
            <text:p>97</text:p>
          </table:table-cell>
          <table:table-cell office:value-type="float" office:value="98" table:style-name="ce69">
            <text:p>98</text:p>
          </table:table-cell>
          <table:table-cell office:value-type="float" office:value="99" table:style-name="ce69">
            <text:p>99</text:p>
          </table:table-cell>
          <table:table-cell office:value-type="float" office:value="100" table:style-name="ce69">
            <text:p>100</text:p>
          </table:table-cell>
          <table:table-cell office:value-type="float" office:value="101" table:style-name="ce69">
            <text:p>101</text:p>
          </table:table-cell>
          <table:table-cell office:value-type="float" office:value="102" table:style-name="ce70">
            <text:p>102</text:p>
          </table:table-cell>
          <table:table-cell office:value-type="float" office:value="103" table:style-name="ce70">
            <text:p>103</text:p>
          </table:table-cell>
          <table:table-cell office:value-type="float" office:value="104" table:style-name="ce71">
            <text:p>104</text:p>
          </table:table-cell>
          <table:table-cell office:value-type="float" office:value="105" table:style-name="ce71">
            <text:p>105</text:p>
          </table:table-cell>
          <table:table-cell office:value-type="float" office:value="106" table:style-name="ce71">
            <text:p>106</text:p>
          </table:table-cell>
          <table:table-cell office:value-type="float" office:value="107" table:style-name="ce71">
            <text:p>107</text:p>
          </table:table-cell>
          <table:table-cell office:value-type="float" office:value="108" table:style-name="ce71">
            <text:p>108</text:p>
          </table:table-cell>
          <table:table-cell office:value-type="float" office:value="109" table:style-name="ce71">
            <text:p>109</text:p>
          </table:table-cell>
          <table:table-cell office:value-type="float" office:value="110" table:style-name="ce71">
            <text:p>110</text:p>
          </table:table-cell>
          <table:table-cell office:value-type="float" office:value="111" table:style-name="ce71">
            <text:p>111</text:p>
          </table:table-cell>
          <table:table-cell office:value-type="float" office:value="112" table:style-name="ce72">
            <text:p>112</text:p>
          </table:table-cell>
          <table:table-cell office:value-type="float" office:value="113" table:style-name="ce72">
            <text:p>113</text:p>
          </table:table-cell>
          <table:table-cell office:value-type="float" office:value="114" table:style-name="ce73">
            <text:p>114</text:p>
          </table:table-cell>
          <table:table-cell office:value-type="float" office:value="115" table:style-name="ce73">
            <text:p>115</text:p>
          </table:table-cell>
          <table:table-cell office:value-type="float" office:value="116" table:style-name="ce74">
            <text:p>116</text:p>
          </table:table-cell>
          <table:table-cell office:value-type="float" office:value="117" table:style-name="ce74">
            <text:p>117</text:p>
          </table:table-cell>
          <table:table-cell office:value-type="float" office:value="118" table:style-name="ce74">
            <text:p>118</text:p>
          </table:table-cell>
          <table:table-cell office:value-type="float" office:value="119" table:style-name="ce74">
            <text:p>119</text:p>
          </table:table-cell>
          <table:table-cell office:value-type="float" office:value="120" table:style-name="ce74">
            <text:p>120</text:p>
          </table:table-cell>
          <table:table-cell office:value-type="float" office:value="121" table:style-name="ce74">
            <text:p>121</text:p>
          </table:table-cell>
          <table:table-cell office:value-type="float" office:value="123" table:style-name="ce74">
            <text:p>123</text:p>
          </table:table-cell>
          <table:table-cell office:value-type="float" office:value="124" table:style-name="ce74">
            <text:p>124</text:p>
          </table:table-cell>
          <table:table-cell office:value-type="float" office:value="125" table:style-name="ce75">
            <text:p>125</text:p>
          </table:table-cell>
          <table:table-cell office:value-type="float" office:value="126" table:style-name="ce75">
            <text:p>126</text:p>
          </table:table-cell>
          <table:table-cell office:value-type="float" office:value="127" table:style-name="ce76">
            <text:p>127</text:p>
          </table:table-cell>
          <table:table-cell office:value-type="float" office:value="128" table:style-name="ce76">
            <text:p>128</text:p>
          </table:table-cell>
          <table:table-cell office:value-type="float" office:value="129" table:style-name="ce76">
            <text:p>129</text:p>
          </table:table-cell>
          <table:table-cell office:value-type="float" office:value="130" table:style-name="ce76">
            <text:p>130</text:p>
          </table:table-cell>
          <table:table-cell office:value-type="float" office:value="131" table:style-name="ce76">
            <text:p>131</text:p>
          </table:table-cell>
          <table:table-cell office:value-type="float" office:value="132" table:style-name="ce76">
            <text:p>132</text:p>
          </table:table-cell>
          <table:table-cell office:value-type="float" office:value="134" table:style-name="ce76">
            <text:p>134</text:p>
          </table:table-cell>
          <table:table-cell office:value-type="float" office:value="135" table:style-name="ce76">
            <text:p>135</text:p>
          </table:table-cell>
          <table:table-cell office:value-type="float" office:value="136" table:style-name="ce76">
            <text:p>136</text:p>
          </table:table-cell>
          <table:table-cell office:value-type="float" office:value="137" table:style-name="ce76">
            <text:p>137</text:p>
          </table:table-cell>
          <table:table-cell office:value-type="float" office:value="138" table:style-name="ce76">
            <text:p>138</text:p>
          </table:table-cell>
          <table:table-cell office:value-type="float" office:value="139" table:style-name="ce76">
            <text:p>139</text:p>
          </table:table-cell>
          <table:table-cell office:value-type="float" office:value="140" table:style-name="ce76">
            <text:p>140</text:p>
          </table:table-cell>
          <table:table-cell office:value-type="float" office:value="141" table:style-name="ce76">
            <text:p>141</text:p>
          </table:table-cell>
          <table:table-cell office:value-type="float" office:value="142" table:style-name="ce76">
            <text:p>142</text:p>
          </table:table-cell>
          <table:table-cell office:value-type="float" office:value="143" table:style-name="ce76">
            <text:p>143</text:p>
          </table:table-cell>
          <table:table-cell office:value-type="float" office:value="144" table:style-name="ce76">
            <text:p>144</text:p>
          </table:table-cell>
          <table:table-cell office:value-type="float" office:value="145" table:style-name="ce76">
            <text:p>145</text:p>
          </table:table-cell>
          <table:table-cell office:value-type="float" office:value="146" table:style-name="ce76">
            <text:p>146</text:p>
          </table:table-cell>
          <table:table-cell office:value-type="float" office:value="147" table:style-name="ce76">
            <text:p>147</text:p>
          </table:table-cell>
          <table:table-cell office:value-type="float" office:value="148" table:style-name="ce76">
            <text:p>148</text:p>
          </table:table-cell>
          <table:table-cell office:value-type="float" office:value="149" table:style-name="ce76">
            <text:p>149</text:p>
          </table:table-cell>
          <table:table-cell office:value-type="float" office:value="150" table:style-name="ce76">
            <text:p>150</text:p>
          </table:table-cell>
          <table:table-cell office:value-type="float" office:value="151" table:style-name="ce76">
            <text:p>151</text:p>
          </table:table-cell>
          <table:table-cell office:value-type="float" office:value="152" table:style-name="ce76">
            <text:p>152</text:p>
          </table:table-cell>
          <table:table-cell office:value-type="float" office:value="153" table:style-name="ce76">
            <text:p>153</text:p>
          </table:table-cell>
          <table:table-cell office:value-type="float" office:value="154" table:style-name="ce76">
            <text:p>154</text:p>
          </table:table-cell>
          <table:table-cell office:value-type="float" office:value="155" table:style-name="ce76">
            <text:p>155</text:p>
          </table:table-cell>
          <table:table-cell office:value-type="float" office:value="156" table:style-name="ce76">
            <text:p>156</text:p>
          </table:table-cell>
          <table:table-cell office:value-type="float" office:value="157" table:style-name="ce76">
            <text:p>157</text:p>
          </table:table-cell>
          <table:table-cell office:value-type="float" office:value="158" table:style-name="ce76">
            <text:p>158</text:p>
          </table:table-cell>
          <table:table-cell office:value-type="float" office:value="159" table:style-name="ce76">
            <text:p>159</text:p>
          </table:table-cell>
          <table:table-cell office:value-type="float" office:value="160" table:style-name="ce76">
            <text:p>160</text:p>
          </table:table-cell>
          <table:table-cell office:value-type="float" office:value="161" table:style-name="ce76">
            <text:p>161</text:p>
          </table:table-cell>
          <table:table-cell office:value-type="float" office:value="162" table:style-name="ce76">
            <text:p>162</text:p>
          </table:table-cell>
          <table:table-cell office:value-type="float" office:value="163" table:style-name="ce76">
            <text:p>163</text:p>
          </table:table-cell>
          <table:table-cell office:value-type="float" office:value="164" table:style-name="ce76">
            <text:p>164</text:p>
          </table:table-cell>
          <table:table-cell office:value-type="float" office:value="165" table:style-name="ce76">
            <text:p>165</text:p>
          </table:table-cell>
          <table:table-cell office:value-type="float" office:value="166" table:style-name="ce76">
            <text:p>166</text:p>
          </table:table-cell>
          <table:table-cell office:value-type="float" office:value="167" table:style-name="ce76">
            <text:p>167</text:p>
          </table:table-cell>
          <table:table-cell office:value-type="float" office:value="168" table:style-name="ce76">
            <text:p>168</text:p>
          </table:table-cell>
          <table:table-cell office:value-type="float" office:value="169" table:style-name="ce76">
            <text:p>169</text:p>
          </table:table-cell>
          <table:table-cell office:value-type="float" office:value="170" table:style-name="ce76">
            <text:p>170</text:p>
          </table:table-cell>
          <table:table-cell office:value-type="float" office:value="171" table:style-name="ce76">
            <text:p>171</text:p>
          </table:table-cell>
          <table:table-cell office:value-type="float" office:value="172" table:style-name="ce76">
            <text:p>172</text:p>
          </table:table-cell>
          <table:table-cell office:value-type="float" office:value="173" table:style-name="ce76">
            <text:p>173</text:p>
          </table:table-cell>
          <table:table-cell office:value-type="float" office:value="174" table:style-name="ce76">
            <text:p>174</text:p>
          </table:table-cell>
          <table:table-cell office:value-type="float" office:value="175" table:style-name="ce76">
            <text:p>175</text:p>
          </table:table-cell>
          <table:table-cell office:value-type="float" office:value="176" table:style-name="ce76">
            <text:p>176</text:p>
          </table:table-cell>
          <table:table-cell office:value-type="float" office:value="177" table:style-name="ce76">
            <text:p>177</text:p>
          </table:table-cell>
          <table:table-cell office:value-type="float" office:value="178" table:style-name="ce76">
            <text:p>178</text:p>
          </table:table-cell>
          <table:table-cell office:value-type="float" office:value="179" table:style-name="ce76">
            <text:p>179</text:p>
          </table:table-cell>
          <table:table-cell office:value-type="float" office:value="180" table:style-name="ce76">
            <text:p>180</text:p>
          </table:table-cell>
          <table:table-cell office:value-type="float" office:value="181" table:style-name="ce76">
            <text:p>181</text:p>
          </table:table-cell>
          <table:table-cell office:value-type="float" office:value="182" table:style-name="ce76">
            <text:p>182</text:p>
          </table:table-cell>
          <table:table-cell office:value-type="float" office:value="183" table:style-name="ce76">
            <text:p>183</text:p>
          </table:table-cell>
          <table:table-cell office:value-type="float" office:value="184" table:style-name="ce76">
            <text:p>184</text:p>
          </table:table-cell>
          <table:table-cell office:value-type="float" office:value="185" table:style-name="ce76">
            <text:p>185</text:p>
          </table:table-cell>
          <table:table-cell office:value-type="float" office:value="186" table:style-name="ce76">
            <text:p>186</text:p>
          </table:table-cell>
          <table:table-cell office:value-type="float" office:value="187" table:style-name="ce76">
            <text:p>187</text:p>
          </table:table-cell>
          <table:table-cell office:value-type="float" office:value="188" table:style-name="ce76">
            <text:p>188</text:p>
          </table:table-cell>
          <table:table-cell office:value-type="float" office:value="189" table:style-name="ce76">
            <text:p>189</text:p>
          </table:table-cell>
          <table:table-cell office:value-type="float" office:value="190" table:style-name="ce76">
            <text:p>190</text:p>
          </table:table-cell>
          <table:table-cell office:value-type="float" office:value="191" table:style-name="ce76">
            <text:p>191</text:p>
          </table:table-cell>
          <table:table-cell office:value-type="float" office:value="192" table:style-name="ce76">
            <text:p>192</text:p>
          </table:table-cell>
          <table:table-cell office:value-type="float" office:value="193" table:style-name="ce76">
            <text:p>193</text:p>
          </table:table-cell>
          <table:table-cell office:value-type="float" office:value="194" table:style-name="ce76">
            <text:p>194</text:p>
          </table:table-cell>
          <table:table-cell office:value-type="float" office:value="195" table:style-name="ce76">
            <text:p>195</text:p>
          </table:table-cell>
          <table:table-cell office:value-type="float" office:value="196" table:style-name="ce76">
            <text:p>196</text:p>
          </table:table-cell>
          <table:table-cell office:value-type="float" office:value="197" table:style-name="ce76">
            <text:p>197</text:p>
          </table:table-cell>
          <table:table-cell office:value-type="float" office:value="198" table:style-name="ce76">
            <text:p>198</text:p>
          </table:table-cell>
          <table:table-cell office:value-type="float" office:value="199" table:style-name="ce76">
            <text:p>199</text:p>
          </table:table-cell>
          <table:table-cell office:value-type="float" office:value="200" table:style-name="ce76">
            <text:p>200</text:p>
          </table:table-cell>
          <table:table-cell office:value-type="float" office:value="201" table:style-name="ce76">
            <text:p>201</text:p>
          </table:table-cell>
          <table:table-cell office:value-type="float" office:value="202" table:style-name="ce76">
            <text:p>202</text:p>
          </table:table-cell>
          <table:table-cell office:value-type="float" office:value="203" table:style-name="ce76">
            <text:p>203</text:p>
          </table:table-cell>
          <table:table-cell office:value-type="float" office:value="204" table:style-name="ce76">
            <text:p>204</text:p>
          </table:table-cell>
          <table:table-cell office:value-type="float" office:value="205" table:style-name="ce76">
            <text:p>205</text:p>
          </table:table-cell>
          <table:table-cell office:value-type="float" office:value="206" table:style-name="ce76">
            <text:p>206</text:p>
          </table:table-cell>
          <table:table-cell office:value-type="float" office:value="207" table:style-name="ce76">
            <text:p>207</text:p>
          </table:table-cell>
          <table:table-cell office:value-type="float" office:value="208" table:style-name="ce76">
            <text:p>208</text:p>
          </table:table-cell>
          <table:table-cell office:value-type="float" office:value="209" table:style-name="ce76">
            <text:p>209</text:p>
          </table:table-cell>
          <table:table-cell office:value-type="float" office:value="210" table:style-name="ce76">
            <text:p>210</text:p>
          </table:table-cell>
          <table:table-cell office:value-type="float" office:value="211" table:style-name="ce76">
            <text:p>211</text:p>
          </table:table-cell>
          <table:table-cell office:value-type="float" office:value="212" table:style-name="ce76">
            <text:p>212</text:p>
          </table:table-cell>
          <table:table-cell office:value-type="float" office:value="213" table:style-name="ce76">
            <text:p>213</text:p>
          </table:table-cell>
          <table:table-cell office:value-type="float" office:value="214" table:style-name="ce76">
            <text:p>214</text:p>
          </table:table-cell>
          <table:table-cell office:value-type="float" office:value="215" table:style-name="ce76">
            <text:p>215</text:p>
          </table:table-cell>
          <table:table-cell office:value-type="float" office:value="216" table:style-name="ce76">
            <text:p>216</text:p>
          </table:table-cell>
          <table:table-cell office:value-type="float" office:value="217" table:style-name="ce76">
            <text:p>217</text:p>
          </table:table-cell>
          <table:table-cell office:value-type="float" office:value="218" table:style-name="ce76">
            <text:p>218</text:p>
          </table:table-cell>
          <table:table-cell office:value-type="float" office:value="219" table:style-name="ce76">
            <text:p>219</text:p>
          </table:table-cell>
          <table:table-cell office:value-type="float" office:value="220" table:style-name="ce76">
            <text:p>220</text:p>
          </table:table-cell>
          <table:table-cell office:value-type="float" office:value="221" table:style-name="ce76">
            <text:p>221</text:p>
          </table:table-cell>
          <table:table-cell office:value-type="float" office:value="222" table:style-name="ce76">
            <text:p>222</text:p>
          </table:table-cell>
          <table:table-cell office:value-type="float" office:value="223" table:style-name="ce76">
            <text:p>223</text:p>
          </table:table-cell>
          <table:table-cell office:value-type="float" office:value="224" table:style-name="ce76">
            <text:p>224</text:p>
          </table:table-cell>
          <table:table-cell office:value-type="float" office:value="225" table:style-name="ce76">
            <text:p>225</text:p>
          </table:table-cell>
          <table:table-cell office:value-type="float" office:value="226" table:style-name="ce76">
            <text:p>226</text:p>
          </table:table-cell>
          <table:table-cell office:value-type="float" office:value="227" table:style-name="ce76">
            <text:p>227</text:p>
          </table:table-cell>
          <table:table-cell office:value-type="float" office:value="228" table:style-name="ce76">
            <text:p>228</text:p>
          </table:table-cell>
          <table:table-cell office:value-type="float" office:value="229" table:style-name="ce76">
            <text:p>229</text:p>
          </table:table-cell>
          <table:table-cell office:value-type="float" office:value="230" table:style-name="ce76">
            <text:p>230</text:p>
          </table:table-cell>
          <table:table-cell office:value-type="float" office:value="231" table:style-name="ce76">
            <text:p>231</text:p>
          </table:table-cell>
          <table:table-cell office:value-type="float" office:value="232" table:style-name="ce76">
            <text:p>232</text:p>
          </table:table-cell>
          <table:table-cell office:value-type="float" office:value="233" table:style-name="ce76">
            <text:p>233</text:p>
          </table:table-cell>
          <table:table-cell office:value-type="float" office:value="234" table:style-name="ce76">
            <text:p>234</text:p>
          </table:table-cell>
          <table:table-cell office:value-type="float" office:value="235" table:style-name="ce76">
            <text:p>235</text:p>
          </table:table-cell>
          <table:table-cell office:value-type="float" office:value="236" table:style-name="ce76">
            <text:p>236</text:p>
          </table:table-cell>
          <table:table-cell office:value-type="float" office:value="237" table:style-name="ce76">
            <text:p>237</text:p>
          </table:table-cell>
          <table:table-cell office:value-type="float" office:value="238" table:style-name="ce76">
            <text:p>238</text:p>
          </table:table-cell>
          <table:table-cell office:value-type="float" office:value="239" table:style-name="ce76">
            <text:p>239</text:p>
          </table:table-cell>
          <table:table-cell office:value-type="float" office:value="240" table:style-name="ce76">
            <text:p>240</text:p>
          </table:table-cell>
          <table:table-cell office:value-type="float" office:value="241" table:style-name="ce76">
            <text:p>241</text:p>
          </table:table-cell>
          <table:table-cell office:value-type="float" office:value="242" table:style-name="ce76">
            <text:p>242</text:p>
          </table:table-cell>
          <table:table-cell office:value-type="float" office:value="243" table:style-name="ce76">
            <text:p>243</text:p>
          </table:table-cell>
          <table:table-cell office:value-type="float" office:value="244" table:style-name="ce76">
            <text:p>244</text:p>
          </table:table-cell>
          <table:table-cell office:value-type="float" office:value="245" table:style-name="ce76">
            <text:p>245</text:p>
          </table:table-cell>
          <table:table-cell office:value-type="float" office:value="246" table:style-name="ce76">
            <text:p>246</text:p>
          </table:table-cell>
          <table:table-cell office:value-type="float" office:value="247" table:style-name="ce76">
            <text:p>247</text:p>
          </table:table-cell>
          <table:table-cell office:value-type="float" office:value="248" table:style-name="ce76">
            <text:p>248</text:p>
          </table:table-cell>
          <table:table-cell office:value-type="float" office:value="249" table:style-name="ce76">
            <text:p>249</text:p>
          </table:table-cell>
          <table:table-cell office:value-type="float" office:value="250" table:style-name="ce76">
            <text:p>250</text:p>
          </table:table-cell>
          <table:table-cell office:value-type="float" office:value="251" table:style-name="ce76">
            <text:p>251</text:p>
          </table:table-cell>
          <table:table-cell office:value-type="float" office:value="252" table:style-name="ce76">
            <text:p>252</text:p>
          </table:table-cell>
          <table:table-cell office:value-type="float" office:value="253" table:style-name="ce76">
            <text:p>253</text:p>
          </table:table-cell>
          <table:table-cell office:value-type="float" office:value="254" table:style-name="ce76">
            <text:p>254</text:p>
          </table:table-cell>
          <table:table-cell office:value-type="float" office:value="255" table:style-name="ce76">
            <text:p>255</text:p>
          </table:table-cell>
          <table:table-cell office:value-type="float" office:value="256" table:style-name="ce76">
            <text:p>256</text:p>
          </table:table-cell>
          <table:table-cell office:value-type="float" office:value="257" table:style-name="ce76">
            <text:p>257</text:p>
          </table:table-cell>
          <table:table-cell office:value-type="float" office:value="258" table:style-name="ce76">
            <text:p>258</text:p>
          </table:table-cell>
          <table:table-cell office:value-type="float" office:value="259" table:style-name="ce76">
            <text:p>259</text:p>
          </table:table-cell>
          <table:table-cell office:value-type="float" office:value="260" table:style-name="ce76">
            <text:p>260</text:p>
          </table:table-cell>
          <table:table-cell office:value-type="float" office:value="261" table:style-name="ce76">
            <text:p>261</text:p>
          </table:table-cell>
          <table:table-cell office:value-type="float" office:value="262" table:style-name="ce76">
            <text:p>262</text:p>
          </table:table-cell>
          <table:table-cell office:value-type="float" office:value="263" table:style-name="ce76">
            <text:p>263</text:p>
          </table:table-cell>
          <table:table-cell office:value-type="float" office:value="264" table:style-name="ce76">
            <text:p>264</text:p>
          </table:table-cell>
          <table:table-cell office:value-type="float" office:value="265" table:style-name="ce76">
            <text:p>265</text:p>
          </table:table-cell>
          <table:table-cell office:value-type="float" office:value="266" table:style-name="ce76">
            <text:p>266</text:p>
          </table:table-cell>
          <table:table-cell office:value-type="float" office:value="267" table:style-name="ce76">
            <text:p>267</text:p>
          </table:table-cell>
          <table:table-cell office:value-type="float" office:value="268" table:style-name="ce76">
            <text:p>268</text:p>
          </table:table-cell>
          <table:table-cell office:value-type="float" office:value="269" table:style-name="ce76">
            <text:p>269</text:p>
          </table:table-cell>
          <table:table-cell office:value-type="float" office:value="270" table:style-name="ce76">
            <text:p>270</text:p>
          </table:table-cell>
          <table:table-cell office:value-type="float" office:value="271" table:style-name="ce76">
            <text:p>271</text:p>
          </table:table-cell>
          <table:table-cell office:value-type="float" office:value="272" table:style-name="ce76">
            <text:p>272</text:p>
          </table:table-cell>
          <table:table-cell office:value-type="float" office:value="273" table:style-name="ce76">
            <text:p>273</text:p>
          </table:table-cell>
          <table:table-cell office:value-type="float" office:value="274" table:style-name="ce76">
            <text:p>274</text:p>
          </table:table-cell>
          <table:table-cell office:value-type="float" office:value="275" table:style-name="ce76">
            <text:p>275</text:p>
          </table:table-cell>
          <table:table-cell office:value-type="float" office:value="276" table:style-name="ce76">
            <text:p>276</text:p>
          </table:table-cell>
          <table:table-cell office:value-type="float" office:value="277" table:style-name="ce76">
            <text:p>277</text:p>
          </table:table-cell>
          <table:table-cell office:value-type="float" office:value="278" table:style-name="ce76">
            <text:p>278</text:p>
          </table:table-cell>
          <table:table-cell office:value-type="float" office:value="279" table:style-name="ce76">
            <text:p>279</text:p>
          </table:table-cell>
          <table:table-cell office:value-type="float" office:value="280" table:style-name="ce76">
            <text:p>280</text:p>
          </table:table-cell>
          <table:table-cell office:value-type="float" office:value="281" table:style-name="ce76">
            <text:p>281</text:p>
          </table:table-cell>
          <table:table-cell office:value-type="float" office:value="282" table:style-name="ce76">
            <text:p>282</text:p>
          </table:table-cell>
          <table:table-cell office:value-type="float" office:value="283" table:style-name="ce76">
            <text:p>283</text:p>
          </table:table-cell>
          <table:table-cell office:value-type="float" office:value="284" table:style-name="ce76">
            <text:p>284</text:p>
          </table:table-cell>
          <table:table-cell office:value-type="float" office:value="285" table:style-name="ce76">
            <text:p>285</text:p>
          </table:table-cell>
          <table:table-cell office:value-type="float" office:value="286" table:style-name="ce76">
            <text:p>286</text:p>
          </table:table-cell>
          <table:table-cell office:value-type="float" office:value="287" table:style-name="ce76">
            <text:p>287</text:p>
          </table:table-cell>
          <table:table-cell office:value-type="float" office:value="288" table:style-name="ce76">
            <text:p>288</text:p>
          </table:table-cell>
          <table:table-cell office:value-type="float" office:value="289" table:style-name="ce76">
            <text:p>289</text:p>
          </table:table-cell>
          <table:table-cell office:value-type="float" office:value="290" table:style-name="ce76">
            <text:p>290</text:p>
          </table:table-cell>
          <table:table-cell office:value-type="float" office:value="291" table:style-name="ce76">
            <text:p>291</text:p>
          </table:table-cell>
          <table:table-cell office:value-type="float" office:value="292" table:style-name="ce76">
            <text:p>292</text:p>
          </table:table-cell>
          <table:table-cell office:value-type="float" office:value="293" table:style-name="ce76">
            <text:p>293</text:p>
          </table:table-cell>
          <table:table-cell office:value-type="float" office:value="294" table:style-name="ce76">
            <text:p>294</text:p>
          </table:table-cell>
          <table:table-cell office:value-type="float" office:value="295" table:style-name="ce76">
            <text:p>295</text:p>
          </table:table-cell>
          <table:table-cell office:value-type="float" office:value="296" table:style-name="ce76">
            <text:p>296</text:p>
          </table:table-cell>
          <table:table-cell office:value-type="float" office:value="297" table:style-name="ce76">
            <text:p>297</text:p>
          </table:table-cell>
          <table:table-cell office:value-type="float" office:value="298" table:style-name="ce76">
            <text:p>298</text:p>
          </table:table-cell>
          <table:table-cell office:value-type="float" office:value="299" table:style-name="ce76">
            <text:p>299</text:p>
          </table:table-cell>
          <table:table-cell office:value-type="float" office:value="300" table:style-name="ce76">
            <text:p>300</text:p>
          </table:table-cell>
          <table:table-cell office:value-type="float" office:value="301" table:style-name="ce76">
            <text:p>301</text:p>
          </table:table-cell>
          <table:table-cell office:value-type="float" office:value="302" table:style-name="ce76">
            <text:p>302</text:p>
          </table:table-cell>
          <table:table-cell office:value-type="float" office:value="303" table:style-name="ce76">
            <text:p>303</text:p>
          </table:table-cell>
          <table:table-cell office:value-type="float" office:value="304" table:style-name="ce76">
            <text:p>304</text:p>
          </table:table-cell>
          <table:table-cell office:value-type="float" office:value="305" table:style-name="ce76">
            <text:p>305</text:p>
          </table:table-cell>
          <table:table-cell office:value-type="float" office:value="309.95151515151599" table:style-name="ce76">
            <text:p>310</text:p>
          </table:table-cell>
          <table:table-cell office:value-type="float" office:value="310.97619047619099" table:style-name="ce76">
            <text:p>311</text:p>
          </table:table-cell>
          <table:table-cell office:value-type="float" office:value="312.00086580086599" table:style-name="ce76">
            <text:p>312</text:p>
          </table:table-cell>
          <table:table-cell office:value-type="float" office:value="313.025541125541" table:style-name="ce76">
            <text:p>313</text:p>
          </table:table-cell>
          <table:table-cell office:value-type="float" office:value="314.05021645021702" table:style-name="ce76">
            <text:p>314</text:p>
          </table:table-cell>
          <table:table-cell office:value-type="float" office:value="315.07489177489202" table:style-name="ce76">
            <text:p>315</text:p>
          </table:table-cell>
          <table:table-cell office:value-type="float" office:value="316.09956709956703" table:style-name="ce76">
            <text:p>316</text:p>
          </table:table-cell>
          <table:table-cell office:value-type="float" office:value="317.12424242424299" table:style-name="ce76">
            <text:p>317</text:p>
          </table:table-cell>
          <table:table-cell office:value-type="float" office:value="318.148917748918" table:style-name="ce76">
            <text:p>318</text:p>
          </table:table-cell>
          <table:table-cell office:value-type="float" office:value="319.173593073593" table:style-name="ce76">
            <text:p>319</text:p>
          </table:table-cell>
          <table:table-cell office:value-type="float" office:value="320.19826839826902" table:style-name="ce76">
            <text:p>320</text:p>
          </table:table-cell>
          <table:table-cell office:value-type="float" office:value="321.22294372294402" table:style-name="ce76">
            <text:p>321</text:p>
          </table:table-cell>
          <table:table-cell office:value-type="float" office:value="322.24761904761903" table:style-name="ce76">
            <text:p>322</text:p>
          </table:table-cell>
          <table:table-cell office:value-type="float" office:value="323.27229437229499" table:style-name="ce76">
            <text:p>323</text:p>
          </table:table-cell>
          <table:table-cell office:value-type="float" office:value="324.29696969697" table:style-name="ce76">
            <text:p>324</text:p>
          </table:table-cell>
          <table:table-cell office:value-type="float" office:value="325.321645021645" table:style-name="ce76">
            <text:p>325</text:p>
          </table:table-cell>
          <table:table-cell office:value-type="float" office:value="326.34632034632102" table:style-name="ce76">
            <text:p>326</text:p>
          </table:table-cell>
          <table:table-cell office:value-type="float" office:value="327.37099567099602" table:style-name="ce76">
            <text:p>327</text:p>
          </table:table-cell>
          <table:table-cell office:value-type="float" office:value="328.39567099567103" table:style-name="ce76">
            <text:p>328</text:p>
          </table:table-cell>
          <table:table-cell office:value-type="float" office:value="329.42034632034699" table:style-name="ce76">
            <text:p>329</text:p>
          </table:table-cell>
          <table:table-cell office:value-type="float" office:value="330.445021645022" table:style-name="ce76">
            <text:p>330</text:p>
          </table:table-cell>
          <table:table-cell office:value-type="float" office:value="331.469696969697" table:style-name="ce76">
            <text:p>331</text:p>
          </table:table-cell>
          <table:table-cell office:value-type="float" office:value="332.49437229437302" table:style-name="ce76">
            <text:p>332</text:p>
          </table:table-cell>
          <table:table-cell office:value-type="float" office:value="333.51904761904802" table:style-name="ce76">
            <text:p>334</text:p>
          </table:table-cell>
          <table:table-cell office:value-type="float" office:value="334.54372294372303" table:style-name="ce76">
            <text:p>335</text:p>
          </table:table-cell>
          <table:table-cell office:value-type="float" office:value="335.56839826839899" table:style-name="ce76">
            <text:p>336</text:p>
          </table:table-cell>
          <table:table-cell office:value-type="float" office:value="336.593073593074" table:style-name="ce76">
            <text:p>337</text:p>
          </table:table-cell>
          <table:table-cell office:value-type="float" office:value="337.617748917749" table:style-name="ce76">
            <text:p>338</text:p>
          </table:table-cell>
          <table:table-cell office:value-type="float" office:value="338.64242424242502" table:style-name="ce76">
            <text:p>339</text:p>
          </table:table-cell>
          <table:table-cell office:value-type="float" office:value="339.66709956710002" table:style-name="ce76">
            <text:p>340</text:p>
          </table:table-cell>
          <table:table-cell office:value-type="float" office:value="340.69177489177503" table:style-name="ce76">
            <text:p>341</text:p>
          </table:table-cell>
          <table:table-cell office:value-type="float" office:value="341.71645021645099" table:style-name="ce76">
            <text:p>342</text:p>
          </table:table-cell>
          <table:table-cell office:value-type="float" office:value="342.741125541126" table:style-name="ce76">
            <text:p>343</text:p>
          </table:table-cell>
          <table:table-cell office:value-type="float" office:value="343.765800865801" table:style-name="ce76">
            <text:p>344</text:p>
          </table:table-cell>
          <table:table-cell office:value-type="float" office:value="344.79047619047702" table:style-name="ce76">
            <text:p>345</text:p>
          </table:table-cell>
          <table:table-cell office:value-type="float" office:value="345.81515151515202" table:style-name="ce76">
            <text:p>346</text:p>
          </table:table-cell>
          <table:table-cell office:value-type="float" office:value="346.83982683982703" table:style-name="ce76">
            <text:p>347</text:p>
          </table:table-cell>
          <table:table-cell office:value-type="float" office:value="347.86450216450299" table:style-name="ce76">
            <text:p>348</text:p>
          </table:table-cell>
          <table:table-cell office:value-type="float" office:value="348.889177489178" table:style-name="ce76">
            <text:p>349</text:p>
          </table:table-cell>
          <table:table-cell office:value-type="float" office:value="349.913852813853" table:style-name="ce76">
            <text:p>350</text:p>
          </table:table-cell>
          <table:table-cell office:value-type="float" office:value="350.93852813852902" table:style-name="ce76">
            <text:p>351</text:p>
          </table:table-cell>
          <table:table-cell office:value-type="float" office:value="351.96320346320402" table:style-name="ce76">
            <text:p>352</text:p>
          </table:table-cell>
          <table:table-cell office:value-type="float" office:value="352.98787878787903" table:style-name="ce76">
            <text:p>353</text:p>
          </table:table-cell>
          <table:table-cell office:value-type="float" office:value="354.01255411255499" table:style-name="ce76">
            <text:p>354</text:p>
          </table:table-cell>
          <table:table-cell office:value-type="float" office:value="355.03722943723" table:style-name="ce76">
            <text:p>355</text:p>
          </table:table-cell>
          <table:table-cell office:value-type="float" office:value="356.061904761905" table:style-name="ce76">
            <text:p>356</text:p>
          </table:table-cell>
          <table:table-cell office:value-type="float" office:value="357.08658008658" table:style-name="ce76">
            <text:p>357</text:p>
          </table:table-cell>
          <table:table-cell office:value-type="float" office:value="358.11125541125602" table:style-name="ce76">
            <text:p>358</text:p>
          </table:table-cell>
          <table:table-cell office:value-type="float" office:value="359.13593073593103" table:style-name="ce76">
            <text:p>359</text:p>
          </table:table-cell>
          <table:table-cell office:value-type="float" office:value="360.16060606060603" table:style-name="ce76">
            <text:p>360</text:p>
          </table:table-cell>
          <table:table-cell office:value-type="float" office:value="361.185281385282" table:style-name="ce76">
            <text:p>361</text:p>
          </table:table-cell>
          <table:table-cell office:value-type="float" office:value="362.209956709957" table:style-name="ce76">
            <text:p>362</text:p>
          </table:table-cell>
          <table:table-cell office:value-type="float" office:value="363.234632034632" table:style-name="ce76">
            <text:p>363</text:p>
          </table:table-cell>
          <table:table-cell office:value-type="float" office:value="364.25930735930802" table:style-name="ce76">
            <text:p>364</text:p>
          </table:table-cell>
          <table:table-cell office:value-type="float" office:value="365.28398268398303" table:style-name="ce76">
            <text:p>365</text:p>
          </table:table-cell>
          <table:table-cell office:value-type="float" office:value="366.30865800865803" table:style-name="ce76">
            <text:p>366</text:p>
          </table:table-cell>
          <table:table-cell office:value-type="float" office:value="367.333333333334" table:style-name="ce76">
            <text:p>367</text:p>
          </table:table-cell>
          <table:table-cell office:value-type="float" office:value="368.358008658009" table:style-name="ce76">
            <text:p>368</text:p>
          </table:table-cell>
          <table:table-cell office:value-type="float" office:value="369.382683982684" table:style-name="ce76">
            <text:p>369</text:p>
          </table:table-cell>
          <table:table-cell office:value-type="float" office:value="370.40735930736003" table:style-name="ce76">
            <text:p>370</text:p>
          </table:table-cell>
          <table:table-cell office:value-type="float" office:value="371.43203463203503" table:style-name="ce76">
            <text:p>371</text:p>
          </table:table-cell>
          <table:table-cell office:value-type="float" office:value="372.45670995670997" table:style-name="ce76">
            <text:p>372</text:p>
          </table:table-cell>
          <table:table-cell office:value-type="float" office:value="373.481385281386" table:style-name="ce76">
            <text:p>373</text:p>
          </table:table-cell>
          <table:table-cell office:value-type="float" office:value="374.506060606061" table:style-name="ce76">
            <text:p>375</text:p>
          </table:table-cell>
          <table:table-cell office:value-type="float" office:value="375.530735930736" table:style-name="ce76">
            <text:p>376</text:p>
          </table:table-cell>
          <table:table-cell office:value-type="float" office:value="376.55541125541203" table:style-name="ce76">
            <text:p>377</text:p>
          </table:table-cell>
          <table:table-cell office:value-type="float" office:value="377.58008658008703" table:style-name="ce76">
            <text:p>378</text:p>
          </table:table-cell>
          <table:table-cell office:value-type="float" office:value="378.60476190476197" table:style-name="ce76">
            <text:p>379</text:p>
          </table:table-cell>
          <table:table-cell office:value-type="float" office:value="379.62943722942998" table:style-name="ce76">
            <text:p>380</text:p>
          </table:table-cell>
          <table:table-cell office:value-type="float" office:value="380.65411255410498" table:style-name="ce76">
            <text:p>381</text:p>
          </table:table-cell>
          <table:table-cell office:value-type="float" office:value="381.67878787877999" table:style-name="ce76">
            <text:p>382</text:p>
          </table:table-cell>
          <table:table-cell office:value-type="float" office:value="382.70346320345499" table:style-name="ce76">
            <text:p>383</text:p>
          </table:table-cell>
          <table:table-cell office:value-type="float" office:value="383.72813852812999" table:style-name="ce76">
            <text:p>384</text:p>
          </table:table-cell>
          <table:table-cell office:value-type="float" office:value="384.75281385280499" table:style-name="ce76">
            <text:p>385</text:p>
          </table:table-cell>
          <table:table-cell office:value-type="float" office:value="385.77748917747999" table:style-name="ce76">
            <text:p>386</text:p>
          </table:table-cell>
          <table:table-cell office:value-type="float" office:value="386.80216450215499" table:style-name="ce76">
            <text:p>387</text:p>
          </table:table-cell>
          <table:table-cell office:value-type="float" office:value="387.82683982683" table:style-name="ce76">
            <text:p>388</text:p>
          </table:table-cell>
          <table:table-cell office:value-type="float" office:value="388.851515151505" table:style-name="ce76">
            <text:p>389</text:p>
          </table:table-cell>
          <table:table-cell office:value-type="float" office:value="389.87619047618" table:style-name="ce76">
            <text:p>390</text:p>
          </table:table-cell>
          <table:table-cell office:value-type="float" office:value="390.900865800855" table:style-name="ce76">
            <text:p>391</text:p>
          </table:table-cell>
          <table:table-cell office:value-type="float" office:value="391.92554112553" table:style-name="ce76">
            <text:p>392</text:p>
          </table:table-cell>
          <table:table-cell office:value-type="float" office:value="392.95021645020501" table:style-name="ce76">
            <text:p>393</text:p>
          </table:table-cell>
          <table:table-cell office:value-type="float" office:value="393.97489177488001" table:style-name="ce76">
            <text:p>394</text:p>
          </table:table-cell>
          <table:table-cell office:value-type="float" office:value="394.99956709955501" table:style-name="ce76">
            <text:p>395</text:p>
          </table:table-cell>
          <table:table-cell office:value-type="float" office:value="396.02424242423001" table:style-name="ce76">
            <text:p>396</text:p>
          </table:table-cell>
          <table:table-cell office:value-type="float" office:value="397.04891774890501" table:style-name="ce76">
            <text:p>397</text:p>
          </table:table-cell>
          <table:table-cell office:value-type="float" office:value="398.07359307358001" table:style-name="ce76">
            <text:p>398</text:p>
          </table:table-cell>
          <table:table-cell office:value-type="float" office:value="399.09826839825502" table:style-name="ce76">
            <text:p>399</text:p>
          </table:table-cell>
          <table:table-cell office:value-type="float" office:value="400.12294372293002" table:style-name="ce76">
            <text:p>400</text:p>
          </table:table-cell>
          <table:table-cell office:value-type="float" office:value="401.14761904760502" table:style-name="ce76">
            <text:p>401</text:p>
          </table:table-cell>
          <table:table-cell office:value-type="float" office:value="402.17229437228002" table:style-name="ce76">
            <text:p>402</text:p>
          </table:table-cell>
          <table:table-cell office:value-type="float" office:value="403.19696969695502" table:style-name="ce76">
            <text:p>403</text:p>
          </table:table-cell>
          <table:table-cell office:value-type="float" office:value="404.22164502163002" table:style-name="ce76">
            <text:p>404</text:p>
          </table:table-cell>
          <table:table-cell office:value-type="float" office:value="405.24632034630503" table:style-name="ce76">
            <text:p>405</text:p>
          </table:table-cell>
          <table:table-cell office:value-type="float" office:value="406.27099567098003" table:style-name="ce76">
            <text:p>406</text:p>
          </table:table-cell>
          <table:table-cell office:value-type="float" office:value="407.29567099565497" table:style-name="ce76">
            <text:p>407</text:p>
          </table:table-cell>
          <table:table-cell office:value-type="float" office:value="408.32034632032997" table:style-name="ce76">
            <text:p>408</text:p>
          </table:table-cell>
          <table:table-cell office:value-type="float" office:value="409.34502164500498" table:style-name="ce76">
            <text:p>409</text:p>
          </table:table-cell>
          <table:table-cell office:value-type="float" office:value="410.36969696967998" table:style-name="ce76">
            <text:p>410</text:p>
          </table:table-cell>
          <table:table-cell office:value-type="float" office:value="411.39437229435498" table:style-name="ce76">
            <text:p>411</text:p>
          </table:table-cell>
          <table:table-cell office:value-type="float" office:value="412.41904761902998" table:style-name="ce76">
            <text:p>412</text:p>
          </table:table-cell>
          <table:table-cell office:value-type="float" office:value="413.44372294370498" table:style-name="ce76">
            <text:p>413</text:p>
          </table:table-cell>
          <table:table-cell office:value-type="float" office:value="414.46839826837999" table:style-name="ce76">
            <text:p>414</text:p>
          </table:table-cell>
          <table:table-cell office:value-type="float" office:value="415.49307359305499" table:style-name="ce76">
            <text:p>415</text:p>
          </table:table-cell>
          <table:table-cell office:value-type="float" office:value="416.51774891772999" table:style-name="ce76">
            <text:p>417</text:p>
          </table:table-cell>
          <table:table-cell office:value-type="float" office:value="417.54242424240499" table:style-name="ce76">
            <text:p>418</text:p>
          </table:table-cell>
          <table:table-cell office:value-type="float" office:value="418.56709956707999" table:style-name="ce76">
            <text:p>419</text:p>
          </table:table-cell>
          <table:table-cell office:value-type="float" office:value="419.59177489175499" table:style-name="ce76">
            <text:p>420</text:p>
          </table:table-cell>
          <table:table-cell office:value-type="float" office:value="420.61645021643" table:style-name="ce76">
            <text:p>421</text:p>
          </table:table-cell>
          <table:table-cell office:value-type="float" office:value="421.641125541105" table:style-name="ce76">
            <text:p>422</text:p>
          </table:table-cell>
          <table:table-cell office:value-type="float" office:value="422.66580086578" table:style-name="ce76">
            <text:p>423</text:p>
          </table:table-cell>
          <table:table-cell office:value-type="float" office:value="423.690476190455" table:style-name="ce76">
            <text:p>424</text:p>
          </table:table-cell>
          <table:table-cell office:value-type="float" office:value="424.71515151513" table:style-name="ce76">
            <text:p>425</text:p>
          </table:table-cell>
          <table:table-cell office:value-type="float" office:value="425.739826839805" table:style-name="ce76">
            <text:p>426</text:p>
          </table:table-cell>
          <table:table-cell table:number-columns-repeated="15957"/>
        </table:table-row>
        <table:table-row table:style-name="ro8">
          <table:table-cell/>
          <table:table-cell office:value-type="string" table:style-name="ce16">
            <text:p>creating a project plan</text:p>
          </table:table-cell>
          <table:table-cell office:value-type="float" office:value="1" table:style-name="ce17">
            <text:p>1</text:p>
          </table:table-cell>
          <table:table-cell office:value-type="float" office:value="20" table:style-name="ce17">
            <text:p>20</text:p>
          </table:table-cell>
          <table:table-cell table:number-columns-repeated="2" table:style-name="ce17"/>
          <table:table-cell office:value-type="percentage" office:value="0" table:style-name="ce18">
            <text:p>0%</text:p>
          </table:table-cell>
          <table:table-cell office:value-type="string" table:style-name="ce18">
            <text:p>10.10.2016</text:p>
          </table:table-cell>
          <table:table-cell office:value-type="string" table:style-name="ce18">
            <text:p>4.11.2016</text:p>
          </table:table-cell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4">
          <table:table-cell/>
          <table:table-cell office:value-type="string" table:style-name="ce16">
            <text:p>creating a presentation</text:p>
          </table:table-cell>
          <table:table-cell office:value-type="float" office:value="21" table:style-name="ce17">
            <text:p>21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office:value-type="string" table:style-name="ce18">
            <text:p>25.10.2016</text:p>
          </table:table-cell>
          <table:table-cell office:value-type="string" table:style-name="ce18">
            <text:p>4.11.2016</text:p>
          </table:table-cell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prepare for presentation</text:p>
          </table:table-cell>
          <table:table-cell office:value-type="float" office:value="26" table:style-name="ce17">
            <text:p>26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office:value-type="string" table:style-name="ce18">
            <text:p>3.11.2016</text:p>
          </table:table-cell>
          <table:table-cell office:value-type="string" table:style-name="ce18">
            <text:p>4.11.2016</text:p>
          </table:table-cell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-group>
          <table:table-row table:style-name="ro8">
            <table:table-cell/>
            <table:table-cell office:value-type="string" table:style-name="ce16">
              <text:p>Similar in the field</text:p>
            </table:table-cell>
            <table:table-cell table:number-columns-repeated="4" table:style-name="ce17"/>
            <table:table-cell table:number-columns-repeated="3" table:style-name="ce18"/>
            <table:table-cell table:style-name="ce2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8"/>
            <table:table-cell table:style-name="ce38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7"/>
            <table:table-cell table:style-name="ce47"/>
            <table:table-cell table:style-name="ce49"/>
            <table:table-cell table:style-name="ce49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3"/>
            <table:table-cell table:style-name="ce53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7"/>
            <table:table-cell table:style-name="ce57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61"/>
            <table:table-cell table:style-name="ce61"/>
            <table:table-cell table:style-name="ce63"/>
            <table:table-cell table:style-name="ce63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7"/>
            <table:table-cell table:style-name="ce6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81"/>
            <table:table-cell table:style-name="ce81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5"/>
            <table:table-cell table:style-name="ce85"/>
            <table:table-cell table:style-name="ce87"/>
            <table:table-cell table:style-name="ce87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91"/>
            <table:table-cell table:style-name="ce91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5"/>
            <table:table-cell table:style-name="ce95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9"/>
            <table:table-cell table:style-name="ce99"/>
            <table:table-cell table:style-name="ce101"/>
            <table:table-cell table:style-name="ce101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5"/>
            <table:table-cell table:style-name="ce105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11"/>
            <table:table-cell table:style-name="ce111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5"/>
            <table:table-cell table:style-name="ce115"/>
            <table:table-cell table:style-name="ce117"/>
            <table:table-cell table:style-name="ce117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21"/>
            <table:table-cell table:style-name="ce121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5"/>
            <table:table-cell table:style-name="ce125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9"/>
            <table:table-cell table:style-name="ce129"/>
            <table:table-cell table:style-name="ce131"/>
            <table:table-cell table:style-name="ce131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5"/>
            <table:table-cell table:style-name="ce135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9"/>
            <table:table-cell table:style-name="ce139"/>
            <table:table-cell table:style-name="ce141"/>
            <table:table-cell table:style-name="ce141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5"/>
            <table:table-cell table:style-name="ce145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9"/>
            <table:table-cell table:style-name="ce149"/>
            <table:table-cell table:style-name="ce151"/>
            <table:table-cell table:style-name="ce151"/>
            <table:table-cell table:style-name="ce151"/>
            <table:table-cell table:style-name="ce151"/>
            <table:table-cell table:style-name="ce151"/>
            <table:table-cell table:style-name="ce151"/>
            <table:table-cell table:number-columns-repeated="15957"/>
          </table:table-row>
          <table:table-row table:style-name="ro8">
            <table:table-cell/>
            <table:table-cell office:value-type="string" table:style-name="ce16">
              <text:p>research</text:p>
            </table:table-cell>
            <table:table-cell office:value-type="float" office:value="31" table:style-name="ce17">
              <text:p>31</text:p>
            </table:table-cell>
            <table:table-cell office:value-type="float" office:value="8" table:style-name="ce17">
              <text:p>8</text:p>
            </table:table-cell>
            <table:table-cell table:number-columns-repeated="2" table:style-name="ce17"/>
            <table:table-cell table:style-name="ce18"/>
            <table:table-cell office:value-type="string" table:style-name="ce18">
              <text:p>10.10.2016</text:p>
            </table:table-cell>
            <table:table-cell office:value-type="string" table:style-name="ce18">
              <text:p>11.11.2016</text:p>
            </table:table-cell>
            <table:table-cell table:style-name="ce2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8"/>
            <table:table-cell table:style-name="ce38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7"/>
            <table:table-cell table:style-name="ce47"/>
            <table:table-cell table:style-name="ce49"/>
            <table:table-cell table:style-name="ce49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3"/>
            <table:table-cell table:style-name="ce53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7"/>
            <table:table-cell table:style-name="ce57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61"/>
            <table:table-cell table:style-name="ce61"/>
            <table:table-cell table:style-name="ce63"/>
            <table:table-cell table:style-name="ce63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7"/>
            <table:table-cell table:style-name="ce6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81"/>
            <table:table-cell table:style-name="ce81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5"/>
            <table:table-cell table:style-name="ce85"/>
            <table:table-cell table:style-name="ce87"/>
            <table:table-cell table:style-name="ce87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91"/>
            <table:table-cell table:style-name="ce91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5"/>
            <table:table-cell table:style-name="ce95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9"/>
            <table:table-cell table:style-name="ce99"/>
            <table:table-cell table:style-name="ce101"/>
            <table:table-cell table:style-name="ce101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5"/>
            <table:table-cell table:style-name="ce105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11"/>
            <table:table-cell table:style-name="ce111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5"/>
            <table:table-cell table:style-name="ce115"/>
            <table:table-cell table:style-name="ce117"/>
            <table:table-cell table:style-name="ce117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21"/>
            <table:table-cell table:style-name="ce121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5"/>
            <table:table-cell table:style-name="ce125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9"/>
            <table:table-cell table:style-name="ce129"/>
            <table:table-cell table:style-name="ce131"/>
            <table:table-cell table:style-name="ce131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5"/>
            <table:table-cell table:style-name="ce135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9"/>
            <table:table-cell table:style-name="ce139"/>
            <table:table-cell table:style-name="ce141"/>
            <table:table-cell table:style-name="ce141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5"/>
            <table:table-cell table:style-name="ce145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9"/>
            <table:table-cell table:style-name="ce149"/>
            <table:table-cell table:style-name="ce151"/>
            <table:table-cell table:style-name="ce151"/>
            <table:table-cell table:style-name="ce151"/>
            <table:table-cell table:style-name="ce151"/>
            <table:table-cell table:style-name="ce151"/>
            <table:table-cell table:style-name="ce151"/>
            <table:table-cell table:number-columns-repeated="15957"/>
          </table:table-row>
          <table:table-row table:style-name="ro8">
            <table:table-cell/>
            <table:table-cell office:value-type="string" table:style-name="ce16">
              <text:p>document findings</text:p>
            </table:table-cell>
            <table:table-cell office:value-type="float" office:value="39" table:style-name="ce17">
              <text:p>39</text:p>
            </table:table-cell>
            <table:table-cell office:value-type="float" office:value="5" table:style-name="ce17">
              <text:p>5</text:p>
            </table:table-cell>
            <table:table-cell table:number-columns-repeated="2" table:style-name="ce17"/>
            <table:table-cell table:style-name="ce18"/>
            <table:table-cell office:value-type="string" table:style-name="ce18">
              <text:p>11.11.2016</text:p>
            </table:table-cell>
            <table:table-cell office:value-type="string" table:style-name="ce18">
              <text:p>13.11.2016</text:p>
            </table:table-cell>
            <table:table-cell table:style-name="ce2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8"/>
            <table:table-cell table:style-name="ce38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7"/>
            <table:table-cell table:style-name="ce47"/>
            <table:table-cell table:style-name="ce49"/>
            <table:table-cell table:style-name="ce49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3"/>
            <table:table-cell table:style-name="ce53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7"/>
            <table:table-cell table:style-name="ce57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61"/>
            <table:table-cell table:style-name="ce61"/>
            <table:table-cell table:style-name="ce63"/>
            <table:table-cell table:style-name="ce63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7"/>
            <table:table-cell table:style-name="ce6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81"/>
            <table:table-cell table:style-name="ce81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5"/>
            <table:table-cell table:style-name="ce85"/>
            <table:table-cell table:style-name="ce87"/>
            <table:table-cell table:style-name="ce87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91"/>
            <table:table-cell table:style-name="ce91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5"/>
            <table:table-cell table:style-name="ce95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9"/>
            <table:table-cell table:style-name="ce99"/>
            <table:table-cell table:style-name="ce101"/>
            <table:table-cell table:style-name="ce101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5"/>
            <table:table-cell table:style-name="ce105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11"/>
            <table:table-cell table:style-name="ce111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5"/>
            <table:table-cell table:style-name="ce115"/>
            <table:table-cell table:style-name="ce117"/>
            <table:table-cell table:style-name="ce117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21"/>
            <table:table-cell table:style-name="ce121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5"/>
            <table:table-cell table:style-name="ce125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9"/>
            <table:table-cell table:style-name="ce129"/>
            <table:table-cell table:style-name="ce131"/>
            <table:table-cell table:style-name="ce131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5"/>
            <table:table-cell table:style-name="ce135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9"/>
            <table:table-cell table:style-name="ce139"/>
            <table:table-cell table:style-name="ce141"/>
            <table:table-cell table:style-name="ce141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5"/>
            <table:table-cell table:style-name="ce145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9"/>
            <table:table-cell table:style-name="ce149"/>
            <table:table-cell table:style-name="ce151"/>
            <table:table-cell table:style-name="ce151"/>
            <table:table-cell table:style-name="ce151"/>
            <table:table-cell table:style-name="ce151"/>
            <table:table-cell table:style-name="ce151"/>
            <table:table-cell table:style-name="ce151"/>
            <table:table-cell table:number-columns-repeated="15957"/>
          </table:table-row>
          <table:table-row table:style-name="ro8">
            <table:table-cell/>
            <table:table-cell office:value-type="string" table:style-name="ce16">
              <text:p>Background resources</text:p>
            </table:table-cell>
            <table:table-cell table:number-columns-repeated="4" table:style-name="ce17"/>
            <table:table-cell table:number-columns-repeated="3" table:style-name="ce18"/>
            <table:table-cell table:style-name="ce2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8"/>
            <table:table-cell table:style-name="ce38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7"/>
            <table:table-cell table:style-name="ce47"/>
            <table:table-cell table:style-name="ce49"/>
            <table:table-cell table:style-name="ce49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3"/>
            <table:table-cell table:style-name="ce53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7"/>
            <table:table-cell table:style-name="ce57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61"/>
            <table:table-cell table:style-name="ce61"/>
            <table:table-cell table:style-name="ce63"/>
            <table:table-cell table:style-name="ce63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7"/>
            <table:table-cell table:style-name="ce6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81"/>
            <table:table-cell table:style-name="ce81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5"/>
            <table:table-cell table:style-name="ce85"/>
            <table:table-cell table:style-name="ce87"/>
            <table:table-cell table:style-name="ce87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91"/>
            <table:table-cell table:style-name="ce91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5"/>
            <table:table-cell table:style-name="ce95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9"/>
            <table:table-cell table:style-name="ce99"/>
            <table:table-cell table:style-name="ce101"/>
            <table:table-cell table:style-name="ce101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5"/>
            <table:table-cell table:style-name="ce105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11"/>
            <table:table-cell table:style-name="ce111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5"/>
            <table:table-cell table:style-name="ce115"/>
            <table:table-cell table:style-name="ce117"/>
            <table:table-cell table:style-name="ce117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21"/>
            <table:table-cell table:style-name="ce121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5"/>
            <table:table-cell table:style-name="ce125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9"/>
            <table:table-cell table:style-name="ce129"/>
            <table:table-cell table:style-name="ce131"/>
            <table:table-cell table:style-name="ce131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5"/>
            <table:table-cell table:style-name="ce135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9"/>
            <table:table-cell table:style-name="ce139"/>
            <table:table-cell table:style-name="ce141"/>
            <table:table-cell table:style-name="ce141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5"/>
            <table:table-cell table:style-name="ce145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9"/>
            <table:table-cell table:style-name="ce149"/>
            <table:table-cell table:style-name="ce151"/>
            <table:table-cell table:style-name="ce151"/>
            <table:table-cell table:style-name="ce151"/>
            <table:table-cell table:style-name="ce151"/>
            <table:table-cell table:style-name="ce151"/>
            <table:table-cell table:style-name="ce151"/>
            <table:table-cell table:number-columns-repeated="15957"/>
          </table:table-row>
          <table:table-row table:style-name="ro8">
            <table:table-cell/>
            <table:table-cell office:value-type="string" table:style-name="ce16">
              <text:p>relavant books</text:p>
            </table:table-cell>
            <table:table-cell office:value-type="float" office:value="44" table:style-name="ce17">
              <text:p>44</text:p>
            </table:table-cell>
            <table:table-cell office:value-type="float" office:value="5" table:style-name="ce17">
              <text:p>5</text:p>
            </table:table-cell>
            <table:table-cell table:number-columns-repeated="2" table:style-name="ce17"/>
            <table:table-cell table:style-name="ce18"/>
            <table:table-cell office:value-type="string" table:style-name="ce18">
              <text:p>11.11.2016</text:p>
            </table:table-cell>
            <table:table-cell office:value-type="string" table:style-name="ce18">
              <text:p>13.11.2016</text:p>
            </table:table-cell>
            <table:table-cell table:style-name="ce2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8"/>
            <table:table-cell table:style-name="ce38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7"/>
            <table:table-cell table:style-name="ce47"/>
            <table:table-cell table:style-name="ce49"/>
            <table:table-cell table:style-name="ce49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3"/>
            <table:table-cell table:style-name="ce53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7"/>
            <table:table-cell table:style-name="ce57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61"/>
            <table:table-cell table:style-name="ce61"/>
            <table:table-cell table:style-name="ce63"/>
            <table:table-cell table:style-name="ce63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7"/>
            <table:table-cell table:style-name="ce6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81"/>
            <table:table-cell table:style-name="ce81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5"/>
            <table:table-cell table:style-name="ce85"/>
            <table:table-cell table:style-name="ce87"/>
            <table:table-cell table:style-name="ce87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91"/>
            <table:table-cell table:style-name="ce91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5"/>
            <table:table-cell table:style-name="ce95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9"/>
            <table:table-cell table:style-name="ce99"/>
            <table:table-cell table:style-name="ce101"/>
            <table:table-cell table:style-name="ce101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5"/>
            <table:table-cell table:style-name="ce105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11"/>
            <table:table-cell table:style-name="ce111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5"/>
            <table:table-cell table:style-name="ce115"/>
            <table:table-cell table:style-name="ce117"/>
            <table:table-cell table:style-name="ce117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21"/>
            <table:table-cell table:style-name="ce121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5"/>
            <table:table-cell table:style-name="ce125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9"/>
            <table:table-cell table:style-name="ce129"/>
            <table:table-cell table:style-name="ce131"/>
            <table:table-cell table:style-name="ce131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5"/>
            <table:table-cell table:style-name="ce135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9"/>
            <table:table-cell table:style-name="ce139"/>
            <table:table-cell table:style-name="ce141"/>
            <table:table-cell table:style-name="ce141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5"/>
            <table:table-cell table:style-name="ce145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9"/>
            <table:table-cell table:style-name="ce149"/>
            <table:table-cell table:style-name="ce151"/>
            <table:table-cell table:style-name="ce151"/>
            <table:table-cell table:style-name="ce151"/>
            <table:table-cell table:style-name="ce151"/>
            <table:table-cell table:style-name="ce151"/>
            <table:table-cell table:style-name="ce151"/>
            <table:table-cell table:number-columns-repeated="15957"/>
          </table:table-row>
          <table:table-row table:style-name="ro8">
            <table:table-cell/>
            <table:table-cell office:value-type="string" table:style-name="ce16">
              <text:p>articles and online resources</text:p>
            </table:table-cell>
            <table:table-cell office:value-type="float" office:value="49" table:style-name="ce17">
              <text:p>49</text:p>
            </table:table-cell>
            <table:table-cell office:value-type="float" office:value="5" table:style-name="ce17">
              <text:p>5</text:p>
            </table:table-cell>
            <table:table-cell table:number-columns-repeated="2" table:style-name="ce17"/>
            <table:table-cell table:style-name="ce18"/>
            <table:table-cell office:value-type="string" table:style-name="ce18">
              <text:p>11.11.2016</text:p>
            </table:table-cell>
            <table:table-cell office:value-type="string" table:style-name="ce18">
              <text:p>13.11.2016</text:p>
            </table:table-cell>
            <table:table-cell table:style-name="ce2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3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4"/>
            <table:table-cell table:style-name="ce38"/>
            <table:table-cell table:style-name="ce38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5"/>
            <table:table-cell table:style-name="ce47"/>
            <table:table-cell table:style-name="ce47"/>
            <table:table-cell table:style-name="ce49"/>
            <table:table-cell table:style-name="ce49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1"/>
            <table:table-cell table:style-name="ce53"/>
            <table:table-cell table:style-name="ce53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5"/>
            <table:table-cell table:style-name="ce57"/>
            <table:table-cell table:style-name="ce57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59"/>
            <table:table-cell table:style-name="ce61"/>
            <table:table-cell table:style-name="ce61"/>
            <table:table-cell table:style-name="ce63"/>
            <table:table-cell table:style-name="ce63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5"/>
            <table:table-cell table:style-name="ce67"/>
            <table:table-cell table:style-name="ce6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7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78"/>
            <table:table-cell table:style-name="ce81"/>
            <table:table-cell table:style-name="ce81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3"/>
            <table:table-cell table:style-name="ce85"/>
            <table:table-cell table:style-name="ce85"/>
            <table:table-cell table:style-name="ce87"/>
            <table:table-cell table:style-name="ce87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89"/>
            <table:table-cell table:style-name="ce91"/>
            <table:table-cell table:style-name="ce91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3"/>
            <table:table-cell table:style-name="ce95"/>
            <table:table-cell table:style-name="ce95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7"/>
            <table:table-cell table:style-name="ce99"/>
            <table:table-cell table:style-name="ce99"/>
            <table:table-cell table:style-name="ce101"/>
            <table:table-cell table:style-name="ce101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3"/>
            <table:table-cell table:style-name="ce105"/>
            <table:table-cell table:style-name="ce105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7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08"/>
            <table:table-cell table:style-name="ce111"/>
            <table:table-cell table:style-name="ce111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3"/>
            <table:table-cell table:style-name="ce115"/>
            <table:table-cell table:style-name="ce115"/>
            <table:table-cell table:style-name="ce117"/>
            <table:table-cell table:style-name="ce117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19"/>
            <table:table-cell table:style-name="ce121"/>
            <table:table-cell table:style-name="ce121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3"/>
            <table:table-cell table:style-name="ce125"/>
            <table:table-cell table:style-name="ce125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7"/>
            <table:table-cell table:style-name="ce129"/>
            <table:table-cell table:style-name="ce129"/>
            <table:table-cell table:style-name="ce131"/>
            <table:table-cell table:style-name="ce131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3"/>
            <table:table-cell table:style-name="ce135"/>
            <table:table-cell table:style-name="ce135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7"/>
            <table:table-cell table:style-name="ce139"/>
            <table:table-cell table:style-name="ce139"/>
            <table:table-cell table:style-name="ce141"/>
            <table:table-cell table:style-name="ce141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3"/>
            <table:table-cell table:style-name="ce145"/>
            <table:table-cell table:style-name="ce145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7"/>
            <table:table-cell table:style-name="ce149"/>
            <table:table-cell table:style-name="ce149"/>
            <table:table-cell table:style-name="ce151"/>
            <table:table-cell table:style-name="ce151"/>
            <table:table-cell table:style-name="ce151"/>
            <table:table-cell table:style-name="ce151"/>
            <table:table-cell table:style-name="ce151"/>
            <table:table-cell table:style-name="ce151"/>
            <table:table-cell table:number-columns-repeated="15957"/>
          </table:table-row>
        </table:table-row-group>
        <table:table-row table:style-name="ro8">
          <table:table-cell/>
          <table:table-cell office:value-type="string" table:style-name="ce16">
            <text:p>define hardware requirements</text:p>
          </table:table-cell>
          <table:table-cell office:value-type="float" office:value="54" table:style-name="ce17">
            <text:p>54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style-name="ce18"/>
          <table:table-cell office:value-type="string" table:style-name="ce18">
            <text:p>14.11.2016</text:p>
          </table:table-cell>
          <table:table-cell office:value-type="string" table:style-name="ce18">
            <text:p>18.11.2016</text:p>
          </table:table-cell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document hardware requirements</text:p>
          </table:table-cell>
          <table:table-cell office:value-type="float" office:value="59" table:style-name="ce19">
            <text:p>59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style-name="ce18"/>
          <table:table-cell office:value-type="string" table:style-name="ce18">
            <text:p>18.11.2016</text:p>
          </table:table-cell>
          <table:table-cell office:value-type="string" table:style-name="ce18">
            <text:p>19.11.2016</text:p>
          </table:table-cell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9">
          <table:table-cell/>
          <table:table-cell office:value-type="string" table:style-name="ce16">
            <text:p>research virtual machine deployment with virtualbox and shell scripting</text:p>
          </table:table-cell>
          <table:table-cell office:value-type="float" office:value="61" table:style-name="ce17">
            <text:p>61</text:p>
          </table:table-cell>
          <table:table-cell office:value-type="float" office:value="13" table:style-name="ce17">
            <text:p>13</text:p>
          </table:table-cell>
          <table:table-cell table:number-columns-repeated="2" table:style-name="ce17"/>
          <table:table-cell table:style-name="ce18"/>
          <table:table-cell office:value-type="string" table:style-name="ce18">
            <text:p>19.11.2016</text:p>
          </table:table-cell>
          <table:table-cell office:value-type="string" table:style-name="ce18">
            <text:p>25.11.2016</text:p>
          </table:table-cell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proof of concept shell deployment script</text:p>
          </table:table-cell>
          <table:table-cell office:value-type="float" office:value="74" table:style-name="ce17">
            <text:p>74</text:p>
          </table:table-cell>
          <table:table-cell office:value-type="float" office:value="8" table:style-name="ce17">
            <text:p>8</text:p>
          </table:table-cell>
          <table:table-cell table:number-columns-repeated="2" table:style-name="ce17"/>
          <table:table-cell table:style-name="ce18"/>
          <table:table-cell office:value-type="string" table:style-name="ce18">
            <text:p>26.11.2016</text:p>
          </table:table-cell>
          <table:table-cell office:value-type="string" table:style-name="ce18">
            <text:p>05.12.2016</text:p>
          </table:table-cell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research virtual machine caching</text:p>
          </table:table-cell>
          <table:table-cell office:value-type="float" office:value="82" table:style-name="ce17">
            <text:p>82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style-name="ce18"/>
          <table:table-cell office:value-type="string" table:style-name="ce18">
            <text:p>06.12.2016</text:p>
          </table:table-cell>
          <table:table-cell office:value-type="string" table:style-name="ce18">
            <text:p>07.12.2016</text:p>
          </table:table-cell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read Uncomplicated Firewall man pages</text:p>
          </table:table-cell>
          <table:table-cell office:value-type="float" office:value="85" table:style-name="ce17">
            <text:p>85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style-name="ce18"/>
          <table:table-cell office:value-type="string" table:style-name="ce18">
            <text:p>08.12.2016</text:p>
          </table:table-cell>
          <table:table-cell office:value-type="string" table:style-name="ce18">
            <text:p>10.12.2016</text:p>
          </table:table-cell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research network/disk/cpu/temperature monitors</text:p>
          </table:table-cell>
          <table:table-cell office:value-type="float" office:value="88" table:style-name="ce17">
            <text:p>88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style-name="ce18"/>
          <table:table-cell office:value-type="string" table:style-name="ce18">
            <text:p>11.12.2016</text:p>
          </table:table-cell>
          <table:table-cell office:value-type="string" table:style-name="ce18">
            <text:p>11.12.2016</text:p>
          </table:table-cell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research web frameworks for rapid development, strong api support that prefer convention over configuration</text:p>
          </table:table-cell>
          <table:table-cell office:value-type="float" office:value="91" table:style-name="ce17">
            <text:p>91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style-name="ce18"/>
          <table:table-cell office:value-type="string" table:style-name="ce18">
            <text:p>11.11.2016</text:p>
          </table:table-cell>
          <table:table-cell office:value-type="string" table:style-name="ce18">
            <text:p>12.12.2016</text:p>
          </table:table-cell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generate ssh keys on the guest operating system</text:p>
          </table:table-cell>
          <table:table-cell office:value-type="float" office:value="94" table:style-name="ce17">
            <text:p>94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connect to a remote machine and copy the ssh keys</text:p>
          </table:table-cell>
          <table:table-cell office:value-type="float" office:value="97" table:style-name="ce17">
            <text:p>97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remote machine connects to the remote machine with the ssh keys</text:p>
          </table:table-cell>
          <table:table-cell office:value-type="float" office:value="97" table:style-name="ce17">
            <text:p>97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create list of required APIs</text:p>
          </table:table-cell>
          <table:table-cell office:value-type="float" office:value="100" table:style-name="ce17">
            <text:p>100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 table:style-name="ce27"/>
          <table:table-cell office:value-type="string" table:style-name="ce23">
            <text:p>create poster</text:p>
          </table:table-cell>
          <table:table-cell office:value-type="float" office:value="103" table:style-name="ce24">
            <text:p>103</text:p>
          </table:table-cell>
          <table:table-cell office:value-type="float" office:value="13" table:style-name="ce24">
            <text:p>13</text:p>
          </table:table-cell>
          <table:table-cell table:number-columns-repeated="2" table:style-name="ce24"/>
          <table:table-cell table:number-columns-repeated="3" table:style-name="ce25"/>
          <table:table-cell table:style-name="ce26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6"/>
          <table:table-cell table:style-name="ce39"/>
          <table:table-cell table:style-name="ce39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8"/>
          <table:table-cell table:style-name="ce48"/>
          <table:table-cell table:style-name="ce50"/>
          <table:table-cell table:style-name="ce50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4"/>
          <table:table-cell table:style-name="ce54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8"/>
          <table:table-cell table:style-name="ce58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2"/>
          <table:table-cell table:style-name="ce62"/>
          <table:table-cell table:style-name="ce64"/>
          <table:table-cell table:style-name="ce64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8"/>
          <table:table-cell table:style-name="ce68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0"/>
          <table:table-cell table:style-name="ce82"/>
          <table:table-cell table:style-name="ce82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6"/>
          <table:table-cell table:style-name="ce86"/>
          <table:table-cell table:style-name="ce88"/>
          <table:table-cell table:style-name="ce88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2"/>
          <table:table-cell table:style-name="ce92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6"/>
          <table:table-cell table:style-name="ce96"/>
          <table:table-cell table:style-name="ce98"/>
          <table:table-cell table:style-name="ce98"/>
          <table:table-cell table:style-name="ce98"/>
          <table:table-cell table:style-name="ce98"/>
          <table:table-cell table:style-name="ce98"/>
          <table:table-cell table:style-name="ce98"/>
          <table:table-cell table:style-name="ce98"/>
          <table:table-cell table:style-name="ce98"/>
          <table:table-cell table:style-name="ce100"/>
          <table:table-cell table:style-name="ce100"/>
          <table:table-cell table:style-name="ce102"/>
          <table:table-cell table:style-name="ce102"/>
          <table:table-cell table:style-name="ce104"/>
          <table:table-cell table:style-name="ce104"/>
          <table:table-cell table:style-name="ce104"/>
          <table:table-cell table:style-name="ce104"/>
          <table:table-cell table:style-name="ce104"/>
          <table:table-cell table:style-name="ce104"/>
          <table:table-cell table:style-name="ce104"/>
          <table:table-cell table:style-name="ce104"/>
          <table:table-cell table:style-name="ce106"/>
          <table:table-cell table:style-name="ce106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0"/>
          <table:table-cell table:style-name="ce112"/>
          <table:table-cell table:style-name="ce112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6"/>
          <table:table-cell table:style-name="ce116"/>
          <table:table-cell table:style-name="ce118"/>
          <table:table-cell table:style-name="ce118"/>
          <table:table-cell table:style-name="ce120"/>
          <table:table-cell table:style-name="ce120"/>
          <table:table-cell table:style-name="ce120"/>
          <table:table-cell table:style-name="ce120"/>
          <table:table-cell table:style-name="ce120"/>
          <table:table-cell table:style-name="ce120"/>
          <table:table-cell table:style-name="ce120"/>
          <table:table-cell table:style-name="ce120"/>
          <table:table-cell table:style-name="ce122"/>
          <table:table-cell table:style-name="ce122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6"/>
          <table:table-cell table:style-name="ce126"/>
          <table:table-cell table:style-name="ce128"/>
          <table:table-cell table:style-name="ce128"/>
          <table:table-cell table:style-name="ce128"/>
          <table:table-cell table:style-name="ce128"/>
          <table:table-cell table:style-name="ce128"/>
          <table:table-cell table:style-name="ce128"/>
          <table:table-cell table:style-name="ce128"/>
          <table:table-cell table:style-name="ce128"/>
          <table:table-cell table:style-name="ce130"/>
          <table:table-cell table:style-name="ce130"/>
          <table:table-cell table:style-name="ce132"/>
          <table:table-cell table:style-name="ce132"/>
          <table:table-cell table:style-name="ce134"/>
          <table:table-cell table:style-name="ce134"/>
          <table:table-cell table:style-name="ce134"/>
          <table:table-cell table:style-name="ce134"/>
          <table:table-cell table:style-name="ce134"/>
          <table:table-cell table:style-name="ce134"/>
          <table:table-cell table:style-name="ce134"/>
          <table:table-cell table:style-name="ce134"/>
          <table:table-cell table:style-name="ce136"/>
          <table:table-cell table:style-name="ce136"/>
          <table:table-cell table:style-name="ce138"/>
          <table:table-cell table:style-name="ce138"/>
          <table:table-cell table:style-name="ce138"/>
          <table:table-cell table:style-name="ce138"/>
          <table:table-cell table:style-name="ce138"/>
          <table:table-cell table:style-name="ce138"/>
          <table:table-cell table:style-name="ce138"/>
          <table:table-cell table:style-name="ce140"/>
          <table:table-cell table:style-name="ce140"/>
          <table:table-cell table:style-name="ce142"/>
          <table:table-cell table:style-name="ce142"/>
          <table:table-cell table:style-name="ce144"/>
          <table:table-cell table:style-name="ce144"/>
          <table:table-cell table:style-name="ce144"/>
          <table:table-cell table:style-name="ce144"/>
          <table:table-cell table:style-name="ce144"/>
          <table:table-cell table:style-name="ce144"/>
          <table:table-cell table:style-name="ce144"/>
          <table:table-cell table:style-name="ce144"/>
          <table:table-cell table:style-name="ce146"/>
          <table:table-cell table:style-name="ce146"/>
          <table:table-cell table:style-name="ce148"/>
          <table:table-cell table:style-name="ce148"/>
          <table:table-cell table:style-name="ce148"/>
          <table:table-cell table:style-name="ce148"/>
          <table:table-cell table:style-name="ce148"/>
          <table:table-cell table:style-name="ce148"/>
          <table:table-cell table:style-name="ce148"/>
          <table:table-cell table:style-name="ce148"/>
          <table:table-cell table:style-name="ce148"/>
          <table:table-cell table:style-name="ce148"/>
          <table:table-cell table:style-name="ce148"/>
          <table:table-cell table:style-name="ce148"/>
          <table:table-cell table:style-name="ce148"/>
          <table:table-cell table:style-name="ce148"/>
          <table:table-cell table:style-name="ce148"/>
          <table:table-cell table:style-name="ce148"/>
          <table:table-cell table:style-name="ce148"/>
          <table:table-cell table:style-name="ce150"/>
          <table:table-cell table:style-name="ce150"/>
          <table:table-cell table:style-name="ce152"/>
          <table:table-cell table:style-name="ce152"/>
          <table:table-cell table:style-name="ce152"/>
          <table:table-cell table:style-name="ce152"/>
          <table:table-cell table:style-name="ce152"/>
          <table:table-cell table:style-name="ce152"/>
          <table:table-cell table:number-columns-repeated="15957" table:style-name="ce27"/>
        </table:table-row>
        <table:table-row table:style-name="ro8">
          <table:table-cell/>
          <table:table-cell office:value-type="string" table:style-name="ce16">
            <text:p>write shell script for installing popular linux distros on the virtual machine host</text:p>
          </table:table-cell>
          <table:table-cell office:value-type="float" office:value="116" table:style-name="ce17">
            <text:p>116</text:p>
          </table:table-cell>
          <table:table-cell office:value-type="float" office:value="13" table:style-name="ce17">
            <text:p>13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write test script that verifies the instances are alive</text:p>
          </table:table-cell>
          <table:table-cell office:value-type="float" office:value="129" table:style-name="ce17">
            <text:p>129</text:p>
          </table:table-cell>
          <table:table-cell office:value-type="float" office:value="13" table:style-name="ce17">
            <text:p>13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document findings in dissertation</text:p>
          </table:table-cell>
          <table:table-cell office:value-type="float" office:value="142" table:style-name="ce17">
            <text:p>142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write shell script for installing software (apache, mysql, text editors</text:p>
          </table:table-cell>
          <table:table-cell office:value-type="float" office:value="147" table:style-name="ce17">
            <text:p>147</text:p>
          </table:table-cell>
          <table:table-cell office:value-type="float" office:value="10" table:style-name="ce17">
            <text:p>10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test and verify the integrity of the installed software</text:p>
          </table:table-cell>
          <table:table-cell office:value-type="float" office:value="157" table:style-name="ce17">
            <text:p>157</text:p>
          </table:table-cell>
          <table:table-cell office:value-type="float" office:value="8" table:style-name="ce17">
            <text:p>8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document findings</text:p>
          </table:table-cell>
          <table:table-cell office:value-type="float" office:value="165" table:style-name="ce17">
            <text:p>165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create firewall management shell script</text:p>
          </table:table-cell>
          <table:table-cell office:value-type="float" office:value="170" table:style-name="ce17">
            <text:p>170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test firewall configuration</text:p>
          </table:table-cell>
          <table:table-cell office:value-type="float" office:value="175" table:style-name="ce17">
            <text:p>175</text:p>
          </table:table-cell>
          <table:table-cell office:value-type="float" office:value="10" table:style-name="ce17">
            <text:p>10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document findings</text:p>
          </table:table-cell>
          <table:table-cell office:value-type="float" office:value="185" table:style-name="ce17">
            <text:p>185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create script for adding new keys with a name and password</text:p>
          </table:table-cell>
          <table:table-cell office:value-type="float" office:value="190" table:style-name="ce17">
            <text:p>190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script to obtain key by name</text:p>
          </table:table-cell>
          <table:table-cell office:value-type="float" office:value="193" table:style-name="ce17">
            <text:p>193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delete key</text:p>
          </table:table-cell>
          <table:table-cell office:value-type="float" office:value="196" table:style-name="ce17">
            <text:p>196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test key functionality</text:p>
          </table:table-cell>
          <table:table-cell office:value-type="float" office:value="199" table:style-name="ce17">
            <text:p>199</text:p>
          </table:table-cell>
          <table:table-cell office:value-type="float" office:value="13" table:style-name="ce17">
            <text:p>13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document behaviour</text:p>
          </table:table-cell>
          <table:table-cell office:value-type="float" office:value="212" table:style-name="ce17">
            <text:p>212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install perf monitoring software</text:p>
          </table:table-cell>
          <table:table-cell office:value-type="float" office:value="217" table:style-name="ce17">
            <text:p>217</text:p>
          </table:table-cell>
          <table:table-cell office:value-type="float" office:value="8" table:style-name="ce17">
            <text:p>8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create manual tests to verify correct reading</text:p>
          </table:table-cell>
          <table:table-cell office:value-type="float" office:value="225" table:style-name="ce17">
            <text:p>225</text:p>
          </table:table-cell>
          <table:table-cell office:value-type="float" office:value="10" table:style-name="ce17">
            <text:p>10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document behaviour</text:p>
          </table:table-cell>
          <table:table-cell office:value-type="float" office:value="235" table:style-name="ce17">
            <text:p>235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create website design</text:p>
          </table:table-cell>
          <table:table-cell office:value-type="float" office:value="240" table:style-name="ce17">
            <text:p>240</text:p>
          </table:table-cell>
          <table:table-cell office:value-type="float" office:value="10" table:style-name="ce17">
            <text:p>10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document design descisions</text:p>
          </table:table-cell>
          <table:table-cell office:value-type="float" office:value="250" table:style-name="ce17">
            <text:p>250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pick web technologies (database, API and components)</text:p>
          </table:table-cell>
          <table:table-cell office:value-type="float" office:value="255" table:style-name="ce17">
            <text:p>255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implement base web features</text:p>
          </table:table-cell>
          <table:table-cell office:value-type="float" office:value="260" table:style-name="ce17">
            <text:p>260</text:p>
          </table:table-cell>
          <table:table-cell office:value-type="float" office:value="10" table:style-name="ce17">
            <text:p>10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wrate base website tests</text:p>
          </table:table-cell>
          <table:table-cell office:value-type="float" office:value="270" table:style-name="ce17">
            <text:p>270</text:p>
          </table:table-cell>
          <table:table-cell office:value-type="float" office:value="10" table:style-name="ce17">
            <text:p>10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document behaviour</text:p>
          </table:table-cell>
          <table:table-cell office:value-type="float" office:value="280" table:style-name="ce17">
            <text:p>280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web api for interacting with the shell scripts</text:p>
          </table:table-cell>
          <table:table-cell office:value-type="float" office:value="285" table:style-name="ce17">
            <text:p>285</text:p>
          </table:table-cell>
          <table:table-cell office:value-type="float" office:value="13" table:style-name="ce17">
            <text:p>13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test web api</text:p>
          </table:table-cell>
          <table:table-cell office:value-type="float" office:value="298" table:style-name="ce17">
            <text:p>298</text:p>
          </table:table-cell>
          <table:table-cell office:value-type="float" office:value="18" table:style-name="ce17">
            <text:p>18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document findings</text:p>
          </table:table-cell>
          <table:table-cell office:value-type="float" office:value="315" table:style-name="ce17">
            <text:p>315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implement create vm interface</text:p>
          </table:table-cell>
          <table:table-cell office:value-type="float" office:value="319" table:style-name="ce17">
            <text:p>319</text:p>
          </table:table-cell>
          <table:table-cell office:value-type="float" office:value="13" table:style-name="ce17">
            <text:p>13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implement list vm interface</text:p>
          </table:table-cell>
          <table:table-cell office:value-type="float" office:value="331" table:style-name="ce17">
            <text:p>331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implement delete virtual machine instance interface</text:p>
          </table:table-cell>
          <table:table-cell office:value-type="float" office:value="335" table:style-name="ce17">
            <text:p>335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test create list and delete behaviour</text:p>
          </table:table-cell>
          <table:table-cell office:value-type="float" office:value="339" table:style-name="ce17">
            <text:p>339</text:p>
          </table:table-cell>
          <table:table-cell office:value-type="float" office:value="20" table:style-name="ce17">
            <text:p>20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manage ssh keys web interface implementation</text:p>
          </table:table-cell>
          <table:table-cell office:value-type="float" office:value="358" table:style-name="ce17">
            <text:p>358</text:p>
          </table:table-cell>
          <table:table-cell office:value-type="float" office:value="5" table:style-name="ce17">
            <text:p>5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install additional software interface</text:p>
          </table:table-cell>
          <table:table-cell office:value-type="float" office:value="362" table:style-name="ce17">
            <text:p>362</text:p>
          </table:table-cell>
          <table:table-cell office:value-type="float" office:value="10" table:style-name="ce17">
            <text:p>10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monitor performance with graphs interface</text:p>
          </table:table-cell>
          <table:table-cell office:value-type="float" office:value="371" table:style-name="ce17">
            <text:p>371</text:p>
          </table:table-cell>
          <table:table-cell office:value-type="float" office:value="20" table:style-name="ce17">
            <text:p>20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test ssh keys, software installation and performance monitoring</text:p>
          </table:table-cell>
          <table:table-cell office:value-type="float" office:value="390" table:style-name="ce17">
            <text:p>390</text:p>
          </table:table-cell>
          <table:table-cell office:value-type="float" office:value="20" table:style-name="ce17">
            <text:p>20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style-name="ro8">
          <table:table-cell/>
          <table:table-cell office:value-type="string" table:style-name="ce16">
            <text:p>document behavioru</text:p>
          </table:table-cell>
          <table:table-cell office:value-type="float" office:value="409" table:style-name="ce17">
            <text:p>409</text:p>
          </table:table-cell>
          <table:table-cell office:value-type="float" office:value="20" table:style-name="ce17">
            <text:p>20</text:p>
          </table:table-cell>
          <table:table-cell table:number-columns-repeated="2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number-rows-repeated="8" table:style-name="ro8">
          <table:table-cell/>
          <table:table-cell table:style-name="ce16"/>
          <table:table-cell table:number-columns-repeated="4" table:style-name="ce17"/>
          <table:table-cell table:number-columns-repeated="3" table:style-name="ce18"/>
          <table:table-cell table:style-name="ce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8"/>
          <table:table-cell table:style-name="ce38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7"/>
          <table:table-cell table:style-name="ce47"/>
          <table:table-cell table:style-name="ce49"/>
          <table:table-cell table:style-name="ce49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3"/>
          <table:table-cell table:style-name="ce53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7"/>
          <table:table-cell table:style-name="ce57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3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1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3"/>
          <table:table-cell table:style-name="ce85"/>
          <table:table-cell table:style-name="ce85"/>
          <table:table-cell table:style-name="ce87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1"/>
          <table:table-cell table:style-name="ce9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table:style-name="ce95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9"/>
          <table:table-cell table:style-name="ce99"/>
          <table:table-cell table:style-name="ce101"/>
          <table:table-cell table:style-name="ce101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3"/>
          <table:table-cell table:style-name="ce105"/>
          <table:table-cell table:style-name="ce10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11"/>
          <table:table-cell table:style-name="ce111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5"/>
          <table:table-cell table:style-name="ce115"/>
          <table:table-cell table:style-name="ce117"/>
          <table:table-cell table:style-name="ce117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1"/>
          <table:table-cell table:style-name="ce121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3"/>
          <table:table-cell table:style-name="ce125"/>
          <table:table-cell table:style-name="ce125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9"/>
          <table:table-cell table:style-name="ce129"/>
          <table:table-cell table:style-name="ce131"/>
          <table:table-cell table:style-name="ce131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3"/>
          <table:table-cell table:style-name="ce135"/>
          <table:table-cell table:style-name="ce135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7"/>
          <table:table-cell table:style-name="ce139"/>
          <table:table-cell table:style-name="ce139"/>
          <table:table-cell table:style-name="ce141"/>
          <table:table-cell table:style-name="ce141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3"/>
          <table:table-cell table:style-name="ce145"/>
          <table:table-cell table:style-name="ce145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7"/>
          <table:table-cell table:style-name="ce149"/>
          <table:table-cell table:style-name="ce149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style-name="ce151"/>
          <table:table-cell table:number-columns-repeated="15957"/>
        </table:table-row>
        <table:table-row table:number-rows-repeated="8" table:style-name="ro8">
          <table:table-cell/>
          <table:table-cell table:number-columns-repeated="16383" table:style-name="ce1"/>
        </table:table-row>
        <table:table-row table:style-name="ro1">
          <table:table-cell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30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14"/>
        </table:table-row>
        <table:table-row table:number-rows-repeated="1048494" table:style-name="ro1">
          <table:table-cell table:number-columns-repeated="16384"/>
        </table:table-row>
      </table:table>
      <table:named-expressions>
        <table:named-expression table:name="Actual" table:expression="of:=($$PeriodInActual*([project.$E1]&gt;0))*$$PeriodInPlan" table:base-cell-address="project.$A$1"/>
        <table:named-expression table:name="ActualBeyond" table:expression="of:=$$PeriodInActual*([project.$E1]&gt;0)" table:base-cell-address="project.$A$1"/>
        <table:named-expression table:name="PercentComplete" table:expression="of:=$$PercentCompleteBeyond*$$PeriodInPlan" table:base-cell-address="project.$A$1"/>
        <table:named-expression table:name="PercentCompleteBeyond" table:expression="of:=([project.A$8]=MEDIAN([project.A$8];[project.$E1];[project.$E1]+[project.$F1])*([project.$E1]&gt;0))*(([project.A$8]&lt;(INT([project.$E1]+[project.$F1]*[project.$G1])))+([project.A$8]=[project.$E1]))*([project.$G1]&gt;0)" table:base-cell-address="project.$A$1"/>
        <table:named-range table:name="period_selected" table:cell-range-address="project.$P$3" table:base-cell-address="project.$A$1"/>
        <table:named-expression table:name="PeriodInActual" table:expression="of:=[project.A$8]=MEDIAN([project.A$8];[project.$E1];[project.$E1]+[project.$F1]-1)" table:base-cell-address="project.$A$1"/>
        <table:named-expression table:name="PeriodInPlan" table:expression="of:=[project.A$8]=MEDIAN([project.A$8];[project.$C1];[project.$C1]+[project.$D1]-1)" table:base-cell-address="project.$A$1"/>
        <table:named-expression table:name="Plan" table:expression="of:=$$PeriodInPlan*([project.$C1]&gt;0)" table:base-cell-address="projec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rbel" svg:font-family="Corbe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style:style style:name="Activity" style:family="table-cell" style:data-style-name="N0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Heading_32_1" style:display-name="Heading 1" style:family="table-cell" style:data-style-name="N0">
      <style:text-properties fo:color="#735773" fo:font-size="42pt" style:font-size-asian="42pt" style:font-size-complex="42pt" fo:font-weight="bold" style:font-weight-asian="bold" style:font-weight-complex="bold"/>
    </style:style>
    <style:style style:name="Label" style:family="table-cell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Default" style:family="table-cell" style:data-style-name="N0">
      <style:table-cell-properties style:vertical-align="middle"/>
      <style:text-properties fo:color="#404040" style:font-name="Corbel" style:font-name-asian="Corbel" style:font-name-complex="Corbel" fo:font-size="11pt" style:font-size-asian="11pt" style:font-size-complex="11pt"/>
    </style:style>
    <style:style style:name="Percent_32_Complete" style:display-name="Percent Complete" style:family="table-cell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</style:style>
    <style:style style:name="Period_32_Headers" style:display-name="Period Headers" style:family="table-cell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Period_32_Highlight_32_Control" style:display-name="Period Highlight Control" style:family="table-cell" style:data-style-name="N0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Project_32_Headers" style:display-name="Project Headers" style:family="table-cell" style:data-style-name="N0">
      <style:table-cell-properties style:vertical-align="automatic" style:repeat-content="false"/>
      <style:paragraph-properties fo:text-align="center"/>
      <style:text-properties fo:color="#808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f1" style:family="table-cell">
      <style:table-cell-properties fo:border-bottom="thin solid #FFFFFF" fo:background-color="#735773"/>
    </style:style>
    <style:style style:name="cf2" style:family="table-cell">
      <style:table-cell-properties fo:border-bottom="thin solid #FFFFFF" fo:background-color="#E9AB51"/>
    </style:style>
    <style:style style:name="cf3" style:family="table-cell">
      <style:table-cell-properties fo:border-bottom="thin solid #FFFFFF"/>
    </style:style>
    <style:style style:name="cf4" style:family="table-cell">
      <style:table-cell-properties fo:border-bottom="thin solid #FFFFFF"/>
    </style:style>
    <style:style style:name="cf5" style:family="table-cell">
      <style:table-cell-properties fo:border-bottom="thin solid #FFFFFF"/>
    </style:style>
    <style:style style:name="cf6" style:family="table-cell">
      <style:table-cell-properties fo:border-bottom="thin solid #F7DEB9" fo:border-left="thin solid #D1881B" fo:border-right="thin solid #D1881B" fo:background-color="#F7DEB9"/>
    </style:style>
    <style:style style:name="cf7" style:family="table-cell">
      <style:table-cell-properties fo:border-bottom="thin solid #FFFFFF" fo:background-color="#F2F2F2"/>
    </style:style>
    <style:style style:name="cf8" style:family="table-cell">
      <style:table-cell-properties fo:border-bottom="thin solid #FFFFFF" fo:background-color="#FFFFFF"/>
    </style:style>
    <style:style style:name="cf9" style:family="table-cell">
      <style:table-cell-properties fo:border-top="thin solid #735773"/>
    </style:style>
    <style:style style:name="cf10" style:family="table-cell">
      <style:table-cell-properties fo:border-bottom="thin solid #735773" fo:border-left="thin solid #D1881B" fo:border-right="thin solid #D1881B" fo:background-color="#F7DEB9"/>
    </style:style>
    <style:default-style style:family="graphic">
      <style:graphic-properties draw:fill="solid" draw:fill-color="#17618f" draw:opacity="100%" draw:stroke="solid" svg:stroke-width="0.02778in" svg:stroke-color="#0e4568" svg:stroke-opacity="100%" svg:stroke-linecap="butt"/>
    </style:default-style>
  </office:styles>
  <office:automatic-styles>
    <style:page-layout style:name="pm1">
      <style:page-layout-properties fo:margin-top="0.3in" fo:margin-bottom="0.3in" fo:margin-left="0.45in" fo:margin-right="0.45in" style:print-orientation="landscape" style:print-page-order="ttb" style:first-page-number="continue" style:scale-to="42%" style:table-centering="none" style:print="objects charts drawings"/>
      <style:header-style>
        <style:header-footer-properties fo:min-height="0.2in" fo:margin-left="0.45in" fo:margin-right="0.45in" fo:margin-bottom="0in"/>
      </style:header-style>
      <style:footer-style>
        <style:header-footer-properties fo:min-height="0.2in" fo:margin-left="0.45in" fo:margin-right="0.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title>Project planner Gantt</dc:title>
    <meta:initial-creator/>
    <dc:creator/>
    <meta:creation-date>2016-10-29T21:16:56Z</meta:creation-date>
    <dc:date>2016-10-30T11:45:13Z</dc:date>
    <meta:user-defined meta:name="_TemplateID">TC028876019991</meta:user-defined>
  </office:meta>
</office:document-meta>
</file>